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92.1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0820" table:style-name="ta1">
        <table:shapes>
          <draw:frame draw:z-index="0" draw:style-name="gr1" draw:text-style-name="P1" svg:width="697.38pt" svg:height="392.26pt" svg:x="60.86pt" svg:y="123.31pt">
            <draw:object draw:notify-on-update-of-ranges="summary_0820.B1:summary_0820.GS1 summary_0820.B2:summary_0820.GS2 summary_0820.B3:summary_0820.GS3 summary_0820.B4:summary_0820.GS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flu regret</svg:titl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3" table:default-cell-style-name="Default"/>
        <table:table-column table:style-name="co2" table:default-cell-style-name="Default"/>
        <table:table-column table:style-name="co3" table:number-columns-repeated="15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number-columns-repeated="15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15" table:default-cell-style-name="Default"/>
        <table:table-column table:style-name="co2" table:number-columns-repeated="3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column table:style-name="co2" table:number-columns-repeated="2" table:default-cell-style-name="Default"/>
        <table:table-column table:style-name="co3" table:number-columns-repeated="9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GPUCB</text:p>
          </table:table-cell>
          <table:table-cell office:value-type="float" office:value="13.0021376101124" calcext:value-type="float">
            <text:p>13.0021376101124</text:p>
          </table:table-cell>
          <table:table-cell office:value-type="float" office:value="7.71679553859567" calcext:value-type="float">
            <text:p>7.71679553859567</text:p>
          </table:table-cell>
          <table:table-cell office:value-type="float" office:value="6.64982701061582" calcext:value-type="float">
            <text:p>6.64982701061582</text:p>
          </table:table-cell>
          <table:table-cell office:value-type="float" office:value="5.62301900166123" calcext:value-type="float">
            <text:p>5.62301900166123</text:p>
          </table:table-cell>
          <table:table-cell office:value-type="float" office:value="4.99417774975102" calcext:value-type="float">
            <text:p>4.99417774975102</text:p>
          </table:table-cell>
          <table:table-cell office:value-type="float" office:value="4.76944100948205" calcext:value-type="float">
            <text:p>4.76944100948205</text:p>
          </table:table-cell>
          <table:table-cell office:value-type="float" office:value="4.42366621797437" calcext:value-type="float">
            <text:p>4.42366621797437</text:p>
          </table:table-cell>
          <table:table-cell office:value-type="float" office:value="4.15011329547219" calcext:value-type="float">
            <text:p>4.15011329547219</text:p>
          </table:table-cell>
          <table:table-cell office:value-type="float" office:value="3.9099779132401" calcext:value-type="float">
            <text:p>3.9099779132401</text:p>
          </table:table-cell>
          <table:table-cell office:value-type="float" office:value="3.86230397278975" calcext:value-type="float">
            <text:p>3.86230397278975</text:p>
          </table:table-cell>
          <table:table-cell office:value-type="float" office:value="3.76257739139642" calcext:value-type="float">
            <text:p>3.76257739139642</text:p>
          </table:table-cell>
          <table:table-cell office:value-type="float" office:value="3.6144623465409" calcext:value-type="float">
            <text:p>3.6144623465409</text:p>
          </table:table-cell>
          <table:table-cell office:value-type="float" office:value="3.57771848855926" calcext:value-type="float">
            <text:p>3.57771848855926</text:p>
          </table:table-cell>
          <table:table-cell office:value-type="float" office:value="3.52421819119582" calcext:value-type="float">
            <text:p>3.52421819119582</text:p>
          </table:table-cell>
          <table:table-cell office:value-type="float" office:value="3.5259122926374" calcext:value-type="float">
            <text:p>3.5259122926374</text:p>
          </table:table-cell>
          <table:table-cell office:value-type="float" office:value="3.46584809664741" calcext:value-type="float">
            <text:p>3.46584809664741</text:p>
          </table:table-cell>
          <table:table-cell office:value-type="float" office:value="3.49687614091759" calcext:value-type="float">
            <text:p>3.49687614091759</text:p>
          </table:table-cell>
          <table:table-cell office:value-type="float" office:value="3.50097919205507" calcext:value-type="float">
            <text:p>3.50097919205507</text:p>
          </table:table-cell>
          <table:table-cell office:value-type="float" office:value="3.53596933964876" calcext:value-type="float">
            <text:p>3.53596933964876</text:p>
          </table:table-cell>
          <table:table-cell office:value-type="float" office:value="3.52382846386852" calcext:value-type="float">
            <text:p>3.52382846386852</text:p>
          </table:table-cell>
          <table:table-cell office:value-type="float" office:value="3.59242392221721" calcext:value-type="float">
            <text:p>3.59242392221721</text:p>
          </table:table-cell>
          <table:table-cell office:value-type="float" office:value="3.73650537249754" calcext:value-type="float">
            <text:p>3.73650537249754</text:p>
          </table:table-cell>
          <table:table-cell office:value-type="float" office:value="3.73628491829124" calcext:value-type="float">
            <text:p>3.73628491829124</text:p>
          </table:table-cell>
          <table:table-cell office:value-type="float" office:value="3.70068749737959" calcext:value-type="float">
            <text:p>3.70068749737959</text:p>
          </table:table-cell>
          <table:table-cell office:value-type="float" office:value="3.746615049513" calcext:value-type="float">
            <text:p>3.746615049513</text:p>
          </table:table-cell>
          <table:table-cell office:value-type="float" office:value="3.74766441610305" calcext:value-type="float">
            <text:p>3.74766441610305</text:p>
          </table:table-cell>
          <table:table-cell office:value-type="float" office:value="3.86258650753196" calcext:value-type="float">
            <text:p>3.86258650753196</text:p>
          </table:table-cell>
          <table:table-cell office:value-type="float" office:value="3.86452494537554" calcext:value-type="float">
            <text:p>3.86452494537554</text:p>
          </table:table-cell>
          <table:table-cell office:value-type="float" office:value="3.90293607944783" calcext:value-type="float">
            <text:p>3.90293607944783</text:p>
          </table:table-cell>
          <table:table-cell office:value-type="float" office:value="3.95554046361337" calcext:value-type="float">
            <text:p>3.95554046361337</text:p>
          </table:table-cell>
          <table:table-cell office:value-type="float" office:value="3.95259670974483" calcext:value-type="float">
            <text:p>3.95259670974483</text:p>
          </table:table-cell>
          <table:table-cell office:value-type="float" office:value="3.97424359916339" calcext:value-type="float">
            <text:p>3.97424359916339</text:p>
          </table:table-cell>
          <table:table-cell office:value-type="float" office:value="4.06143892435024" calcext:value-type="float">
            <text:p>4.06143892435024</text:p>
          </table:table-cell>
          <table:table-cell office:value-type="float" office:value="4.06409396902303" calcext:value-type="float">
            <text:p>4.06409396902303</text:p>
          </table:table-cell>
          <table:table-cell office:value-type="float" office:value="4.11799359557618" calcext:value-type="float">
            <text:p>4.11799359557618</text:p>
          </table:table-cell>
          <table:table-cell office:value-type="float" office:value="4.12732215823055" calcext:value-type="float">
            <text:p>4.12732215823055</text:p>
          </table:table-cell>
          <table:table-cell office:value-type="float" office:value="4.17346856221109" calcext:value-type="float">
            <text:p>4.17346856221109</text:p>
          </table:table-cell>
          <table:table-cell office:value-type="float" office:value="4.19442114987807" calcext:value-type="float">
            <text:p>4.19442114987807</text:p>
          </table:table-cell>
          <table:table-cell office:value-type="float" office:value="4.25428998803043" calcext:value-type="float">
            <text:p>4.25428998803043</text:p>
          </table:table-cell>
          <table:table-cell office:value-type="float" office:value="4.29144034677423" calcext:value-type="float">
            <text:p>4.29144034677423</text:p>
          </table:table-cell>
          <table:table-cell office:value-type="float" office:value="4.320237095896" calcext:value-type="float">
            <text:p>4.320237095896</text:p>
          </table:table-cell>
          <table:table-cell office:value-type="float" office:value="4.38054174730227" calcext:value-type="float">
            <text:p>4.38054174730227</text:p>
          </table:table-cell>
          <table:table-cell office:value-type="float" office:value="4.42429964896919" calcext:value-type="float">
            <text:p>4.42429964896919</text:p>
          </table:table-cell>
          <table:table-cell office:value-type="float" office:value="4.45755137009231" calcext:value-type="float">
            <text:p>4.45755137009231</text:p>
          </table:table-cell>
          <table:table-cell office:value-type="float" office:value="4.4686184292993" calcext:value-type="float">
            <text:p>4.4686184292993</text:p>
          </table:table-cell>
          <table:table-cell office:value-type="float" office:value="4.52378168226544" calcext:value-type="float">
            <text:p>4.52378168226544</text:p>
          </table:table-cell>
          <table:table-cell office:value-type="float" office:value="4.52159257400871" calcext:value-type="float">
            <text:p>4.52159257400871</text:p>
          </table:table-cell>
          <table:table-cell office:value-type="float" office:value="4.53229644479574" calcext:value-type="float">
            <text:p>4.53229644479574</text:p>
          </table:table-cell>
          <table:table-cell office:value-type="float" office:value="4.53533496745315" calcext:value-type="float">
            <text:p>4.53533496745315</text:p>
          </table:table-cell>
          <table:table-cell office:value-type="float" office:value="4.55495140560685" calcext:value-type="float">
            <text:p>4.55495140560685</text:p>
          </table:table-cell>
          <table:table-cell office:value-type="float" office:value="4.61074495519771" calcext:value-type="float">
            <text:p>4.61074495519771</text:p>
          </table:table-cell>
          <table:table-cell office:value-type="float" office:value="4.5867212617032" calcext:value-type="float">
            <text:p>4.5867212617032</text:p>
          </table:table-cell>
          <table:table-cell office:value-type="float" office:value="4.59238684722054" calcext:value-type="float">
            <text:p>4.59238684722054</text:p>
          </table:table-cell>
          <table:table-cell office:value-type="float" office:value="4.66065954239414" calcext:value-type="float">
            <text:p>4.66065954239414</text:p>
          </table:table-cell>
          <table:table-cell office:value-type="float" office:value="4.70478495107837" calcext:value-type="float">
            <text:p>4.70478495107837</text:p>
          </table:table-cell>
          <table:table-cell office:value-type="float" office:value="4.73926646465825" calcext:value-type="float">
            <text:p>4.73926646465825</text:p>
          </table:table-cell>
          <table:table-cell office:value-type="float" office:value="4.78962387762777" calcext:value-type="float">
            <text:p>4.78962387762777</text:p>
          </table:table-cell>
          <table:table-cell office:value-type="float" office:value="4.82013515726521" calcext:value-type="float">
            <text:p>4.82013515726521</text:p>
          </table:table-cell>
          <table:table-cell office:value-type="float" office:value="4.84990831543905" calcext:value-type="float">
            <text:p>4.84990831543905</text:p>
          </table:table-cell>
          <table:table-cell office:value-type="float" office:value="4.89462666298994" calcext:value-type="float">
            <text:p>4.89462666298994</text:p>
          </table:table-cell>
          <table:table-cell office:value-type="float" office:value="4.89634665040405" calcext:value-type="float">
            <text:p>4.89634665040405</text:p>
          </table:table-cell>
          <table:table-cell office:value-type="float" office:value="4.88546330113762" calcext:value-type="float">
            <text:p>4.88546330113762</text:p>
          </table:table-cell>
          <table:table-cell office:value-type="float" office:value="4.91363075638224" calcext:value-type="float">
            <text:p>4.91363075638224</text:p>
          </table:table-cell>
          <table:table-cell office:value-type="float" office:value="4.92610581768528" calcext:value-type="float">
            <text:p>4.92610581768528</text:p>
          </table:table-cell>
          <table:table-cell office:value-type="float" office:value="4.8989478008458" calcext:value-type="float">
            <text:p>4.8989478008458</text:p>
          </table:table-cell>
          <table:table-cell office:value-type="float" office:value="4.89167675819683" calcext:value-type="float">
            <text:p>4.89167675819683</text:p>
          </table:table-cell>
          <table:table-cell office:value-type="float" office:value="4.94427653675519" calcext:value-type="float">
            <text:p>4.94427653675519</text:p>
          </table:table-cell>
          <table:table-cell office:value-type="float" office:value="4.94244797900233" calcext:value-type="float">
            <text:p>4.94244797900233</text:p>
          </table:table-cell>
          <table:table-cell office:value-type="float" office:value="4.97737397880883" calcext:value-type="float">
            <text:p>4.97737397880883</text:p>
          </table:table-cell>
          <table:table-cell office:value-type="float" office:value="4.97606286277592" calcext:value-type="float">
            <text:p>4.97606286277592</text:p>
          </table:table-cell>
          <table:table-cell office:value-type="float" office:value="4.97568732699596" calcext:value-type="float">
            <text:p>4.97568732699596</text:p>
          </table:table-cell>
          <table:table-cell office:value-type="float" office:value="4.99683270982929" calcext:value-type="float">
            <text:p>4.99683270982929</text:p>
          </table:table-cell>
          <table:table-cell office:value-type="float" office:value="4.97065606753321" calcext:value-type="float">
            <text:p>4.97065606753321</text:p>
          </table:table-cell>
          <table:table-cell office:value-type="float" office:value="4.96402689629774" calcext:value-type="float">
            <text:p>4.96402689629774</text:p>
          </table:table-cell>
          <table:table-cell office:value-type="float" office:value="4.98104510572441" calcext:value-type="float">
            <text:p>4.98104510572441</text:p>
          </table:table-cell>
          <table:table-cell office:value-type="float" office:value="4.99866987432644" calcext:value-type="float">
            <text:p>4.99866987432644</text:p>
          </table:table-cell>
          <table:table-cell office:value-type="float" office:value="5.00322310441393" calcext:value-type="float">
            <text:p>5.00322310441393</text:p>
          </table:table-cell>
          <table:table-cell office:value-type="float" office:value="5.02328613911515" calcext:value-type="float">
            <text:p>5.02328613911515</text:p>
          </table:table-cell>
          <table:table-cell office:value-type="float" office:value="5.00017987969062" calcext:value-type="float">
            <text:p>5.00017987969062</text:p>
          </table:table-cell>
          <table:table-cell office:value-type="float" office:value="4.99079253877085" calcext:value-type="float">
            <text:p>4.99079253877085</text:p>
          </table:table-cell>
          <table:table-cell office:value-type="float" office:value="4.97171037040741" calcext:value-type="float">
            <text:p>4.97171037040741</text:p>
          </table:table-cell>
          <table:table-cell office:value-type="float" office:value="4.95725065587145" calcext:value-type="float">
            <text:p>4.95725065587145</text:p>
          </table:table-cell>
          <table:table-cell office:value-type="float" office:value="4.92357472819472" calcext:value-type="float">
            <text:p>4.92357472819472</text:p>
          </table:table-cell>
          <table:table-cell office:value-type="float" office:value="4.9095384778126" calcext:value-type="float">
            <text:p>4.9095384778126</text:p>
          </table:table-cell>
          <table:table-cell office:value-type="float" office:value="4.91486662200906" calcext:value-type="float">
            <text:p>4.91486662200906</text:p>
          </table:table-cell>
          <table:table-cell office:value-type="float" office:value="4.87599783900227" calcext:value-type="float">
            <text:p>4.87599783900227</text:p>
          </table:table-cell>
          <table:table-cell office:value-type="float" office:value="4.84664384737673" calcext:value-type="float">
            <text:p>4.84664384737673</text:p>
          </table:table-cell>
          <table:table-cell office:value-type="float" office:value="4.8438574452733" calcext:value-type="float">
            <text:p>4.8438574452733</text:p>
          </table:table-cell>
          <table:table-cell office:value-type="float" office:value="4.83701717432895" calcext:value-type="float">
            <text:p>4.83701717432895</text:p>
          </table:table-cell>
          <table:table-cell office:value-type="float" office:value="4.82525772331876" calcext:value-type="float">
            <text:p>4.82525772331876</text:p>
          </table:table-cell>
          <table:table-cell office:value-type="float" office:value="4.80252145474561" calcext:value-type="float">
            <text:p>4.80252145474561</text:p>
          </table:table-cell>
          <table:table-cell office:value-type="float" office:value="4.80667853353308" calcext:value-type="float">
            <text:p>4.80667853353308</text:p>
          </table:table-cell>
          <table:table-cell office:value-type="float" office:value="4.78498160314656" calcext:value-type="float">
            <text:p>4.78498160314656</text:p>
          </table:table-cell>
          <table:table-cell office:value-type="float" office:value="4.7716625817175" calcext:value-type="float">
            <text:p>4.7716625817175</text:p>
          </table:table-cell>
          <table:table-cell office:value-type="float" office:value="4.74292175837209" calcext:value-type="float">
            <text:p>4.74292175837209</text:p>
          </table:table-cell>
          <table:table-cell office:value-type="float" office:value="4.7183609082823" calcext:value-type="float">
            <text:p>4.7183609082823</text:p>
          </table:table-cell>
          <table:table-cell office:value-type="float" office:value="4.68565019271925" calcext:value-type="float">
            <text:p>4.68565019271925</text:p>
          </table:table-cell>
          <table:table-cell office:value-type="float" office:value="4.65319525997539" calcext:value-type="float">
            <text:p>4.65319525997539</text:p>
          </table:table-cell>
          <table:table-cell office:value-type="float" office:value="4.64704682307012" calcext:value-type="float">
            <text:p>4.64704682307012</text:p>
          </table:table-cell>
          <table:table-cell office:value-type="float" office:value="4.63750950511705" calcext:value-type="float">
            <text:p>4.63750950511705</text:p>
          </table:table-cell>
          <table:table-cell office:value-type="float" office:value="4.63345769570472" calcext:value-type="float">
            <text:p>4.63345769570472</text:p>
          </table:table-cell>
          <table:table-cell office:value-type="float" office:value="4.61779047055739" calcext:value-type="float">
            <text:p>4.61779047055739</text:p>
          </table:table-cell>
          <table:table-cell office:value-type="float" office:value="4.58375625269704" calcext:value-type="float">
            <text:p>4.58375625269704</text:p>
          </table:table-cell>
          <table:table-cell office:value-type="float" office:value="4.57262670788196" calcext:value-type="float">
            <text:p>4.57262670788196</text:p>
          </table:table-cell>
          <table:table-cell office:value-type="float" office:value="4.55882199143864" calcext:value-type="float">
            <text:p>4.55882199143864</text:p>
          </table:table-cell>
          <table:table-cell office:value-type="float" office:value="4.53454497666749" calcext:value-type="float">
            <text:p>4.53454497666749</text:p>
          </table:table-cell>
          <table:table-cell office:value-type="float" office:value="4.52204048683245" calcext:value-type="float">
            <text:p>4.52204048683245</text:p>
          </table:table-cell>
          <table:table-cell office:value-type="float" office:value="4.49836219194062" calcext:value-type="float">
            <text:p>4.49836219194062</text:p>
          </table:table-cell>
          <table:table-cell office:value-type="float" office:value="4.47658891738708" calcext:value-type="float">
            <text:p>4.47658891738708</text:p>
          </table:table-cell>
          <table:table-cell office:value-type="float" office:value="4.46342671400884" calcext:value-type="float">
            <text:p>4.46342671400884</text:p>
          </table:table-cell>
          <table:table-cell office:value-type="float" office:value="4.44503009415723" calcext:value-type="float">
            <text:p>4.44503009415723</text:p>
          </table:table-cell>
          <table:table-cell office:value-type="float" office:value="4.42531117133617" calcext:value-type="float">
            <text:p>4.42531117133617</text:p>
          </table:table-cell>
          <table:table-cell office:value-type="float" office:value="4.41142420585897" calcext:value-type="float">
            <text:p>4.41142420585897</text:p>
          </table:table-cell>
          <table:table-cell office:value-type="float" office:value="4.38074705343457" calcext:value-type="float">
            <text:p>4.38074705343457</text:p>
          </table:table-cell>
          <table:table-cell office:value-type="float" office:value="4.35535897321213" calcext:value-type="float">
            <text:p>4.35535897321213</text:p>
          </table:table-cell>
          <table:table-cell office:value-type="float" office:value="4.32543595017903" calcext:value-type="float">
            <text:p>4.32543595017903</text:p>
          </table:table-cell>
          <table:table-cell office:value-type="float" office:value="4.3009227348771" calcext:value-type="float">
            <text:p>4.3009227348771</text:p>
          </table:table-cell>
          <table:table-cell office:value-type="float" office:value="4.28037274915607" calcext:value-type="float">
            <text:p>4.28037274915607</text:p>
          </table:table-cell>
          <table:table-cell office:value-type="float" office:value="4.25554902859908" calcext:value-type="float">
            <text:p>4.25554902859908</text:p>
          </table:table-cell>
          <table:table-cell office:value-type="float" office:value="4.23215196576282" calcext:value-type="float">
            <text:p>4.23215196576282</text:p>
          </table:table-cell>
          <table:table-cell office:value-type="float" office:value="4.20822614928" calcext:value-type="float">
            <text:p>4.20822614928</text:p>
          </table:table-cell>
          <table:table-cell office:value-type="float" office:value="4.17883765596584" calcext:value-type="float">
            <text:p>4.17883765596584</text:p>
          </table:table-cell>
          <table:table-cell office:value-type="float" office:value="4.14866753547407" calcext:value-type="float">
            <text:p>4.14866753547407</text:p>
          </table:table-cell>
          <table:table-cell office:value-type="float" office:value="4.12859551433629" calcext:value-type="float">
            <text:p>4.12859551433629</text:p>
          </table:table-cell>
          <table:table-cell office:value-type="float" office:value="4.1003585361078" calcext:value-type="float">
            <text:p>4.1003585361078</text:p>
          </table:table-cell>
          <table:table-cell office:value-type="float" office:value="4.07192904150347" calcext:value-type="float">
            <text:p>4.07192904150347</text:p>
          </table:table-cell>
          <table:table-cell office:value-type="float" office:value="4.04348465078297" calcext:value-type="float">
            <text:p>4.04348465078297</text:p>
          </table:table-cell>
          <table:table-cell office:value-type="float" office:value="4.01507666159536" calcext:value-type="float">
            <text:p>4.01507666159536</text:p>
          </table:table-cell>
          <table:table-cell office:value-type="float" office:value="3.98793326114978" calcext:value-type="float">
            <text:p>3.98793326114978</text:p>
          </table:table-cell>
          <table:table-cell office:value-type="float" office:value="3.96011655434741" calcext:value-type="float">
            <text:p>3.96011655434741</text:p>
          </table:table-cell>
          <table:table-cell office:value-type="float" office:value="3.93382262117868" calcext:value-type="float">
            <text:p>3.93382262117868</text:p>
          </table:table-cell>
          <table:table-cell office:value-type="float" office:value="3.90720280843204" calcext:value-type="float">
            <text:p>3.90720280843204</text:p>
          </table:table-cell>
          <table:table-cell office:value-type="float" office:value="3.88094546507629" calcext:value-type="float">
            <text:p>3.88094546507629</text:p>
          </table:table-cell>
          <table:table-cell office:value-type="float" office:value="3.85437906945493" calcext:value-type="float">
            <text:p>3.85437906945493</text:p>
          </table:table-cell>
          <table:table-cell office:value-type="float" office:value="3.82913097565799" calcext:value-type="float">
            <text:p>3.82913097565799</text:p>
          </table:table-cell>
          <table:table-cell office:value-type="float" office:value="3.81354563043738" calcext:value-type="float">
            <text:p>3.81354563043738</text:p>
          </table:table-cell>
          <table:table-cell office:value-type="float" office:value="3.78944224916039" calcext:value-type="float">
            <text:p>3.78944224916039</text:p>
          </table:table-cell>
          <table:table-cell office:value-type="float" office:value="3.77155450306113" calcext:value-type="float">
            <text:p>3.77155450306113</text:p>
          </table:table-cell>
          <table:table-cell office:value-type="float" office:value="3.74866855769756" calcext:value-type="float">
            <text:p>3.74866855769756</text:p>
          </table:table-cell>
          <table:table-cell office:value-type="float" office:value="3.72522804957631" calcext:value-type="float">
            <text:p>3.72522804957631</text:p>
          </table:table-cell>
          <table:table-cell office:value-type="float" office:value="3.70889232451103" calcext:value-type="float">
            <text:p>3.70889232451103</text:p>
          </table:table-cell>
          <table:table-cell office:value-type="float" office:value="3.68526421592145" calcext:value-type="float">
            <text:p>3.68526421592145</text:p>
          </table:table-cell>
          <table:table-cell office:value-type="float" office:value="3.66242308941569" calcext:value-type="float">
            <text:p>3.66242308941569</text:p>
          </table:table-cell>
          <table:table-cell office:value-type="float" office:value="3.64060953641362" calcext:value-type="float">
            <text:p>3.64060953641362</text:p>
          </table:table-cell>
          <table:table-cell office:value-type="float" office:value="3.62781284653938" calcext:value-type="float">
            <text:p>3.62781284653938</text:p>
          </table:table-cell>
          <table:table-cell office:value-type="float" office:value="3.60749141058536" calcext:value-type="float">
            <text:p>3.60749141058536</text:p>
          </table:table-cell>
          <table:table-cell office:value-type="float" office:value="3.58631831298351" calcext:value-type="float">
            <text:p>3.58631831298351</text:p>
          </table:table-cell>
          <table:table-cell office:value-type="float" office:value="3.56465168897091" calcext:value-type="float">
            <text:p>3.56465168897091</text:p>
          </table:table-cell>
          <table:table-cell office:value-type="float" office:value="3.54327786251159" calcext:value-type="float">
            <text:p>3.54327786251159</text:p>
          </table:table-cell>
          <table:table-cell office:value-type="float" office:value="3.52195512192453" calcext:value-type="float">
            <text:p>3.52195512192453</text:p>
          </table:table-cell>
          <table:table-cell office:value-type="float" office:value="3.50075741962301" calcext:value-type="float">
            <text:p>3.50075741962301</text:p>
          </table:table-cell>
          <table:table-cell office:value-type="float" office:value="3.48050335050402" calcext:value-type="float">
            <text:p>3.48050335050402</text:p>
          </table:table-cell>
          <table:table-cell office:value-type="float" office:value="3.47467666255234" calcext:value-type="float">
            <text:p>3.47467666255234</text:p>
          </table:table-cell>
          <table:table-cell office:value-type="float" office:value="3.46148291537051" calcext:value-type="float">
            <text:p>3.46148291537051</text:p>
          </table:table-cell>
          <table:table-cell office:value-type="float" office:value="3.44888552316117" calcext:value-type="float">
            <text:p>3.44888552316117</text:p>
          </table:table-cell>
          <table:table-cell office:value-type="float" office:value="3.42941910926365" calcext:value-type="float">
            <text:p>3.42941910926365</text:p>
          </table:table-cell>
          <table:table-cell office:value-type="float" office:value="3.41529565518528" calcext:value-type="float">
            <text:p>3.41529565518528</text:p>
          </table:table-cell>
          <table:table-cell office:value-type="float" office:value="3.3959189683291" calcext:value-type="float">
            <text:p>3.3959189683291</text:p>
          </table:table-cell>
          <table:table-cell office:value-type="float" office:value="3.37661689777604" calcext:value-type="float">
            <text:p>3.37661689777604</text:p>
          </table:table-cell>
          <table:table-cell office:value-type="float" office:value="3.35790817367295" calcext:value-type="float">
            <text:p>3.35790817367295</text:p>
          </table:table-cell>
          <table:table-cell office:value-type="float" office:value="3.34013839759176" calcext:value-type="float">
            <text:p>3.34013839759176</text:p>
          </table:table-cell>
          <table:table-cell office:value-type="float" office:value="3.3276971873647" calcext:value-type="float">
            <text:p>3.3276971873647</text:p>
          </table:table-cell>
          <table:table-cell office:value-type="float" office:value="3.31013325302758" calcext:value-type="float">
            <text:p>3.31013325302758</text:p>
          </table:table-cell>
          <table:table-cell office:value-type="float" office:value="3.29209092670436" calcext:value-type="float">
            <text:p>3.29209092670436</text:p>
          </table:table-cell>
          <table:table-cell office:value-type="float" office:value="3.27448013132946" calcext:value-type="float">
            <text:p>3.27448013132946</text:p>
          </table:table-cell>
          <table:table-cell office:value-type="float" office:value="3.25700987112779" calcext:value-type="float">
            <text:p>3.25700987112779</text:p>
          </table:table-cell>
          <table:table-cell office:value-type="float" office:value="3.24005586767984" calcext:value-type="float">
            <text:p>3.24005586767984</text:p>
          </table:table-cell>
          <table:table-cell office:value-type="float" office:value="3.22317823429593" calcext:value-type="float">
            <text:p>3.22317823429593</text:p>
          </table:table-cell>
          <table:table-cell office:value-type="float" office:value="3.20609341887049" calcext:value-type="float">
            <text:p>3.20609341887049</text:p>
          </table:table-cell>
          <table:table-cell office:value-type="float" office:value="3.18925372227772" calcext:value-type="float">
            <text:p>3.18925372227772</text:p>
          </table:table-cell>
          <table:table-cell office:value-type="float" office:value="3.17300608305035" calcext:value-type="float">
            <text:p>3.17300608305035</text:p>
          </table:table-cell>
          <table:table-cell office:value-type="float" office:value="3.15663532219954" calcext:value-type="float">
            <text:p>3.15663532219954</text:p>
          </table:table-cell>
          <table:table-cell office:value-type="float" office:value="3.14727699577117" calcext:value-type="float">
            <text:p>3.14727699577117</text:p>
          </table:table-cell>
          <table:table-cell office:value-type="float" office:value="3.13157283086392" calcext:value-type="float">
            <text:p>3.13157283086392</text:p>
          </table:table-cell>
          <table:table-cell office:value-type="float" office:value="3.11611464294683" calcext:value-type="float">
            <text:p>3.11611464294683</text:p>
          </table:table-cell>
          <table:table-cell office:value-type="float" office:value="3.10035166124904" calcext:value-type="float">
            <text:p>3.10035166124904</text:p>
          </table:table-cell>
          <table:table-cell office:value-type="float" office:value="3.08500071581871" calcext:value-type="float">
            <text:p>3.08500071581871</text:p>
          </table:table-cell>
          <table:table-cell office:value-type="float" office:value="3.06980372296395" calcext:value-type="float">
            <text:p>3.06980372296395</text:p>
          </table:table-cell>
          <table:table-cell office:value-type="float" office:value="3.05453937309575" calcext:value-type="float">
            <text:p>3.05453937309575</text:p>
          </table:table-cell>
          <table:table-cell office:value-type="float" office:value="3.04023989668701" calcext:value-type="float">
            <text:p>3.04023989668701</text:p>
          </table:table-cell>
          <table:table-cell office:value-type="float" office:value="3.0308774473876" calcext:value-type="float">
            <text:p>3.0308774473876</text:p>
          </table:table-cell>
          <table:table-cell office:value-type="float" office:value="3.01627521684207" calcext:value-type="float">
            <text:p>3.01627521684207</text:p>
          </table:table-cell>
          <table:table-cell office:value-type="float" office:value="3.00246037878119" calcext:value-type="float">
            <text:p>3.00246037878119</text:p>
          </table:table-cell>
          <table:table-cell office:value-type="float" office:value="2.98848116548183" calcext:value-type="float">
            <text:p>2.98848116548183</text:p>
          </table:table-cell>
          <table:table-cell office:value-type="float" office:value="2.97995568901495" calcext:value-type="float">
            <text:p>2.97995568901495</text:p>
          </table:table-cell>
          <table:table-cell office:value-type="float" office:value="2.96559109849991" calcext:value-type="float">
            <text:p>2.96559109849991</text:p>
          </table:table-cell>
          <table:table-cell office:value-type="float" office:value="2.95739055849172" calcext:value-type="float">
            <text:p>2.95739055849172</text:p>
          </table:table-cell>
          <table:table-cell office:value-type="float" office:value="2.94370046894035" calcext:value-type="float">
            <text:p>2.94370046894035</text:p>
          </table:table-cell>
          <table:table-cell office:value-type="float" office:value="2.9300271135694" calcext:value-type="float">
            <text:p>2.9300271135694</text:p>
          </table:table-cell>
          <table:table-cell office:value-type="float" office:value="2.91637835796895" calcext:value-type="float">
            <text:p>2.91637835796895</text:p>
          </table:table-cell>
          <table:table-cell office:value-type="float" office:value="2.90303792550581" calcext:value-type="float">
            <text:p>2.90303792550581</text:p>
          </table:table-cell>
          <table:table-cell office:value-type="float" office:value="2.88974369632193" calcext:value-type="float">
            <text:p>2.88974369632193</text:p>
          </table:table-cell>
          <table:table-cell office:value-type="float" office:value="2.87662033239465" calcext:value-type="float">
            <text:p>2.87662033239465</text:p>
          </table:table-cell>
          <table:table-cell office:value-type="float" office:value="2.86381103327124" calcext:value-type="float">
            <text:p>2.86381103327124</text:p>
          </table:table-cell>
          <table:table-cell office:value-type="float" office:value="2.85078666109312" calcext:value-type="float">
            <text:p>2.85078666109312</text:p>
          </table:table-cell>
          <table:table-cell office:value-type="float" office:value="2.83818293401725" calcext:value-type="float">
            <text:p>2.83818293401725</text:p>
          </table:table-cell>
          <table:table-cell office:value-type="float" office:value="2.82595728906361" calcext:value-type="float">
            <text:p>2.82595728906361</text:p>
          </table:table-cell>
          <table:table-cell office:value-type="float" office:value="2.81362480428476" calcext:value-type="float">
            <text:p>2.81362480428476</text:p>
          </table:table-cell>
          <table:table-cell office:value-type="float" office:value="2.80142818139326" calcext:value-type="float">
            <text:p>2.80142818139326</text:p>
          </table:table-cell>
          <table:table-cell office:value-type="float" office:value="2.78954041804979" calcext:value-type="float">
            <text:p>2.78954041804979</text:p>
          </table:table-cell>
        </table:table-row>
        <table:table-row table:style-name="ro1">
          <table:table-cell office:value-type="string" calcext:value-type="string">
            <text:p>decomposedGPUCB</text:p>
          </table:table-cell>
          <table:table-cell office:value-type="float" office:value="13.0481267981206" calcext:value-type="float">
            <text:p>13.0481267981206</text:p>
          </table:table-cell>
          <table:table-cell office:value-type="float" office:value="8.4524420187699" calcext:value-type="float">
            <text:p>8.4524420187699</text:p>
          </table:table-cell>
          <table:table-cell office:value-type="float" office:value="7.86645476996787" calcext:value-type="float">
            <text:p>7.86645476996787</text:p>
          </table:table-cell>
          <table:table-cell office:value-type="float" office:value="7.78880033010957" calcext:value-type="float">
            <text:p>7.78880033010957</text:p>
          </table:table-cell>
          <table:table-cell office:value-type="float" office:value="7.61114379073997" calcext:value-type="float">
            <text:p>7.61114379073997</text:p>
          </table:table-cell>
          <table:table-cell office:value-type="float" office:value="7.3477646192823" calcext:value-type="float">
            <text:p>7.3477646192823</text:p>
          </table:table-cell>
          <table:table-cell office:value-type="float" office:value="7.12504362486512" calcext:value-type="float">
            <text:p>7.12504362486512</text:p>
          </table:table-cell>
          <table:table-cell office:value-type="float" office:value="7.02988862047439" calcext:value-type="float">
            <text:p>7.02988862047439</text:p>
          </table:table-cell>
          <table:table-cell office:value-type="float" office:value="7.00947666766044" calcext:value-type="float">
            <text:p>7.00947666766044</text:p>
          </table:table-cell>
          <table:table-cell office:value-type="float" office:value="6.83512516979601" calcext:value-type="float">
            <text:p>6.83512516979601</text:p>
          </table:table-cell>
          <table:table-cell office:value-type="float" office:value="6.68657217661352" calcext:value-type="float">
            <text:p>6.68657217661352</text:p>
          </table:table-cell>
          <table:table-cell office:value-type="float" office:value="6.42269832816598" calcext:value-type="float">
            <text:p>6.42269832816598</text:p>
          </table:table-cell>
          <table:table-cell office:value-type="float" office:value="6.36346464673144" calcext:value-type="float">
            <text:p>6.36346464673144</text:p>
          </table:table-cell>
          <table:table-cell office:value-type="float" office:value="6.26140868997781" calcext:value-type="float">
            <text:p>6.26140868997781</text:p>
          </table:table-cell>
          <table:table-cell office:value-type="float" office:value="6.07251393127916" calcext:value-type="float">
            <text:p>6.07251393127916</text:p>
          </table:table-cell>
          <table:table-cell office:value-type="float" office:value="5.98340115911981" calcext:value-type="float">
            <text:p>5.98340115911981</text:p>
          </table:table-cell>
          <table:table-cell office:value-type="float" office:value="5.76646992062901" calcext:value-type="float">
            <text:p>5.76646992062901</text:p>
          </table:table-cell>
          <table:table-cell office:value-type="float" office:value="5.57997172374142" calcext:value-type="float">
            <text:p>5.57997172374142</text:p>
          </table:table-cell>
          <table:table-cell office:value-type="float" office:value="5.4062241546914" calcext:value-type="float">
            <text:p>5.4062241546914</text:p>
          </table:table-cell>
          <table:table-cell office:value-type="float" office:value="5.36379514863802" calcext:value-type="float">
            <text:p>5.36379514863802</text:p>
          </table:table-cell>
          <table:table-cell office:value-type="float" office:value="5.29799020964859" calcext:value-type="float">
            <text:p>5.29799020964859</text:p>
          </table:table-cell>
          <table:table-cell office:value-type="float" office:value="5.1958053452367" calcext:value-type="float">
            <text:p>5.1958053452367</text:p>
          </table:table-cell>
          <table:table-cell office:value-type="float" office:value="5.11220529971555" calcext:value-type="float">
            <text:p>5.11220529971555</text:p>
          </table:table-cell>
          <table:table-cell office:value-type="float" office:value="5.00390204319152" calcext:value-type="float">
            <text:p>5.00390204319152</text:p>
          </table:table-cell>
          <table:table-cell office:value-type="float" office:value="4.89912946493677" calcext:value-type="float">
            <text:p>4.89912946493677</text:p>
          </table:table-cell>
          <table:table-cell office:value-type="float" office:value="4.88708550215298" calcext:value-type="float">
            <text:p>4.88708550215298</text:p>
          </table:table-cell>
          <table:table-cell office:value-type="float" office:value="4.83377038007733" calcext:value-type="float">
            <text:p>4.83377038007733</text:p>
          </table:table-cell>
          <table:table-cell office:value-type="float" office:value="4.73495027856998" calcext:value-type="float">
            <text:p>4.73495027856998</text:p>
          </table:table-cell>
          <table:table-cell office:value-type="float" office:value="4.62959051031638" calcext:value-type="float">
            <text:p>4.62959051031638</text:p>
          </table:table-cell>
          <table:table-cell office:value-type="float" office:value="4.5273392536522" calcext:value-type="float">
            <text:p>4.5273392536522</text:p>
          </table:table-cell>
          <table:table-cell office:value-type="float" office:value="4.41692113534021" calcext:value-type="float">
            <text:p>4.41692113534021</text:p>
          </table:table-cell>
          <table:table-cell office:value-type="float" office:value="4.37375795002677" calcext:value-type="float">
            <text:p>4.37375795002677</text:p>
          </table:table-cell>
          <table:table-cell office:value-type="float" office:value="4.33977429690169" calcext:value-type="float">
            <text:p>4.33977429690169</text:p>
          </table:table-cell>
          <table:table-cell office:value-type="float" office:value="4.24052945894152" calcext:value-type="float">
            <text:p>4.24052945894152</text:p>
          </table:table-cell>
          <table:table-cell office:value-type="float" office:value="4.1820651306587" calcext:value-type="float">
            <text:p>4.1820651306587</text:p>
          </table:table-cell>
          <table:table-cell office:value-type="float" office:value="4.13463692697085" calcext:value-type="float">
            <text:p>4.13463692697085</text:p>
          </table:table-cell>
          <table:table-cell office:value-type="float" office:value="4.10402158722211" calcext:value-type="float">
            <text:p>4.10402158722211</text:p>
          </table:table-cell>
          <table:table-cell office:value-type="float" office:value="4.05346624596204" calcext:value-type="float">
            <text:p>4.05346624596204</text:p>
          </table:table-cell>
          <table:table-cell office:value-type="float" office:value="3.99704868060823" calcext:value-type="float">
            <text:p>3.99704868060823</text:p>
          </table:table-cell>
          <table:table-cell office:value-type="float" office:value="3.96014991001732" calcext:value-type="float">
            <text:p>3.96014991001732</text:p>
          </table:table-cell>
          <table:table-cell office:value-type="float" office:value="3.94023474619633" calcext:value-type="float">
            <text:p>3.94023474619633</text:p>
          </table:table-cell>
          <table:table-cell office:value-type="float" office:value="3.87239772344344" calcext:value-type="float">
            <text:p>3.87239772344344</text:p>
          </table:table-cell>
          <table:table-cell office:value-type="float" office:value="3.83612044778092" calcext:value-type="float">
            <text:p>3.83612044778092</text:p>
          </table:table-cell>
          <table:table-cell office:value-type="float" office:value="3.79764304784962" calcext:value-type="float">
            <text:p>3.79764304784962</text:p>
          </table:table-cell>
          <table:table-cell office:value-type="float" office:value="3.79575797378024" calcext:value-type="float">
            <text:p>3.79575797378024</text:p>
          </table:table-cell>
          <table:table-cell office:value-type="float" office:value="3.72541509617211" calcext:value-type="float">
            <text:p>3.72541509617211</text:p>
          </table:table-cell>
          <table:table-cell office:value-type="float" office:value="3.66630237285853" calcext:value-type="float">
            <text:p>3.66630237285853</text:p>
          </table:table-cell>
          <table:table-cell office:value-type="float" office:value="3.6080786386844" calcext:value-type="float">
            <text:p>3.6080786386844</text:p>
          </table:table-cell>
          <table:table-cell office:value-type="float" office:value="3.57662006460976" calcext:value-type="float">
            <text:p>3.57662006460976</text:p>
          </table:table-cell>
          <table:table-cell office:value-type="float" office:value="3.5359204951168" calcext:value-type="float">
            <text:p>3.5359204951168</text:p>
          </table:table-cell>
          <table:table-cell office:value-type="float" office:value="3.49261917123828" calcext:value-type="float">
            <text:p>3.49261917123828</text:p>
          </table:table-cell>
          <table:table-cell office:value-type="float" office:value="3.46409705229086" calcext:value-type="float">
            <text:p>3.46409705229086</text:p>
          </table:table-cell>
          <table:table-cell office:value-type="float" office:value="3.42455553585514" calcext:value-type="float">
            <text:p>3.42455553585514</text:p>
          </table:table-cell>
          <table:table-cell office:value-type="float" office:value="3.37375090046642" calcext:value-type="float">
            <text:p>3.37375090046642</text:p>
          </table:table-cell>
          <table:table-cell office:value-type="float" office:value="3.34355703102438" calcext:value-type="float">
            <text:p>3.34355703102438</text:p>
          </table:table-cell>
          <table:table-cell office:value-type="float" office:value="3.32256517803279" calcext:value-type="float">
            <text:p>3.32256517803279</text:p>
          </table:table-cell>
          <table:table-cell office:value-type="float" office:value="3.27987193816431" calcext:value-type="float">
            <text:p>3.27987193816431</text:p>
          </table:table-cell>
          <table:table-cell office:value-type="float" office:value="3.25633756519519" calcext:value-type="float">
            <text:p>3.25633756519519</text:p>
          </table:table-cell>
          <table:table-cell office:value-type="float" office:value="3.20868625517125" calcext:value-type="float">
            <text:p>3.20868625517125</text:p>
          </table:table-cell>
          <table:table-cell office:value-type="float" office:value="3.16284998564768" calcext:value-type="float">
            <text:p>3.16284998564768</text:p>
          </table:table-cell>
          <table:table-cell office:value-type="float" office:value="3.122817516584" calcext:value-type="float">
            <text:p>3.122817516584</text:p>
          </table:table-cell>
          <table:table-cell office:value-type="float" office:value="3.07884382436055" calcext:value-type="float">
            <text:p>3.07884382436055</text:p>
          </table:table-cell>
          <table:table-cell office:value-type="float" office:value="3.07066232054269" calcext:value-type="float">
            <text:p>3.07066232054269</text:p>
          </table:table-cell>
          <table:table-cell office:value-type="float" office:value="3.03914856382532" calcext:value-type="float">
            <text:p>3.03914856382532</text:p>
          </table:table-cell>
          <table:table-cell office:value-type="float" office:value="3.01968964744555" calcext:value-type="float">
            <text:p>3.01968964744555</text:p>
          </table:table-cell>
          <table:table-cell office:value-type="float" office:value="3.01727164580498" calcext:value-type="float">
            <text:p>3.01727164580498</text:p>
          </table:table-cell>
          <table:table-cell office:value-type="float" office:value="3.02487446640711" calcext:value-type="float">
            <text:p>3.02487446640711</text:p>
          </table:table-cell>
          <table:table-cell office:value-type="float" office:value="2.99050160232198" calcext:value-type="float">
            <text:p>2.99050160232198</text:p>
          </table:table-cell>
          <table:table-cell office:value-type="float" office:value="2.95944908138867" calcext:value-type="float">
            <text:p>2.95944908138867</text:p>
          </table:table-cell>
          <table:table-cell office:value-type="float" office:value="2.94406369991084" calcext:value-type="float">
            <text:p>2.94406369991084</text:p>
          </table:table-cell>
          <table:table-cell office:value-type="float" office:value="2.92105627396367" calcext:value-type="float">
            <text:p>2.92105627396367</text:p>
          </table:table-cell>
          <table:table-cell office:value-type="float" office:value="2.88910576107814" calcext:value-type="float">
            <text:p>2.88910576107814</text:p>
          </table:table-cell>
          <table:table-cell office:value-type="float" office:value="2.8865735812237" calcext:value-type="float">
            <text:p>2.8865735812237</text:p>
          </table:table-cell>
          <table:table-cell office:value-type="float" office:value="2.88162549520271" calcext:value-type="float">
            <text:p>2.88162549520271</text:p>
          </table:table-cell>
          <table:table-cell office:value-type="float" office:value="2.84787896271401" calcext:value-type="float">
            <text:p>2.84787896271401</text:p>
          </table:table-cell>
          <table:table-cell office:value-type="float" office:value="2.84284409910692" calcext:value-type="float">
            <text:p>2.84284409910692</text:p>
          </table:table-cell>
          <table:table-cell office:value-type="float" office:value="2.81698318463144" calcext:value-type="float">
            <text:p>2.81698318463144</text:p>
          </table:table-cell>
          <table:table-cell office:value-type="float" office:value="2.80393919691829" calcext:value-type="float">
            <text:p>2.80393919691829</text:p>
          </table:table-cell>
          <table:table-cell office:value-type="float" office:value="2.78708168103001" calcext:value-type="float">
            <text:p>2.78708168103001</text:p>
          </table:table-cell>
          <table:table-cell office:value-type="float" office:value="2.7772570568996" calcext:value-type="float">
            <text:p>2.7772570568996</text:p>
          </table:table-cell>
          <table:table-cell office:value-type="float" office:value="2.75821611806829" calcext:value-type="float">
            <text:p>2.75821611806829</text:p>
          </table:table-cell>
          <table:table-cell office:value-type="float" office:value="2.72947118335631" calcext:value-type="float">
            <text:p>2.72947118335631</text:p>
          </table:table-cell>
          <table:table-cell office:value-type="float" office:value="2.70067738953672" calcext:value-type="float">
            <text:p>2.70067738953672</text:p>
          </table:table-cell>
          <table:table-cell office:value-type="float" office:value="2.70127135311415" calcext:value-type="float">
            <text:p>2.70127135311415</text:p>
          </table:table-cell>
          <table:table-cell office:value-type="float" office:value="2.67319689692617" calcext:value-type="float">
            <text:p>2.67319689692617</text:p>
          </table:table-cell>
          <table:table-cell office:value-type="float" office:value="2.66513810782457" calcext:value-type="float">
            <text:p>2.66513810782457</text:p>
          </table:table-cell>
          <table:table-cell office:value-type="float" office:value="2.65315518036665" calcext:value-type="float">
            <text:p>2.65315518036665</text:p>
          </table:table-cell>
          <table:table-cell office:value-type="float" office:value="2.67366807605984" calcext:value-type="float">
            <text:p>2.67366807605984</text:p>
          </table:table-cell>
          <table:table-cell office:value-type="float" office:value="2.67075409123071" calcext:value-type="float">
            <text:p>2.67075409123071</text:p>
          </table:table-cell>
          <table:table-cell office:value-type="float" office:value="2.64455885490114" calcext:value-type="float">
            <text:p>2.64455885490114</text:p>
          </table:table-cell>
          <table:table-cell office:value-type="float" office:value="2.65773140746309" calcext:value-type="float">
            <text:p>2.65773140746309</text:p>
          </table:table-cell>
          <table:table-cell office:value-type="float" office:value="2.63314229545603" calcext:value-type="float">
            <text:p>2.63314229545603</text:p>
          </table:table-cell>
          <table:table-cell office:value-type="float" office:value="2.6103205826355" calcext:value-type="float">
            <text:p>2.6103205826355</text:p>
          </table:table-cell>
          <table:table-cell office:value-type="float" office:value="2.58932568939165" calcext:value-type="float">
            <text:p>2.58932568939165</text:p>
          </table:table-cell>
          <table:table-cell office:value-type="float" office:value="2.56538871950339" calcext:value-type="float">
            <text:p>2.56538871950339</text:p>
          </table:table-cell>
          <table:table-cell office:value-type="float" office:value="2.54326214453494" calcext:value-type="float">
            <text:p>2.54326214453494</text:p>
          </table:table-cell>
          <table:table-cell office:value-type="float" office:value="2.52019627514879" calcext:value-type="float">
            <text:p>2.52019627514879</text:p>
          </table:table-cell>
          <table:table-cell office:value-type="float" office:value="2.49921502101333" calcext:value-type="float">
            <text:p>2.49921502101333</text:p>
          </table:table-cell>
          <table:table-cell office:value-type="float" office:value="2.47704489393552" calcext:value-type="float">
            <text:p>2.47704489393552</text:p>
          </table:table-cell>
          <table:table-cell office:value-type="float" office:value="2.46465584688389" calcext:value-type="float">
            <text:p>2.46465584688389</text:p>
          </table:table-cell>
          <table:table-cell office:value-type="float" office:value="2.46064699926499" calcext:value-type="float">
            <text:p>2.46064699926499</text:p>
          </table:table-cell>
          <table:table-cell office:value-type="float" office:value="2.44121502875301" calcext:value-type="float">
            <text:p>2.44121502875301</text:p>
          </table:table-cell>
          <table:table-cell office:value-type="float" office:value="2.4315865745447" calcext:value-type="float">
            <text:p>2.4315865745447</text:p>
          </table:table-cell>
          <table:table-cell office:value-type="float" office:value="2.41114887324574" calcext:value-type="float">
            <text:p>2.41114887324574</text:p>
          </table:table-cell>
          <table:table-cell office:value-type="float" office:value="2.39126783264373" calcext:value-type="float">
            <text:p>2.39126783264373</text:p>
          </table:table-cell>
          <table:table-cell office:value-type="float" office:value="2.38309952152049" calcext:value-type="float">
            <text:p>2.38309952152049</text:p>
          </table:table-cell>
          <table:table-cell office:value-type="float" office:value="2.36417894235695" calcext:value-type="float">
            <text:p>2.36417894235695</text:p>
          </table:table-cell>
          <table:table-cell office:value-type="float" office:value="2.37586462430966" calcext:value-type="float">
            <text:p>2.37586462430966</text:p>
          </table:table-cell>
          <table:table-cell office:value-type="float" office:value="2.37096211557694" calcext:value-type="float">
            <text:p>2.37096211557694</text:p>
          </table:table-cell>
          <table:table-cell office:value-type="float" office:value="2.35203642976615" calcext:value-type="float">
            <text:p>2.35203642976615</text:p>
          </table:table-cell>
          <table:table-cell office:value-type="float" office:value="2.34336139937752" calcext:value-type="float">
            <text:p>2.34336139937752</text:p>
          </table:table-cell>
          <table:table-cell office:value-type="float" office:value="2.34693805402543" calcext:value-type="float">
            <text:p>2.34693805402543</text:p>
          </table:table-cell>
          <table:table-cell office:value-type="float" office:value="2.32872075777362" calcext:value-type="float">
            <text:p>2.32872075777362</text:p>
          </table:table-cell>
          <table:table-cell office:value-type="float" office:value="2.31083346005817" calcext:value-type="float">
            <text:p>2.31083346005817</text:p>
          </table:table-cell>
          <table:table-cell office:value-type="float" office:value="2.29334884468928" calcext:value-type="float">
            <text:p>2.29334884468928</text:p>
          </table:table-cell>
          <table:table-cell office:value-type="float" office:value="2.27686045305072" calcext:value-type="float">
            <text:p>2.27686045305072</text:p>
          </table:table-cell>
          <table:table-cell office:value-type="float" office:value="2.27516829686785" calcext:value-type="float">
            <text:p>2.27516829686785</text:p>
          </table:table-cell>
          <table:table-cell office:value-type="float" office:value="2.26829937835631" calcext:value-type="float">
            <text:p>2.26829937835631</text:p>
          </table:table-cell>
          <table:table-cell office:value-type="float" office:value="2.26616037840898" calcext:value-type="float">
            <text:p>2.26616037840898</text:p>
          </table:table-cell>
          <table:table-cell office:value-type="float" office:value="2.26713939978837" calcext:value-type="float">
            <text:p>2.26713939978837</text:p>
          </table:table-cell>
          <table:table-cell office:value-type="float" office:value="2.25814607263281" calcext:value-type="float">
            <text:p>2.25814607263281</text:p>
          </table:table-cell>
          <table:table-cell office:value-type="float" office:value="2.24943928094272" calcext:value-type="float">
            <text:p>2.24943928094272</text:p>
          </table:table-cell>
          <table:table-cell office:value-type="float" office:value="2.24127698931596" calcext:value-type="float">
            <text:p>2.24127698931596</text:p>
          </table:table-cell>
          <table:table-cell office:value-type="float" office:value="2.22639324794805" calcext:value-type="float">
            <text:p>2.22639324794805</text:p>
          </table:table-cell>
          <table:table-cell office:value-type="float" office:value="2.21074990664055" calcext:value-type="float">
            <text:p>2.21074990664055</text:p>
          </table:table-cell>
          <table:table-cell office:value-type="float" office:value="2.20057643426197" calcext:value-type="float">
            <text:p>2.20057643426197</text:p>
          </table:table-cell>
          <table:table-cell office:value-type="float" office:value="2.19021099931612" calcext:value-type="float">
            <text:p>2.19021099931612</text:p>
          </table:table-cell>
          <table:table-cell office:value-type="float" office:value="2.18718870444281" calcext:value-type="float">
            <text:p>2.18718870444281</text:p>
          </table:table-cell>
          <table:table-cell office:value-type="float" office:value="2.18178543185298" calcext:value-type="float">
            <text:p>2.18178543185298</text:p>
          </table:table-cell>
          <table:table-cell office:value-type="float" office:value="2.17580142609467" calcext:value-type="float">
            <text:p>2.17580142609467</text:p>
          </table:table-cell>
          <table:table-cell office:value-type="float" office:value="2.16120353902186" calcext:value-type="float">
            <text:p>2.16120353902186</text:p>
          </table:table-cell>
          <table:table-cell office:value-type="float" office:value="2.15462368209732" calcext:value-type="float">
            <text:p>2.15462368209732</text:p>
          </table:table-cell>
          <table:table-cell office:value-type="float" office:value="2.14044289132711" calcext:value-type="float">
            <text:p>2.14044289132711</text:p>
          </table:table-cell>
          <table:table-cell office:value-type="float" office:value="2.12673570958546" calcext:value-type="float">
            <text:p>2.12673570958546</text:p>
          </table:table-cell>
          <table:table-cell office:value-type="float" office:value="2.12168393278345" calcext:value-type="float">
            <text:p>2.12168393278345</text:p>
          </table:table-cell>
          <table:table-cell office:value-type="float" office:value="2.11737692821106" calcext:value-type="float">
            <text:p>2.11737692821106</text:p>
          </table:table-cell>
          <table:table-cell office:value-type="float" office:value="2.10408456473522" calcext:value-type="float">
            <text:p>2.10408456473522</text:p>
          </table:table-cell>
          <table:table-cell office:value-type="float" office:value="2.0995094460002" calcext:value-type="float">
            <text:p>2.0995094460002</text:p>
          </table:table-cell>
          <table:table-cell office:value-type="float" office:value="2.08630980970182" calcext:value-type="float">
            <text:p>2.08630980970182</text:p>
          </table:table-cell>
          <table:table-cell office:value-type="float" office:value="2.07341253645723" calcext:value-type="float">
            <text:p>2.07341253645723</text:p>
          </table:table-cell>
          <table:table-cell office:value-type="float" office:value="2.06860616968251" calcext:value-type="float">
            <text:p>2.06860616968251</text:p>
          </table:table-cell>
          <table:table-cell office:value-type="float" office:value="2.07714832129376" calcext:value-type="float">
            <text:p>2.07714832129376</text:p>
          </table:table-cell>
          <table:table-cell office:value-type="float" office:value="2.06465860001043" calcext:value-type="float">
            <text:p>2.06465860001043</text:p>
          </table:table-cell>
          <table:table-cell office:value-type="float" office:value="2.05524891946797" calcext:value-type="float">
            <text:p>2.05524891946797</text:p>
          </table:table-cell>
          <table:table-cell office:value-type="float" office:value="2.04299998199994" calcext:value-type="float">
            <text:p>2.04299998199994</text:p>
          </table:table-cell>
          <table:table-cell office:value-type="float" office:value="2.03761758135155" calcext:value-type="float">
            <text:p>2.03761758135155</text:p>
          </table:table-cell>
          <table:table-cell office:value-type="float" office:value="2.0256135944089" calcext:value-type="float">
            <text:p>2.0256135944089</text:p>
          </table:table-cell>
          <table:table-cell office:value-type="float" office:value="2.02129023982027" calcext:value-type="float">
            <text:p>2.02129023982027</text:p>
          </table:table-cell>
          <table:table-cell office:value-type="float" office:value="2.00955718876912" calcext:value-type="float">
            <text:p>2.00955718876912</text:p>
          </table:table-cell>
          <table:table-cell office:value-type="float" office:value="2.00589713769321" calcext:value-type="float">
            <text:p>2.00589713769321</text:p>
          </table:table-cell>
          <table:table-cell office:value-type="float" office:value="1.99439660503041" calcext:value-type="float">
            <text:p>1.99439660503041</text:p>
          </table:table-cell>
          <table:table-cell office:value-type="float" office:value="1.99832849130869" calcext:value-type="float">
            <text:p>1.99832849130869</text:p>
          </table:table-cell>
          <table:table-cell office:value-type="float" office:value="1.98704739227698" calcext:value-type="float">
            <text:p>1.98704739227698</text:p>
          </table:table-cell>
          <table:table-cell office:value-type="float" office:value="1.98403351356013" calcext:value-type="float">
            <text:p>1.98403351356013</text:p>
          </table:table-cell>
          <table:table-cell office:value-type="float" office:value="1.97301055165507" calcext:value-type="float">
            <text:p>1.97301055165507</text:p>
          </table:table-cell>
          <table:table-cell office:value-type="float" office:value="1.9620564984936" calcext:value-type="float">
            <text:p>1.9620564984936</text:p>
          </table:table-cell>
          <table:table-cell office:value-type="float" office:value="1.95128792438874" calcext:value-type="float">
            <text:p>1.95128792438874</text:p>
          </table:table-cell>
          <table:table-cell office:value-type="float" office:value="1.94053286166029" calcext:value-type="float">
            <text:p>1.94053286166029</text:p>
          </table:table-cell>
          <table:table-cell office:value-type="float" office:value="1.93149343471253" calcext:value-type="float">
            <text:p>1.93149343471253</text:p>
          </table:table-cell>
          <table:table-cell office:value-type="float" office:value="1.92101112214592" calcext:value-type="float">
            <text:p>1.92101112214592</text:p>
          </table:table-cell>
          <table:table-cell office:value-type="float" office:value="1.9107111312257" calcext:value-type="float">
            <text:p>1.9107111312257</text:p>
          </table:table-cell>
          <table:table-cell office:value-type="float" office:value="1.90270255341984" calcext:value-type="float">
            <text:p>1.90270255341984</text:p>
          </table:table-cell>
          <table:table-cell office:value-type="float" office:value="1.90467371809004" calcext:value-type="float">
            <text:p>1.90467371809004</text:p>
          </table:table-cell>
          <table:table-cell office:value-type="float" office:value="1.90157998537476" calcext:value-type="float">
            <text:p>1.90157998537476</text:p>
          </table:table-cell>
          <table:table-cell office:value-type="float" office:value="1.89160743479574" calcext:value-type="float">
            <text:p>1.89160743479574</text:p>
          </table:table-cell>
          <table:table-cell office:value-type="float" office:value="1.88178384652457" calcext:value-type="float">
            <text:p>1.88178384652457</text:p>
          </table:table-cell>
          <table:table-cell office:value-type="float" office:value="1.87212820556497" calcext:value-type="float">
            <text:p>1.87212820556497</text:p>
          </table:table-cell>
          <table:table-cell office:value-type="float" office:value="1.87058650574135" calcext:value-type="float">
            <text:p>1.87058650574135</text:p>
          </table:table-cell>
          <table:table-cell office:value-type="float" office:value="1.87025848292073" calcext:value-type="float">
            <text:p>1.87025848292073</text:p>
          </table:table-cell>
          <table:table-cell office:value-type="float" office:value="1.87544781636403" calcext:value-type="float">
            <text:p>1.87544781636403</text:p>
          </table:table-cell>
          <table:table-cell office:value-type="float" office:value="1.86622543270915" calcext:value-type="float">
            <text:p>1.86622543270915</text:p>
          </table:table-cell>
          <table:table-cell office:value-type="float" office:value="1.85692716943005" calcext:value-type="float">
            <text:p>1.85692716943005</text:p>
          </table:table-cell>
          <table:table-cell office:value-type="float" office:value="1.84876250790267" calcext:value-type="float">
            <text:p>1.84876250790267</text:p>
          </table:table-cell>
          <table:table-cell office:value-type="float" office:value="1.83967363016071" calcext:value-type="float">
            <text:p>1.83967363016071</text:p>
          </table:table-cell>
          <table:table-cell office:value-type="float" office:value="1.83060308856872" calcext:value-type="float">
            <text:p>1.83060308856872</text:p>
          </table:table-cell>
          <table:table-cell office:value-type="float" office:value="1.82181366125371" calcext:value-type="float">
            <text:p>1.82181366125371</text:p>
          </table:table-cell>
          <table:table-cell office:value-type="float" office:value="1.81303038432617" calcext:value-type="float">
            <text:p>1.81303038432617</text:p>
          </table:table-cell>
          <table:table-cell office:value-type="float" office:value="1.82474616959918" calcext:value-type="float">
            <text:p>1.82474616959918</text:p>
          </table:table-cell>
          <table:table-cell office:value-type="float" office:value="1.81599952885986" calcext:value-type="float">
            <text:p>1.81599952885986</text:p>
          </table:table-cell>
          <table:table-cell office:value-type="float" office:value="1.80735563238803" calcext:value-type="float">
            <text:p>1.80735563238803</text:p>
          </table:table-cell>
          <table:table-cell office:value-type="float" office:value="1.80507014976159" calcext:value-type="float">
            <text:p>1.80507014976159</text:p>
          </table:table-cell>
          <table:table-cell office:value-type="float" office:value="1.79666251895095" calcext:value-type="float">
            <text:p>1.79666251895095</text:p>
          </table:table-cell>
          <table:table-cell office:value-type="float" office:value="1.78829101013185" calcext:value-type="float">
            <text:p>1.78829101013185</text:p>
          </table:table-cell>
          <table:table-cell office:value-type="float" office:value="1.7869882837473" calcext:value-type="float">
            <text:p>1.7869882837473</text:p>
          </table:table-cell>
          <table:table-cell office:value-type="float" office:value="1.77880798179648" calcext:value-type="float">
            <text:p>1.77880798179648</text:p>
          </table:table-cell>
          <table:table-cell office:value-type="float" office:value="1.77723078236958" calcext:value-type="float">
            <text:p>1.77723078236958</text:p>
          </table:table-cell>
          <table:table-cell office:value-type="float" office:value="1.77670946726836" calcext:value-type="float">
            <text:p>1.77670946726836</text:p>
          </table:table-cell>
          <table:table-cell office:value-type="float" office:value="1.76865187353292" calcext:value-type="float">
            <text:p>1.76865187353292</text:p>
          </table:table-cell>
          <table:table-cell office:value-type="float" office:value="1.76573842350801" calcext:value-type="float">
            <text:p>1.76573842350801</text:p>
          </table:table-cell>
          <table:table-cell office:value-type="float" office:value="1.76900204648766" calcext:value-type="float">
            <text:p>1.76900204648766</text:p>
          </table:table-cell>
          <table:table-cell office:value-type="float" office:value="1.76451520656264" calcext:value-type="float">
            <text:p>1.76451520656264</text:p>
          </table:table-cell>
          <table:table-cell office:value-type="float" office:value="1.75664555834737" calcext:value-type="float">
            <text:p>1.75664555834737</text:p>
          </table:table-cell>
          <table:table-cell office:value-type="float" office:value="1.75205553244068" calcext:value-type="float">
            <text:p>1.75205553244068</text:p>
          </table:table-cell>
          <table:table-cell office:value-type="float" office:value="1.74957257405234" calcext:value-type="float">
            <text:p>1.74957257405234</text:p>
          </table:table-cell>
          <table:table-cell office:value-type="float" office:value="1.75817511803941" calcext:value-type="float">
            <text:p>1.75817511803941</text:p>
          </table:table-cell>
          <table:table-cell office:value-type="float" office:value="1.75106866519631" calcext:value-type="float">
            <text:p>1.75106866519631</text:p>
          </table:table-cell>
          <table:table-cell office:value-type="float" office:value="1.75142630302098" calcext:value-type="float">
            <text:p>1.75142630302098</text:p>
          </table:table-cell>
          <table:table-cell office:value-type="float" office:value="1.75084350999955" calcext:value-type="float">
            <text:p>1.75084350999955</text:p>
          </table:table-cell>
          <table:table-cell office:value-type="float" office:value="1.7434728014556" calcext:value-type="float">
            <text:p>1.7434728014556</text:p>
          </table:table-cell>
          <table:table-cell office:value-type="float" office:value="1.7360420546823" calcext:value-type="float">
            <text:p>1.7360420546823</text:p>
          </table:table-cell>
        </table:table-row>
        <table:table-row table:style-name="ro1">
          <table:table-cell office:value-type="string" calcext:value-type="string">
            <text:p>EI</text:p>
          </table:table-cell>
          <table:table-cell office:value-type="float" office:value="12.2871562439488" calcext:value-type="float">
            <text:p>12.2871562439488</text:p>
          </table:table-cell>
          <table:table-cell office:value-type="float" office:value="7.39103807100114" calcext:value-type="float">
            <text:p>7.39103807100114</text:p>
          </table:table-cell>
          <table:table-cell office:value-type="float" office:value="5.54542601192533" calcext:value-type="float">
            <text:p>5.54542601192533</text:p>
          </table:table-cell>
          <table:table-cell office:value-type="float" office:value="4.56263413035247" calcext:value-type="float">
            <text:p>4.56263413035247</text:p>
          </table:table-cell>
          <table:table-cell office:value-type="float" office:value="3.87314599839332" calcext:value-type="float">
            <text:p>3.87314599839332</text:p>
          </table:table-cell>
          <table:table-cell office:value-type="float" office:value="3.50354735533186" calcext:value-type="float">
            <text:p>3.50354735533186</text:p>
          </table:table-cell>
          <table:table-cell office:value-type="float" office:value="3.18070062913993" calcext:value-type="float">
            <text:p>3.18070062913993</text:p>
          </table:table-cell>
          <table:table-cell office:value-type="float" office:value="2.96788146521671" calcext:value-type="float">
            <text:p>2.96788146521671</text:p>
          </table:table-cell>
          <table:table-cell office:value-type="float" office:value="2.7796135906597" calcext:value-type="float">
            <text:p>2.7796135906597</text:p>
          </table:table-cell>
          <table:table-cell office:value-type="float" office:value="2.59633648449992" calcext:value-type="float">
            <text:p>2.59633648449992</text:p>
          </table:table-cell>
          <table:table-cell office:value-type="float" office:value="2.44565120972195" calcext:value-type="float">
            <text:p>2.44565120972195</text:p>
          </table:table-cell>
          <table:table-cell office:value-type="float" office:value="2.34733016339691" calcext:value-type="float">
            <text:p>2.34733016339691</text:p>
          </table:table-cell>
          <table:table-cell office:value-type="float" office:value="2.24195467511288" calcext:value-type="float">
            <text:p>2.24195467511288</text:p>
          </table:table-cell>
          <table:table-cell office:value-type="float" office:value="2.16183766318862" calcext:value-type="float">
            <text:p>2.16183766318862</text:p>
          </table:table-cell>
          <table:table-cell office:value-type="float" office:value="2.10248754204253" calcext:value-type="float">
            <text:p>2.10248754204253</text:p>
          </table:table-cell>
          <table:table-cell office:value-type="float" office:value="2.08843609600942" calcext:value-type="float">
            <text:p>2.08843609600942</text:p>
          </table:table-cell>
          <table:table-cell office:value-type="float" office:value="2.08001789522974" calcext:value-type="float">
            <text:p>2.08001789522974</text:p>
          </table:table-cell>
          <table:table-cell office:value-type="float" office:value="2.04907166015989" calcext:value-type="float">
            <text:p>2.04907166015989</text:p>
          </table:table-cell>
          <table:table-cell office:value-type="float" office:value="2.05081441504855" calcext:value-type="float">
            <text:p>2.05081441504855</text:p>
          </table:table-cell>
          <table:table-cell office:value-type="float" office:value="2.00285728940193" calcext:value-type="float">
            <text:p>2.00285728940193</text:p>
          </table:table-cell>
          <table:table-cell office:value-type="float" office:value="1.99460929488653" calcext:value-type="float">
            <text:p>1.99460929488653</text:p>
          </table:table-cell>
          <table:table-cell office:value-type="float" office:value="1.99192844870556" calcext:value-type="float">
            <text:p>1.99192844870556</text:p>
          </table:table-cell>
          <table:table-cell office:value-type="float" office:value="1.96617797127902" calcext:value-type="float">
            <text:p>1.96617797127902</text:p>
          </table:table-cell>
          <table:table-cell office:value-type="float" office:value="1.9344276134872" calcext:value-type="float">
            <text:p>1.9344276134872</text:p>
          </table:table-cell>
          <table:table-cell office:value-type="float" office:value="2.04427827893548" calcext:value-type="float">
            <text:p>2.04427827893548</text:p>
          </table:table-cell>
          <table:table-cell office:value-type="float" office:value="2.0289150717963" calcext:value-type="float">
            <text:p>2.0289150717963</text:p>
          </table:table-cell>
          <table:table-cell office:value-type="float" office:value="1.98746898759498" calcext:value-type="float">
            <text:p>1.98746898759498</text:p>
          </table:table-cell>
          <table:table-cell office:value-type="float" office:value="1.99284681367182" calcext:value-type="float">
            <text:p>1.99284681367182</text:p>
          </table:table-cell>
          <table:table-cell office:value-type="float" office:value="2.02207491361843" calcext:value-type="float">
            <text:p>2.02207491361843</text:p>
          </table:table-cell>
          <table:table-cell office:value-type="float" office:value="2.0035557967462" calcext:value-type="float">
            <text:p>2.0035557967462</text:p>
          </table:table-cell>
          <table:table-cell office:value-type="float" office:value="1.97030707395538" calcext:value-type="float">
            <text:p>1.97030707395538</text:p>
          </table:table-cell>
          <table:table-cell office:value-type="float" office:value="1.9751467732463" calcext:value-type="float">
            <text:p>1.9751467732463</text:p>
          </table:table-cell>
          <table:table-cell office:value-type="float" office:value="2.03334769016726" calcext:value-type="float">
            <text:p>2.03334769016726</text:p>
          </table:table-cell>
          <table:table-cell office:value-type="float" office:value="2.01363900868" calcext:value-type="float">
            <text:p>2.01363900868</text:p>
          </table:table-cell>
          <table:table-cell office:value-type="float" office:value="2.01293836217347" calcext:value-type="float">
            <text:p>2.01293836217347</text:p>
          </table:table-cell>
          <table:table-cell office:value-type="float" office:value="2.04391405179012" calcext:value-type="float">
            <text:p>2.04391405179012</text:p>
          </table:table-cell>
          <table:table-cell office:value-type="float" office:value="2.03900949710439" calcext:value-type="float">
            <text:p>2.03900949710439</text:p>
          </table:table-cell>
          <table:table-cell office:value-type="float" office:value="2.04836604327376" calcext:value-type="float">
            <text:p>2.04836604327376</text:p>
          </table:table-cell>
          <table:table-cell office:value-type="float" office:value="2.03750325811059" calcext:value-type="float">
            <text:p>2.03750325811059</text:p>
          </table:table-cell>
          <table:table-cell office:value-type="float" office:value="2.03412906250122" calcext:value-type="float">
            <text:p>2.03412906250122</text:p>
          </table:table-cell>
          <table:table-cell office:value-type="float" office:value="2.00912755974429" calcext:value-type="float">
            <text:p>2.00912755974429</text:p>
          </table:table-cell>
          <table:table-cell office:value-type="float" office:value="2.00148180689703" calcext:value-type="float">
            <text:p>2.00148180689703</text:p>
          </table:table-cell>
          <table:table-cell office:value-type="float" office:value="1.97086092712404" calcext:value-type="float">
            <text:p>1.97086092712404</text:p>
          </table:table-cell>
          <table:table-cell office:value-type="float" office:value="2.00271860663142" calcext:value-type="float">
            <text:p>2.00271860663142</text:p>
          </table:table-cell>
          <table:table-cell office:value-type="float" office:value="2.03268006904633" calcext:value-type="float">
            <text:p>2.03268006904633</text:p>
          </table:table-cell>
          <table:table-cell office:value-type="float" office:value="2.00857005199246" calcext:value-type="float">
            <text:p>2.00857005199246</text:p>
          </table:table-cell>
          <table:table-cell office:value-type="float" office:value="1.98183799556338" calcext:value-type="float">
            <text:p>1.98183799556338</text:p>
          </table:table-cell>
          <table:table-cell office:value-type="float" office:value="1.96447286744181" calcext:value-type="float">
            <text:p>1.96447286744181</text:p>
          </table:table-cell>
          <table:table-cell office:value-type="float" office:value="2.02769303230793" calcext:value-type="float">
            <text:p>2.02769303230793</text:p>
          </table:table-cell>
          <table:table-cell office:value-type="float" office:value="2.02139691355765" calcext:value-type="float">
            <text:p>2.02139691355765</text:p>
          </table:table-cell>
          <table:table-cell office:value-type="float" office:value="2.0785605426356" calcext:value-type="float">
            <text:p>2.0785605426356</text:p>
          </table:table-cell>
          <table:table-cell office:value-type="float" office:value="2.05582062845602" calcext:value-type="float">
            <text:p>2.05582062845602</text:p>
          </table:table-cell>
          <table:table-cell office:value-type="float" office:value="2.06022167008814" calcext:value-type="float">
            <text:p>2.06022167008814</text:p>
          </table:table-cell>
          <table:table-cell office:value-type="float" office:value="2.12349871335723" calcext:value-type="float">
            <text:p>2.12349871335723</text:p>
          </table:table-cell>
          <table:table-cell office:value-type="float" office:value="2.15821169924457" calcext:value-type="float">
            <text:p>2.15821169924457</text:p>
          </table:table-cell>
          <table:table-cell office:value-type="float" office:value="2.14355887872144" calcext:value-type="float">
            <text:p>2.14355887872144</text:p>
          </table:table-cell>
          <table:table-cell office:value-type="float" office:value="2.14526271006174" calcext:value-type="float">
            <text:p>2.14526271006174</text:p>
          </table:table-cell>
          <table:table-cell office:value-type="float" office:value="2.12930488483761" calcext:value-type="float">
            <text:p>2.12930488483761</text:p>
          </table:table-cell>
          <table:table-cell office:value-type="float" office:value="2.14706843771486" calcext:value-type="float">
            <text:p>2.14706843771486</text:p>
          </table:table-cell>
          <table:table-cell office:value-type="float" office:value="2.14507686231794" calcext:value-type="float">
            <text:p>2.14507686231794</text:p>
          </table:table-cell>
          <table:table-cell office:value-type="float" office:value="2.12050151015784" calcext:value-type="float">
            <text:p>2.12050151015784</text:p>
          </table:table-cell>
          <table:table-cell office:value-type="float" office:value="2.09755892373822" calcext:value-type="float">
            <text:p>2.09755892373822</text:p>
          </table:table-cell>
          <table:table-cell office:value-type="float" office:value="2.11278525788519" calcext:value-type="float">
            <text:p>2.11278525788519</text:p>
          </table:table-cell>
          <table:table-cell office:value-type="float" office:value="2.12825683155132" calcext:value-type="float">
            <text:p>2.12825683155132</text:p>
          </table:table-cell>
          <table:table-cell office:value-type="float" office:value="2.12977466415618" calcext:value-type="float">
            <text:p>2.12977466415618</text:p>
          </table:table-cell>
          <table:table-cell office:value-type="float" office:value="2.14758271649826" calcext:value-type="float">
            <text:p>2.14758271649826</text:p>
          </table:table-cell>
          <table:table-cell office:value-type="float" office:value="2.12754433244594" calcext:value-type="float">
            <text:p>2.12754433244594</text:p>
          </table:table-cell>
          <table:table-cell office:value-type="float" office:value="2.12625793798937" calcext:value-type="float">
            <text:p>2.12625793798937</text:p>
          </table:table-cell>
          <table:table-cell office:value-type="float" office:value="2.12530281492081" calcext:value-type="float">
            <text:p>2.12530281492081</text:p>
          </table:table-cell>
          <table:table-cell office:value-type="float" office:value="2.14397089778075" calcext:value-type="float">
            <text:p>2.14397089778075</text:p>
          </table:table-cell>
          <table:table-cell office:value-type="float" office:value="2.15097341741941" calcext:value-type="float">
            <text:p>2.15097341741941</text:p>
          </table:table-cell>
          <table:table-cell office:value-type="float" office:value="2.14206615118011" calcext:value-type="float">
            <text:p>2.14206615118011</text:p>
          </table:table-cell>
          <table:table-cell office:value-type="float" office:value="2.13547661582536" calcext:value-type="float">
            <text:p>2.13547661582536</text:p>
          </table:table-cell>
          <table:table-cell office:value-type="float" office:value="2.13482682037815" calcext:value-type="float">
            <text:p>2.13482682037815</text:p>
          </table:table-cell>
          <table:table-cell office:value-type="float" office:value="2.12364537972294" calcext:value-type="float">
            <text:p>2.12364537972294</text:p>
          </table:table-cell>
          <table:table-cell office:value-type="float" office:value="2.13420166859569" calcext:value-type="float">
            <text:p>2.13420166859569</text:p>
          </table:table-cell>
          <table:table-cell office:value-type="float" office:value="2.15326063318992" calcext:value-type="float">
            <text:p>2.15326063318992</text:p>
          </table:table-cell>
          <table:table-cell office:value-type="float" office:value="2.16718131755771" calcext:value-type="float">
            <text:p>2.16718131755771</text:p>
          </table:table-cell>
          <table:table-cell office:value-type="float" office:value="2.16481532530379" calcext:value-type="float">
            <text:p>2.16481532530379</text:p>
          </table:table-cell>
          <table:table-cell office:value-type="float" office:value="2.17596810124354" calcext:value-type="float">
            <text:p>2.17596810124354</text:p>
          </table:table-cell>
          <table:table-cell office:value-type="float" office:value="2.20642012723968" calcext:value-type="float">
            <text:p>2.20642012723968</text:p>
          </table:table-cell>
          <table:table-cell office:value-type="float" office:value="2.19708485932222" calcext:value-type="float">
            <text:p>2.19708485932222</text:p>
          </table:table-cell>
          <table:table-cell office:value-type="float" office:value="2.22092882797422" calcext:value-type="float">
            <text:p>2.22092882797422</text:p>
          </table:table-cell>
          <table:table-cell office:value-type="float" office:value="2.23701700951051" calcext:value-type="float">
            <text:p>2.23701700951051</text:p>
          </table:table-cell>
          <table:table-cell office:value-type="float" office:value="2.24305376558251" calcext:value-type="float">
            <text:p>2.24305376558251</text:p>
          </table:table-cell>
          <table:table-cell office:value-type="float" office:value="2.23423722770355" calcext:value-type="float">
            <text:p>2.23423722770355</text:p>
          </table:table-cell>
          <table:table-cell office:value-type="float" office:value="2.24247432987415" calcext:value-type="float">
            <text:p>2.24247432987415</text:p>
          </table:table-cell>
          <table:table-cell office:value-type="float" office:value="2.2463656260707" calcext:value-type="float">
            <text:p>2.2463656260707</text:p>
          </table:table-cell>
          <table:table-cell office:value-type="float" office:value="2.23851724762946" calcext:value-type="float">
            <text:p>2.23851724762946</text:p>
          </table:table-cell>
          <table:table-cell office:value-type="float" office:value="2.23965641768084" calcext:value-type="float">
            <text:p>2.23965641768084</text:p>
          </table:table-cell>
          <table:table-cell office:value-type="float" office:value="2.25386403211961" calcext:value-type="float">
            <text:p>2.25386403211961</text:p>
          </table:table-cell>
          <table:table-cell office:value-type="float" office:value="2.25772089848722" calcext:value-type="float">
            <text:p>2.25772089848722</text:p>
          </table:table-cell>
          <table:table-cell office:value-type="float" office:value="2.25798634888385" calcext:value-type="float">
            <text:p>2.25798634888385</text:p>
          </table:table-cell>
          <table:table-cell office:value-type="float" office:value="2.25593936747247" calcext:value-type="float">
            <text:p>2.25593936747247</text:p>
          </table:table-cell>
          <table:table-cell office:value-type="float" office:value="2.24353312552616" calcext:value-type="float">
            <text:p>2.24353312552616</text:p>
          </table:table-cell>
          <table:table-cell office:value-type="float" office:value="2.23928249751142" calcext:value-type="float">
            <text:p>2.23928249751142</text:p>
          </table:table-cell>
          <table:table-cell office:value-type="float" office:value="2.23994641169593" calcext:value-type="float">
            <text:p>2.23994641169593</text:p>
          </table:table-cell>
          <table:table-cell office:value-type="float" office:value="2.23672033472708" calcext:value-type="float">
            <text:p>2.23672033472708</text:p>
          </table:table-cell>
          <table:table-cell office:value-type="float" office:value="2.24994578511195" calcext:value-type="float">
            <text:p>2.24994578511195</text:p>
          </table:table-cell>
          <table:table-cell office:value-type="float" office:value="2.24588688610676" calcext:value-type="float">
            <text:p>2.24588688610676</text:p>
          </table:table-cell>
          <table:table-cell office:value-type="float" office:value="2.26131867789592" calcext:value-type="float">
            <text:p>2.26131867789592</text:p>
          </table:table-cell>
          <table:table-cell office:value-type="float" office:value="2.27935073955282" calcext:value-type="float">
            <text:p>2.27935073955282</text:p>
          </table:table-cell>
          <table:table-cell office:value-type="float" office:value="2.2823132583624" calcext:value-type="float">
            <text:p>2.2823132583624</text:p>
          </table:table-cell>
          <table:table-cell office:value-type="float" office:value="2.28348843338634" calcext:value-type="float">
            <text:p>2.28348843338634</text:p>
          </table:table-cell>
          <table:table-cell office:value-type="float" office:value="2.27966805627993" calcext:value-type="float">
            <text:p>2.27966805627993</text:p>
          </table:table-cell>
          <table:table-cell office:value-type="float" office:value="2.28025751687395" calcext:value-type="float">
            <text:p>2.28025751687395</text:p>
          </table:table-cell>
          <table:table-cell office:value-type="float" office:value="2.27897635431775" calcext:value-type="float">
            <text:p>2.27897635431775</text:p>
          </table:table-cell>
          <table:table-cell office:value-type="float" office:value="2.27721119895449" calcext:value-type="float">
            <text:p>2.27721119895449</text:p>
          </table:table-cell>
          <table:table-cell office:value-type="float" office:value="2.2852428378138" calcext:value-type="float">
            <text:p>2.2852428378138</text:p>
          </table:table-cell>
          <table:table-cell office:value-type="float" office:value="2.2895277131372" calcext:value-type="float">
            <text:p>2.2895277131372</text:p>
          </table:table-cell>
          <table:table-cell office:value-type="float" office:value="2.28788149431228" calcext:value-type="float">
            <text:p>2.28788149431228</text:p>
          </table:table-cell>
          <table:table-cell office:value-type="float" office:value="2.28952520618774" calcext:value-type="float">
            <text:p>2.28952520618774</text:p>
          </table:table-cell>
          <table:table-cell office:value-type="float" office:value="2.29338687856649" calcext:value-type="float">
            <text:p>2.29338687856649</text:p>
          </table:table-cell>
          <table:table-cell office:value-type="float" office:value="2.31174903585237" calcext:value-type="float">
            <text:p>2.31174903585237</text:p>
          </table:table-cell>
          <table:table-cell office:value-type="float" office:value="2.3046559347019" calcext:value-type="float">
            <text:p>2.3046559347019</text:p>
          </table:table-cell>
          <table:table-cell office:value-type="float" office:value="2.30482305746206" calcext:value-type="float">
            <text:p>2.30482305746206</text:p>
          </table:table-cell>
          <table:table-cell office:value-type="float" office:value="2.30592877394577" calcext:value-type="float">
            <text:p>2.30592877394577</text:p>
          </table:table-cell>
          <table:table-cell office:value-type="float" office:value="2.31264243026993" calcext:value-type="float">
            <text:p>2.31264243026993</text:p>
          </table:table-cell>
          <table:table-cell office:value-type="float" office:value="2.31185058844077" calcext:value-type="float">
            <text:p>2.31185058844077</text:p>
          </table:table-cell>
          <table:table-cell office:value-type="float" office:value="2.30982909998904" calcext:value-type="float">
            <text:p>2.30982909998904</text:p>
          </table:table-cell>
          <table:table-cell office:value-type="float" office:value="2.30855855295156" calcext:value-type="float">
            <text:p>2.30855855295156</text:p>
          </table:table-cell>
          <table:table-cell office:value-type="float" office:value="2.31396204536697" calcext:value-type="float">
            <text:p>2.31396204536697</text:p>
          </table:table-cell>
          <table:table-cell office:value-type="float" office:value="2.31751546768538" calcext:value-type="float">
            <text:p>2.31751546768538</text:p>
          </table:table-cell>
          <table:table-cell office:value-type="float" office:value="2.32428597248814" calcext:value-type="float">
            <text:p>2.32428597248814</text:p>
          </table:table-cell>
          <table:table-cell office:value-type="float" office:value="2.3254812258761" calcext:value-type="float">
            <text:p>2.3254812258761</text:p>
          </table:table-cell>
          <table:table-cell office:value-type="float" office:value="2.3288445365496" calcext:value-type="float">
            <text:p>2.3288445365496</text:p>
          </table:table-cell>
          <table:table-cell office:value-type="float" office:value="2.3291539381183" calcext:value-type="float">
            <text:p>2.3291539381183</text:p>
          </table:table-cell>
          <table:table-cell office:value-type="float" office:value="2.32777543047256" calcext:value-type="float">
            <text:p>2.32777543047256</text:p>
          </table:table-cell>
          <table:table-cell office:value-type="float" office:value="2.32543425352641" calcext:value-type="float">
            <text:p>2.32543425352641</text:p>
          </table:table-cell>
          <table:table-cell office:value-type="float" office:value="2.32711154054989" calcext:value-type="float">
            <text:p>2.32711154054989</text:p>
          </table:table-cell>
          <table:table-cell office:value-type="float" office:value="2.33312796621304" calcext:value-type="float">
            <text:p>2.33312796621304</text:p>
          </table:table-cell>
          <table:table-cell office:value-type="float" office:value="2.33113753329809" calcext:value-type="float">
            <text:p>2.33113753329809</text:p>
          </table:table-cell>
          <table:table-cell office:value-type="float" office:value="2.32976979268636" calcext:value-type="float">
            <text:p>2.32976979268636</text:p>
          </table:table-cell>
          <table:table-cell office:value-type="float" office:value="2.33011178073314" calcext:value-type="float">
            <text:p>2.33011178073314</text:p>
          </table:table-cell>
          <table:table-cell office:value-type="float" office:value="2.33410775724465" calcext:value-type="float">
            <text:p>2.33410775724465</text:p>
          </table:table-cell>
          <table:table-cell office:value-type="float" office:value="2.3390072196162" calcext:value-type="float">
            <text:p>2.3390072196162</text:p>
          </table:table-cell>
          <table:table-cell office:value-type="float" office:value="2.35034152717775" calcext:value-type="float">
            <text:p>2.35034152717775</text:p>
          </table:table-cell>
          <table:table-cell office:value-type="float" office:value="2.35966929252818" calcext:value-type="float">
            <text:p>2.35966929252818</text:p>
          </table:table-cell>
          <table:table-cell office:value-type="float" office:value="2.36171339188764" calcext:value-type="float">
            <text:p>2.36171339188764</text:p>
          </table:table-cell>
          <table:table-cell office:value-type="float" office:value="2.36073433069428" calcext:value-type="float">
            <text:p>2.36073433069428</text:p>
          </table:table-cell>
          <table:table-cell office:value-type="float" office:value="2.36530896368654" calcext:value-type="float">
            <text:p>2.36530896368654</text:p>
          </table:table-cell>
          <table:table-cell office:value-type="float" office:value="2.36568246807638" calcext:value-type="float">
            <text:p>2.36568246807638</text:p>
          </table:table-cell>
          <table:table-cell office:value-type="float" office:value="2.36524250595135" calcext:value-type="float">
            <text:p>2.36524250595135</text:p>
          </table:table-cell>
          <table:table-cell office:value-type="float" office:value="2.36369074843788" calcext:value-type="float">
            <text:p>2.36369074843788</text:p>
          </table:table-cell>
          <table:table-cell office:value-type="float" office:value="2.36365771078264" calcext:value-type="float">
            <text:p>2.36365771078264</text:p>
          </table:table-cell>
          <table:table-cell office:value-type="float" office:value="2.36437218431327" calcext:value-type="float">
            <text:p>2.36437218431327</text:p>
          </table:table-cell>
          <table:table-cell office:value-type="float" office:value="2.36333821630004" calcext:value-type="float">
            <text:p>2.36333821630004</text:p>
          </table:table-cell>
          <table:table-cell office:value-type="float" office:value="2.37321881669709" calcext:value-type="float">
            <text:p>2.37321881669709</text:p>
          </table:table-cell>
          <table:table-cell office:value-type="float" office:value="2.37898108912168" calcext:value-type="float">
            <text:p>2.37898108912168</text:p>
          </table:table-cell>
          <table:table-cell office:value-type="float" office:value="2.38155879213679" calcext:value-type="float">
            <text:p>2.38155879213679</text:p>
          </table:table-cell>
          <table:table-cell office:value-type="float" office:value="2.38119964422948" calcext:value-type="float">
            <text:p>2.38119964422948</text:p>
          </table:table-cell>
          <table:table-cell office:value-type="float" office:value="2.3789684596735" calcext:value-type="float">
            <text:p>2.3789684596735</text:p>
          </table:table-cell>
          <table:table-cell office:value-type="float" office:value="2.38225185697933" calcext:value-type="float">
            <text:p>2.38225185697933</text:p>
          </table:table-cell>
          <table:table-cell office:value-type="float" office:value="2.3838065626699" calcext:value-type="float">
            <text:p>2.3838065626699</text:p>
          </table:table-cell>
          <table:table-cell office:value-type="float" office:value="2.3839464859167" calcext:value-type="float">
            <text:p>2.3839464859167</text:p>
          </table:table-cell>
          <table:table-cell office:value-type="float" office:value="2.3827629947236" calcext:value-type="float">
            <text:p>2.3827629947236</text:p>
          </table:table-cell>
          <table:table-cell office:value-type="float" office:value="2.38555640600136" calcext:value-type="float">
            <text:p>2.38555640600136</text:p>
          </table:table-cell>
          <table:table-cell office:value-type="float" office:value="2.38723465512082" calcext:value-type="float">
            <text:p>2.38723465512082</text:p>
          </table:table-cell>
          <table:table-cell office:value-type="float" office:value="2.39293348050131" calcext:value-type="float">
            <text:p>2.39293348050131</text:p>
          </table:table-cell>
          <table:table-cell office:value-type="float" office:value="2.3967126407" calcext:value-type="float">
            <text:p>2.3967126407</text:p>
          </table:table-cell>
          <table:table-cell office:value-type="float" office:value="2.40301083485927" calcext:value-type="float">
            <text:p>2.40301083485927</text:p>
          </table:table-cell>
          <table:table-cell office:value-type="float" office:value="2.40489708445037" calcext:value-type="float">
            <text:p>2.40489708445037</text:p>
          </table:table-cell>
          <table:table-cell office:value-type="float" office:value="2.40536768141074" calcext:value-type="float">
            <text:p>2.40536768141074</text:p>
          </table:table-cell>
          <table:table-cell office:value-type="float" office:value="2.40458313493334" calcext:value-type="float">
            <text:p>2.40458313493334</text:p>
          </table:table-cell>
          <table:table-cell office:value-type="float" office:value="2.40146113311659" calcext:value-type="float">
            <text:p>2.40146113311659</text:p>
          </table:table-cell>
          <table:table-cell office:value-type="float" office:value="2.40326595575978" calcext:value-type="float">
            <text:p>2.40326595575978</text:p>
          </table:table-cell>
          <table:table-cell office:value-type="float" office:value="2.40537979148197" calcext:value-type="float">
            <text:p>2.40537979148197</text:p>
          </table:table-cell>
          <table:table-cell office:value-type="float" office:value="2.41216070851761" calcext:value-type="float">
            <text:p>2.41216070851761</text:p>
          </table:table-cell>
          <table:table-cell office:value-type="float" office:value="2.41497700898505" calcext:value-type="float">
            <text:p>2.41497700898505</text:p>
          </table:table-cell>
          <table:table-cell office:value-type="float" office:value="2.41243564158917" calcext:value-type="float">
            <text:p>2.41243564158917</text:p>
          </table:table-cell>
          <table:table-cell office:value-type="float" office:value="2.41174400818699" calcext:value-type="float">
            <text:p>2.41174400818699</text:p>
          </table:table-cell>
          <table:table-cell office:value-type="float" office:value="2.41170270707748" calcext:value-type="float">
            <text:p>2.41170270707748</text:p>
          </table:table-cell>
          <table:table-cell office:value-type="float" office:value="2.42084661115375" calcext:value-type="float">
            <text:p>2.42084661115375</text:p>
          </table:table-cell>
          <table:table-cell office:value-type="float" office:value="2.42103093688948" calcext:value-type="float">
            <text:p>2.42103093688948</text:p>
          </table:table-cell>
          <table:table-cell office:value-type="float" office:value="2.42196470047955" calcext:value-type="float">
            <text:p>2.42196470047955</text:p>
          </table:table-cell>
          <table:table-cell office:value-type="float" office:value="2.42555699123196" calcext:value-type="float">
            <text:p>2.42555699123196</text:p>
          </table:table-cell>
          <table:table-cell office:value-type="float" office:value="2.43345466817864" calcext:value-type="float">
            <text:p>2.43345466817864</text:p>
          </table:table-cell>
          <table:table-cell office:value-type="float" office:value="2.43234986493138" calcext:value-type="float">
            <text:p>2.43234986493138</text:p>
          </table:table-cell>
          <table:table-cell office:value-type="float" office:value="2.43127206071131" calcext:value-type="float">
            <text:p>2.43127206071131</text:p>
          </table:table-cell>
          <table:table-cell office:value-type="float" office:value="2.43057889739395" calcext:value-type="float">
            <text:p>2.43057889739395</text:p>
          </table:table-cell>
          <table:table-cell office:value-type="float" office:value="2.4411906482332" calcext:value-type="float">
            <text:p>2.4411906482332</text:p>
          </table:table-cell>
          <table:table-cell office:value-type="float" office:value="2.43940550966583" calcext:value-type="float">
            <text:p>2.43940550966583</text:p>
          </table:table-cell>
          <table:table-cell office:value-type="float" office:value="2.43783669131125" calcext:value-type="float">
            <text:p>2.43783669131125</text:p>
          </table:table-cell>
          <table:table-cell office:value-type="float" office:value="2.44858897810809" calcext:value-type="float">
            <text:p>2.44858897810809</text:p>
          </table:table-cell>
          <table:table-cell office:value-type="float" office:value="2.45061269029863" calcext:value-type="float">
            <text:p>2.45061269029863</text:p>
          </table:table-cell>
          <table:table-cell office:value-type="float" office:value="2.45312243074963" calcext:value-type="float">
            <text:p>2.45312243074963</text:p>
          </table:table-cell>
          <table:table-cell office:value-type="float" office:value="2.4524993147124" calcext:value-type="float">
            <text:p>2.4524993147124</text:p>
          </table:table-cell>
          <table:table-cell office:value-type="float" office:value="2.45693541656162" calcext:value-type="float">
            <text:p>2.45693541656162</text:p>
          </table:table-cell>
          <table:table-cell office:value-type="float" office:value="2.45591058497822" calcext:value-type="float">
            <text:p>2.45591058497822</text:p>
          </table:table-cell>
          <table:table-cell office:value-type="float" office:value="2.4575582841706" calcext:value-type="float">
            <text:p>2.4575582841706</text:p>
          </table:table-cell>
          <table:table-cell office:value-type="float" office:value="2.46304620072425" calcext:value-type="float">
            <text:p>2.46304620072425</text:p>
          </table:table-cell>
          <table:table-cell office:value-type="float" office:value="2.4643219408889" calcext:value-type="float">
            <text:p>2.4643219408889</text:p>
          </table:table-cell>
          <table:table-cell office:value-type="float" office:value="2.46520948497549" calcext:value-type="float">
            <text:p>2.46520948497549</text:p>
          </table:table-cell>
          <table:table-cell office:value-type="float" office:value="2.46982091212009" calcext:value-type="float">
            <text:p>2.46982091212009</text:p>
          </table:table-cell>
          <table:table-cell office:value-type="float" office:value="2.46954101974405" calcext:value-type="float">
            <text:p>2.46954101974405</text:p>
          </table:table-cell>
          <table:table-cell office:value-type="float" office:value="2.46880586899544" calcext:value-type="float">
            <text:p>2.46880586899544</text:p>
          </table:table-cell>
          <table:table-cell office:value-type="float" office:value="2.47221127219476" calcext:value-type="float">
            <text:p>2.47221127219476</text:p>
          </table:table-cell>
          <table:table-cell office:value-type="float" office:value="2.46868242135673" calcext:value-type="float">
            <text:p>2.46868242135673</text:p>
          </table:table-cell>
          <table:table-cell office:value-type="float" office:value="2.46748173918484" calcext:value-type="float">
            <text:p>2.46748173918484</text:p>
          </table:table-cell>
          <table:table-cell office:value-type="float" office:value="2.46793920146844" calcext:value-type="float">
            <text:p>2.46793920146844</text:p>
          </table:table-cell>
        </table:table-row>
        <table:table-row table:style-name="ro1">
          <table:table-cell office:value-type="string" calcext:value-type="string">
            <text:p>POI</text:p>
          </table:table-cell>
          <table:table-cell office:value-type="float" office:value="3.67451652158611" calcext:value-type="float">
            <text:p>3.67451652158611</text:p>
          </table:table-cell>
          <table:table-cell office:value-type="float" office:value="3.82847974437521" calcext:value-type="float">
            <text:p>3.82847974437521</text:p>
          </table:table-cell>
          <table:table-cell office:value-type="float" office:value="3.62311017203163" calcext:value-type="float">
            <text:p>3.62311017203163</text:p>
          </table:table-cell>
          <table:table-cell office:value-type="float" office:value="3.42436369246339" calcext:value-type="float">
            <text:p>3.42436369246339</text:p>
          </table:table-cell>
          <table:table-cell office:value-type="float" office:value="3.21810379610143" calcext:value-type="float">
            <text:p>3.21810379610143</text:p>
          </table:table-cell>
          <table:table-cell office:value-type="float" office:value="3.05883178194777" calcext:value-type="float">
            <text:p>3.05883178194777</text:p>
          </table:table-cell>
          <table:table-cell office:value-type="float" office:value="2.94078886744962" calcext:value-type="float">
            <text:p>2.94078886744962</text:p>
          </table:table-cell>
          <table:table-cell office:value-type="float" office:value="2.88280816803346" calcext:value-type="float">
            <text:p>2.88280816803346</text:p>
          </table:table-cell>
          <table:table-cell office:value-type="float" office:value="2.86025961000558" calcext:value-type="float">
            <text:p>2.86025961000558</text:p>
          </table:table-cell>
          <table:table-cell office:value-type="float" office:value="2.75430924540172" calcext:value-type="float">
            <text:p>2.75430924540172</text:p>
          </table:table-cell>
          <table:table-cell office:value-type="float" office:value="2.6564774560392" calcext:value-type="float">
            <text:p>2.6564774560392</text:p>
          </table:table-cell>
          <table:table-cell office:value-type="float" office:value="2.62386814566577" calcext:value-type="float">
            <text:p>2.62386814566577</text:p>
          </table:table-cell>
          <table:table-cell office:value-type="float" office:value="2.58782472767584" calcext:value-type="float">
            <text:p>2.58782472767584</text:p>
          </table:table-cell>
          <table:table-cell office:value-type="float" office:value="2.55534392089483" calcext:value-type="float">
            <text:p>2.55534392089483</text:p>
          </table:table-cell>
          <table:table-cell office:value-type="float" office:value="2.49622115673988" calcext:value-type="float">
            <text:p>2.49622115673988</text:p>
          </table:table-cell>
          <table:table-cell office:value-type="float" office:value="2.47037484678212" calcext:value-type="float">
            <text:p>2.47037484678212</text:p>
          </table:table-cell>
          <table:table-cell office:value-type="float" office:value="2.44722058428199" calcext:value-type="float">
            <text:p>2.44722058428199</text:p>
          </table:table-cell>
          <table:table-cell office:value-type="float" office:value="2.41173598964625" calcext:value-type="float">
            <text:p>2.41173598964625</text:p>
          </table:table-cell>
          <table:table-cell office:value-type="float" office:value="2.56099272430773" calcext:value-type="float">
            <text:p>2.56099272430773</text:p>
          </table:table-cell>
          <table:table-cell office:value-type="float" office:value="2.55881752846852" calcext:value-type="float">
            <text:p>2.55881752846852</text:p>
          </table:table-cell>
          <table:table-cell office:value-type="float" office:value="2.54841501502167" calcext:value-type="float">
            <text:p>2.54841501502167</text:p>
          </table:table-cell>
          <table:table-cell office:value-type="float" office:value="2.49601907330597" calcext:value-type="float">
            <text:p>2.49601907330597</text:p>
          </table:table-cell>
          <table:table-cell office:value-type="float" office:value="2.44223640048886" calcext:value-type="float">
            <text:p>2.44223640048886</text:p>
          </table:table-cell>
          <table:table-cell office:value-type="float" office:value="2.37937531558657" calcext:value-type="float">
            <text:p>2.37937531558657</text:p>
          </table:table-cell>
          <table:table-cell office:value-type="float" office:value="2.3207210372586" calcext:value-type="float">
            <text:p>2.3207210372586</text:p>
          </table:table-cell>
          <table:table-cell office:value-type="float" office:value="2.31260899864466" calcext:value-type="float">
            <text:p>2.31260899864466</text:p>
          </table:table-cell>
          <table:table-cell office:value-type="float" office:value="2.25840140512009" calcext:value-type="float">
            <text:p>2.25840140512009</text:p>
          </table:table-cell>
          <table:table-cell office:value-type="float" office:value="2.20745200896833" calcext:value-type="float">
            <text:p>2.20745200896833</text:p>
          </table:table-cell>
          <table:table-cell office:value-type="float" office:value="2.18080306284889" calcext:value-type="float">
            <text:p>2.18080306284889</text:p>
          </table:table-cell>
          <table:table-cell office:value-type="float" office:value="2.24214777739321" calcext:value-type="float">
            <text:p>2.24214777739321</text:p>
          </table:table-cell>
          <table:table-cell office:value-type="float" office:value="2.19368204167501" calcext:value-type="float">
            <text:p>2.19368204167501</text:p>
          </table:table-cell>
          <table:table-cell office:value-type="float" office:value="2.14821737866289" calcext:value-type="float">
            <text:p>2.14821737866289</text:p>
          </table:table-cell>
          <table:table-cell office:value-type="float" office:value="2.10503834849144" calcext:value-type="float">
            <text:p>2.10503834849144</text:p>
          </table:table-cell>
          <table:table-cell office:value-type="float" office:value="2.08891827807951" calcext:value-type="float">
            <text:p>2.08891827807951</text:p>
          </table:table-cell>
          <table:table-cell office:value-type="float" office:value="2.08334017392912" calcext:value-type="float">
            <text:p>2.08334017392912</text:p>
          </table:table-cell>
          <table:table-cell office:value-type="float" office:value="2.07053848969073" calcext:value-type="float">
            <text:p>2.07053848969073</text:p>
          </table:table-cell>
          <table:table-cell office:value-type="float" office:value="2.03251425985638" calcext:value-type="float">
            <text:p>2.03251425985638</text:p>
          </table:table-cell>
          <table:table-cell office:value-type="float" office:value="2.10901536652721" calcext:value-type="float">
            <text:p>2.10901536652721</text:p>
          </table:table-cell>
          <table:table-cell office:value-type="float" office:value="2.07109941737362" calcext:value-type="float">
            <text:p>2.07109941737362</text:p>
          </table:table-cell>
          <table:table-cell office:value-type="float" office:value="2.06215807035538" calcext:value-type="float">
            <text:p>2.06215807035538</text:p>
          </table:table-cell>
          <table:table-cell office:value-type="float" office:value="2.07495291059715" calcext:value-type="float">
            <text:p>2.07495291059715</text:p>
          </table:table-cell>
          <table:table-cell office:value-type="float" office:value="2.039376175881" calcext:value-type="float">
            <text:p>2.039376175881</text:p>
          </table:table-cell>
          <table:table-cell office:value-type="float" office:value="2.00600523207956" calcext:value-type="float">
            <text:p>2.00600523207956</text:p>
          </table:table-cell>
          <table:table-cell office:value-type="float" office:value="2.06745883782091" calcext:value-type="float">
            <text:p>2.06745883782091</text:p>
          </table:table-cell>
          <table:table-cell office:value-type="float" office:value="2.03463596301576" calcext:value-type="float">
            <text:p>2.03463596301576</text:p>
          </table:table-cell>
          <table:table-cell office:value-type="float" office:value="2.00453970538227" calcext:value-type="float">
            <text:p>2.00453970538227</text:p>
          </table:table-cell>
          <table:table-cell office:value-type="float" office:value="1.97373833791203" calcext:value-type="float">
            <text:p>1.97373833791203</text:p>
          </table:table-cell>
          <table:table-cell office:value-type="float" office:value="2.02423382924224" calcext:value-type="float">
            <text:p>2.02423382924224</text:p>
          </table:table-cell>
          <table:table-cell office:value-type="float" office:value="1.99962728430287" calcext:value-type="float">
            <text:p>1.99962728430287</text:p>
          </table:table-cell>
          <table:table-cell office:value-type="float" office:value="2.00026719236184" calcext:value-type="float">
            <text:p>2.00026719236184</text:p>
          </table:table-cell>
          <table:table-cell office:value-type="float" office:value="1.98954065064218" calcext:value-type="float">
            <text:p>1.98954065064218</text:p>
          </table:table-cell>
          <table:table-cell office:value-type="float" office:value="1.98919681820716" calcext:value-type="float">
            <text:p>1.98919681820716</text:p>
          </table:table-cell>
          <table:table-cell office:value-type="float" office:value="1.96117157993306" calcext:value-type="float">
            <text:p>1.96117157993306</text:p>
          </table:table-cell>
          <table:table-cell office:value-type="float" office:value="1.95740857639474" calcext:value-type="float">
            <text:p>1.95740857639474</text:p>
          </table:table-cell>
          <table:table-cell office:value-type="float" office:value="1.93140796652824" calcext:value-type="float">
            <text:p>1.93140796652824</text:p>
          </table:table-cell>
          <table:table-cell office:value-type="float" office:value="1.95276733577344" calcext:value-type="float">
            <text:p>1.95276733577344</text:p>
          </table:table-cell>
          <table:table-cell office:value-type="float" office:value="1.96690544681357" calcext:value-type="float">
            <text:p>1.96690544681357</text:p>
          </table:table-cell>
          <table:table-cell office:value-type="float" office:value="1.95425961556275" calcext:value-type="float">
            <text:p>1.95425961556275</text:p>
          </table:table-cell>
          <table:table-cell office:value-type="float" office:value="1.95570739634151" calcext:value-type="float">
            <text:p>1.95570739634151</text:p>
          </table:table-cell>
          <table:table-cell office:value-type="float" office:value="1.95528162600817" calcext:value-type="float">
            <text:p>1.95528162600817</text:p>
          </table:table-cell>
          <table:table-cell office:value-type="float" office:value="1.93812386587735" calcext:value-type="float">
            <text:p>1.93812386587735</text:p>
          </table:table-cell>
          <table:table-cell office:value-type="float" office:value="1.94342354174042" calcext:value-type="float">
            <text:p>1.94342354174042</text:p>
          </table:table-cell>
          <table:table-cell office:value-type="float" office:value="1.94212240349529" calcext:value-type="float">
            <text:p>1.94212240349529</text:p>
          </table:table-cell>
          <table:table-cell office:value-type="float" office:value="1.94759859115184" calcext:value-type="float">
            <text:p>1.94759859115184</text:p>
          </table:table-cell>
          <table:table-cell office:value-type="float" office:value="1.9513836274754" calcext:value-type="float">
            <text:p>1.9513836274754</text:p>
          </table:table-cell>
          <table:table-cell office:value-type="float" office:value="1.94669675649395" calcext:value-type="float">
            <text:p>1.94669675649395</text:p>
          </table:table-cell>
          <table:table-cell office:value-type="float" office:value="1.95821251602857" calcext:value-type="float">
            <text:p>1.95821251602857</text:p>
          </table:table-cell>
          <table:table-cell office:value-type="float" office:value="1.93518062186762" calcext:value-type="float">
            <text:p>1.93518062186762</text:p>
          </table:table-cell>
          <table:table-cell office:value-type="float" office:value="1.93488164100142" calcext:value-type="float">
            <text:p>1.93488164100142</text:p>
          </table:table-cell>
          <table:table-cell office:value-type="float" office:value="1.9460193821868" calcext:value-type="float">
            <text:p>1.9460193821868</text:p>
          </table:table-cell>
          <table:table-cell office:value-type="float" office:value="1.93623278194678" calcext:value-type="float">
            <text:p>1.93623278194678</text:p>
          </table:table-cell>
          <table:table-cell office:value-type="float" office:value="1.94247032768141" calcext:value-type="float">
            <text:p>1.94247032768141</text:p>
          </table:table-cell>
          <table:table-cell office:value-type="float" office:value="1.94339791482753" calcext:value-type="float">
            <text:p>1.94339791482753</text:p>
          </table:table-cell>
          <table:table-cell office:value-type="float" office:value="1.92606920651336" calcext:value-type="float">
            <text:p>1.92606920651336</text:p>
          </table:table-cell>
          <table:table-cell office:value-type="float" office:value="1.91407521473561" calcext:value-type="float">
            <text:p>1.91407521473561</text:p>
          </table:table-cell>
          <table:table-cell office:value-type="float" office:value="1.89938380664081" calcext:value-type="float">
            <text:p>1.89938380664081</text:p>
          </table:table-cell>
          <table:table-cell office:value-type="float" office:value="1.89653926404034" calcext:value-type="float">
            <text:p>1.89653926404034</text:p>
          </table:table-cell>
          <table:table-cell office:value-type="float" office:value="1.88685758220594" calcext:value-type="float">
            <text:p>1.88685758220594</text:p>
          </table:table-cell>
          <table:table-cell office:value-type="float" office:value="1.88337310665371" calcext:value-type="float">
            <text:p>1.88337310665371</text:p>
          </table:table-cell>
          <table:table-cell office:value-type="float" office:value="1.88320785196603" calcext:value-type="float">
            <text:p>1.88320785196603</text:p>
          </table:table-cell>
          <table:table-cell office:value-type="float" office:value="1.86484762709565" calcext:value-type="float">
            <text:p>1.86484762709565</text:p>
          </table:table-cell>
          <table:table-cell office:value-type="float" office:value="1.84715432575228" calcext:value-type="float">
            <text:p>1.84715432575228</text:p>
          </table:table-cell>
          <table:table-cell office:value-type="float" office:value="1.84329198008309" calcext:value-type="float">
            <text:p>1.84329198008309</text:p>
          </table:table-cell>
          <table:table-cell office:value-type="float" office:value="1.83497852746921" calcext:value-type="float">
            <text:p>1.83497852746921</text:p>
          </table:table-cell>
          <table:table-cell office:value-type="float" office:value="1.83073445085209" calcext:value-type="float">
            <text:p>1.83073445085209</text:p>
          </table:table-cell>
          <table:table-cell office:value-type="float" office:value="1.85694285376248" calcext:value-type="float">
            <text:p>1.85694285376248</text:p>
          </table:table-cell>
          <table:table-cell office:value-type="float" office:value="1.83904248497706" calcext:value-type="float">
            <text:p>1.83904248497706</text:p>
          </table:table-cell>
          <table:table-cell office:value-type="float" office:value="1.82579226195549" calcext:value-type="float">
            <text:p>1.82579226195549</text:p>
          </table:table-cell>
          <table:table-cell office:value-type="float" office:value="1.81281758625008" calcext:value-type="float">
            <text:p>1.81281758625008</text:p>
          </table:table-cell>
          <table:table-cell office:value-type="float" office:value="1.81368103913204" calcext:value-type="float">
            <text:p>1.81368103913204</text:p>
          </table:table-cell>
          <table:table-cell office:value-type="float" office:value="1.81218773587991" calcext:value-type="float">
            <text:p>1.81218773587991</text:p>
          </table:table-cell>
          <table:table-cell office:value-type="float" office:value="1.79861798374469" calcext:value-type="float">
            <text:p>1.79861798374469</text:p>
          </table:table-cell>
          <table:table-cell office:value-type="float" office:value="1.80969940177113" calcext:value-type="float">
            <text:p>1.80969940177113</text:p>
          </table:table-cell>
          <table:table-cell office:value-type="float" office:value="1.81124252185452" calcext:value-type="float">
            <text:p>1.81124252185452</text:p>
          </table:table-cell>
          <table:table-cell office:value-type="float" office:value="1.82211910820604" calcext:value-type="float">
            <text:p>1.82211910820604</text:p>
          </table:table-cell>
          <table:table-cell office:value-type="float" office:value="1.81499743322604" calcext:value-type="float">
            <text:p>1.81499743322604</text:p>
          </table:table-cell>
          <table:table-cell office:value-type="float" office:value="1.82061731939692" calcext:value-type="float">
            <text:p>1.82061731939692</text:p>
          </table:table-cell>
          <table:table-cell office:value-type="float" office:value="1.83231237683834" calcext:value-type="float">
            <text:p>1.83231237683834</text:p>
          </table:table-cell>
          <table:table-cell office:value-type="float" office:value="1.82261951945275" calcext:value-type="float">
            <text:p>1.82261951945275</text:p>
          </table:table-cell>
          <table:table-cell office:value-type="float" office:value="1.82248791350093" calcext:value-type="float">
            <text:p>1.82248791350093</text:p>
          </table:table-cell>
          <table:table-cell office:value-type="float" office:value="1.82001328554918" calcext:value-type="float">
            <text:p>1.82001328554918</text:p>
          </table:table-cell>
          <table:table-cell office:value-type="float" office:value="1.8197488419106" calcext:value-type="float">
            <text:p>1.8197488419106</text:p>
          </table:table-cell>
          <table:table-cell office:value-type="float" office:value="1.80534640714343" calcext:value-type="float">
            <text:p>1.80534640714343</text:p>
          </table:table-cell>
          <table:table-cell office:value-type="float" office:value="1.79429711959023" calcext:value-type="float">
            <text:p>1.79429711959023</text:p>
          </table:table-cell>
          <table:table-cell office:value-type="float" office:value="1.78743915641727" calcext:value-type="float">
            <text:p>1.78743915641727</text:p>
          </table:table-cell>
          <table:table-cell office:value-type="float" office:value="1.78474184224911" calcext:value-type="float">
            <text:p>1.78474184224911</text:p>
          </table:table-cell>
          <table:table-cell office:value-type="float" office:value="1.79290950595801" calcext:value-type="float">
            <text:p>1.79290950595801</text:p>
          </table:table-cell>
          <table:table-cell office:value-type="float" office:value="1.78134302119345" calcext:value-type="float">
            <text:p>1.78134302119345</text:p>
          </table:table-cell>
          <table:table-cell office:value-type="float" office:value="1.78201897417709" calcext:value-type="float">
            <text:p>1.78201897417709</text:p>
          </table:table-cell>
          <table:table-cell office:value-type="float" office:value="1.78703692230409" calcext:value-type="float">
            <text:p>1.78703692230409</text:p>
          </table:table-cell>
          <table:table-cell office:value-type="float" office:value="1.79218515752577" calcext:value-type="float">
            <text:p>1.79218515752577</text:p>
          </table:table-cell>
          <table:table-cell office:value-type="float" office:value="1.79405443172528" calcext:value-type="float">
            <text:p>1.79405443172528</text:p>
          </table:table-cell>
          <table:table-cell office:value-type="float" office:value="1.7903269720515" calcext:value-type="float">
            <text:p>1.7903269720515</text:p>
          </table:table-cell>
          <table:table-cell office:value-type="float" office:value="1.78639609579189" calcext:value-type="float">
            <text:p>1.78639609579189</text:p>
          </table:table-cell>
          <table:table-cell office:value-type="float" office:value="1.78139348627911" calcext:value-type="float">
            <text:p>1.78139348627911</text:p>
          </table:table-cell>
          <table:table-cell office:value-type="float" office:value="1.78779716656377" calcext:value-type="float">
            <text:p>1.78779716656377</text:p>
          </table:table-cell>
          <table:table-cell office:value-type="float" office:value="1.79282659902013" calcext:value-type="float">
            <text:p>1.79282659902013</text:p>
          </table:table-cell>
          <table:table-cell office:value-type="float" office:value="1.79044119453357" calcext:value-type="float">
            <text:p>1.79044119453357</text:p>
          </table:table-cell>
          <table:table-cell office:value-type="float" office:value="1.79806987872226" calcext:value-type="float">
            <text:p>1.79806987872226</text:p>
          </table:table-cell>
          <table:table-cell office:value-type="float" office:value="1.80456162216028" calcext:value-type="float">
            <text:p>1.80456162216028</text:p>
          </table:table-cell>
          <table:table-cell office:value-type="float" office:value="1.80533007762941" calcext:value-type="float">
            <text:p>1.80533007762941</text:p>
          </table:table-cell>
          <table:table-cell office:value-type="float" office:value="1.80773743094378" calcext:value-type="float">
            <text:p>1.80773743094378</text:p>
          </table:table-cell>
          <table:table-cell office:value-type="float" office:value="1.8208168550798" calcext:value-type="float">
            <text:p>1.8208168550798</text:p>
          </table:table-cell>
          <table:table-cell office:value-type="float" office:value="1.81432841719578" calcext:value-type="float">
            <text:p>1.81432841719578</text:p>
          </table:table-cell>
          <table:table-cell office:value-type="float" office:value="1.81874219602642" calcext:value-type="float">
            <text:p>1.81874219602642</text:p>
          </table:table-cell>
          <table:table-cell office:value-type="float" office:value="1.82991305823629" calcext:value-type="float">
            <text:p>1.82991305823629</text:p>
          </table:table-cell>
          <table:table-cell office:value-type="float" office:value="1.82427776332472" calcext:value-type="float">
            <text:p>1.82427776332472</text:p>
          </table:table-cell>
          <table:table-cell office:value-type="float" office:value="1.82347636659629" calcext:value-type="float">
            <text:p>1.82347636659629</text:p>
          </table:table-cell>
          <table:table-cell office:value-type="float" office:value="1.82930081347209" calcext:value-type="float">
            <text:p>1.82930081347209</text:p>
          </table:table-cell>
          <table:table-cell office:value-type="float" office:value="1.83365069948838" calcext:value-type="float">
            <text:p>1.83365069948838</text:p>
          </table:table-cell>
          <table:table-cell office:value-type="float" office:value="1.83930499570331" calcext:value-type="float">
            <text:p>1.83930499570331</text:p>
          </table:table-cell>
          <table:table-cell office:value-type="float" office:value="1.84117903182109" calcext:value-type="float">
            <text:p>1.84117903182109</text:p>
          </table:table-cell>
          <table:table-cell office:value-type="float" office:value="1.84551601826503" calcext:value-type="float">
            <text:p>1.84551601826503</text:p>
          </table:table-cell>
          <table:table-cell office:value-type="float" office:value="1.84250915516557" calcext:value-type="float">
            <text:p>1.84250915516557</text:p>
          </table:table-cell>
          <table:table-cell office:value-type="float" office:value="1.83951437927794" calcext:value-type="float">
            <text:p>1.83951437927794</text:p>
          </table:table-cell>
          <table:table-cell office:value-type="float" office:value="1.84242733577591" calcext:value-type="float">
            <text:p>1.84242733577591</text:p>
          </table:table-cell>
          <table:table-cell office:value-type="float" office:value="1.83850157572383" calcext:value-type="float">
            <text:p>1.83850157572383</text:p>
          </table:table-cell>
          <table:table-cell office:value-type="float" office:value="1.83655037383287" calcext:value-type="float">
            <text:p>1.83655037383287</text:p>
          </table:table-cell>
          <table:table-cell office:value-type="float" office:value="1.83451334258811" calcext:value-type="float">
            <text:p>1.83451334258811</text:p>
          </table:table-cell>
          <table:table-cell office:value-type="float" office:value="1.83426248365091" calcext:value-type="float">
            <text:p>1.83426248365091</text:p>
          </table:table-cell>
          <table:table-cell office:value-type="float" office:value="1.84376086754818" calcext:value-type="float">
            <text:p>1.84376086754818</text:p>
          </table:table-cell>
          <table:table-cell office:value-type="float" office:value="1.84433268641901" calcext:value-type="float">
            <text:p>1.84433268641901</text:p>
          </table:table-cell>
          <table:table-cell office:value-type="float" office:value="1.84364186690023" calcext:value-type="float">
            <text:p>1.84364186690023</text:p>
          </table:table-cell>
          <table:table-cell office:value-type="float" office:value="1.84342184614903" calcext:value-type="float">
            <text:p>1.84342184614903</text:p>
          </table:table-cell>
          <table:table-cell office:value-type="float" office:value="1.84835004694967" calcext:value-type="float">
            <text:p>1.84835004694967</text:p>
          </table:table-cell>
          <table:table-cell office:value-type="float" office:value="1.85003622108788" calcext:value-type="float">
            <text:p>1.85003622108788</text:p>
          </table:table-cell>
          <table:table-cell office:value-type="float" office:value="1.84898031004488" calcext:value-type="float">
            <text:p>1.84898031004488</text:p>
          </table:table-cell>
          <table:table-cell office:value-type="float" office:value="1.85622591834136" calcext:value-type="float">
            <text:p>1.85622591834136</text:p>
          </table:table-cell>
          <table:table-cell office:value-type="float" office:value="1.8578592261453" calcext:value-type="float">
            <text:p>1.8578592261453</text:p>
          </table:table-cell>
          <table:table-cell office:value-type="float" office:value="1.85765063607543" calcext:value-type="float">
            <text:p>1.85765063607543</text:p>
          </table:table-cell>
          <table:table-cell office:value-type="float" office:value="1.8627361422084" calcext:value-type="float">
            <text:p>1.8627361422084</text:p>
          </table:table-cell>
          <table:table-cell office:value-type="float" office:value="1.86304850335204" calcext:value-type="float">
            <text:p>1.86304850335204</text:p>
          </table:table-cell>
          <table:table-cell office:value-type="float" office:value="1.86630464596973" calcext:value-type="float">
            <text:p>1.86630464596973</text:p>
          </table:table-cell>
          <table:table-cell office:value-type="float" office:value="1.86743850779413" calcext:value-type="float">
            <text:p>1.86743850779413</text:p>
          </table:table-cell>
          <table:table-cell office:value-type="float" office:value="1.87061181314708" calcext:value-type="float">
            <text:p>1.87061181314708</text:p>
          </table:table-cell>
          <table:table-cell office:value-type="float" office:value="1.87690038592375" calcext:value-type="float">
            <text:p>1.87690038592375</text:p>
          </table:table-cell>
          <table:table-cell office:value-type="float" office:value="1.87195731821472" calcext:value-type="float">
            <text:p>1.87195731821472</text:p>
          </table:table-cell>
          <table:table-cell office:value-type="float" office:value="1.87676472304744" calcext:value-type="float">
            <text:p>1.87676472304744</text:p>
          </table:table-cell>
          <table:table-cell office:value-type="float" office:value="1.88367897774889" calcext:value-type="float">
            <text:p>1.88367897774889</text:p>
          </table:table-cell>
          <table:table-cell office:value-type="float" office:value="1.8812138721975" calcext:value-type="float">
            <text:p>1.8812138721975</text:p>
          </table:table-cell>
          <table:table-cell office:value-type="float" office:value="1.88292911382502" calcext:value-type="float">
            <text:p>1.88292911382502</text:p>
          </table:table-cell>
          <table:table-cell office:value-type="float" office:value="1.88372895577258" calcext:value-type="float">
            <text:p>1.88372895577258</text:p>
          </table:table-cell>
          <table:table-cell office:value-type="float" office:value="1.88514363008649" calcext:value-type="float">
            <text:p>1.88514363008649</text:p>
          </table:table-cell>
          <table:table-cell office:value-type="float" office:value="1.8864486034889" calcext:value-type="float">
            <text:p>1.8864486034889</text:p>
          </table:table-cell>
          <table:table-cell office:value-type="float" office:value="1.88510053657626" calcext:value-type="float">
            <text:p>1.88510053657626</text:p>
          </table:table-cell>
          <table:table-cell office:value-type="float" office:value="1.88892507820698" calcext:value-type="float">
            <text:p>1.88892507820698</text:p>
          </table:table-cell>
          <table:table-cell office:value-type="float" office:value="1.89117099394722" calcext:value-type="float">
            <text:p>1.89117099394722</text:p>
          </table:table-cell>
          <table:table-cell office:value-type="float" office:value="1.88955001448225" calcext:value-type="float">
            <text:p>1.88955001448225</text:p>
          </table:table-cell>
          <table:table-cell office:value-type="float" office:value="1.88819022760659" calcext:value-type="float">
            <text:p>1.88819022760659</text:p>
          </table:table-cell>
          <table:table-cell office:value-type="float" office:value="1.88954904013799" calcext:value-type="float">
            <text:p>1.88954904013799</text:p>
          </table:table-cell>
          <table:table-cell office:value-type="float" office:value="1.89330360145438" calcext:value-type="float">
            <text:p>1.89330360145438</text:p>
          </table:table-cell>
          <table:table-cell office:value-type="float" office:value="1.89449735104327" calcext:value-type="float">
            <text:p>1.89449735104327</text:p>
          </table:table-cell>
          <table:table-cell office:value-type="float" office:value="1.89622422970377" calcext:value-type="float">
            <text:p>1.89622422970377</text:p>
          </table:table-cell>
          <table:table-cell office:value-type="float" office:value="1.89386025125865" calcext:value-type="float">
            <text:p>1.89386025125865</text:p>
          </table:table-cell>
          <table:table-cell office:value-type="float" office:value="1.90079509453414" calcext:value-type="float">
            <text:p>1.90079509453414</text:p>
          </table:table-cell>
          <table:table-cell office:value-type="float" office:value="1.8959824509021" calcext:value-type="float">
            <text:p>1.8959824509021</text:p>
          </table:table-cell>
          <table:table-cell office:value-type="float" office:value="1.89917596998171" calcext:value-type="float">
            <text:p>1.89917596998171</text:p>
          </table:table-cell>
          <table:table-cell office:value-type="float" office:value="1.90096614643843" calcext:value-type="float">
            <text:p>1.90096614643843</text:p>
          </table:table-cell>
          <table:table-cell office:value-type="float" office:value="1.89764901169784" calcext:value-type="float">
            <text:p>1.89764901169784</text:p>
          </table:table-cell>
          <table:table-cell office:value-type="float" office:value="1.9006499287629" calcext:value-type="float">
            <text:p>1.9006499287629</text:p>
          </table:table-cell>
          <table:table-cell office:value-type="float" office:value="1.89870380526022" calcext:value-type="float">
            <text:p>1.89870380526022</text:p>
          </table:table-cell>
          <table:table-cell office:value-type="float" office:value="1.90375884390035" calcext:value-type="float">
            <text:p>1.90375884390035</text:p>
          </table:table-cell>
          <table:table-cell office:value-type="float" office:value="1.90277601198844" calcext:value-type="float">
            <text:p>1.90277601198844</text:p>
          </table:table-cell>
          <table:table-cell office:value-type="float" office:value="1.89942016748018" calcext:value-type="float">
            <text:p>1.89942016748018</text:p>
          </table:table-cell>
          <table:table-cell office:value-type="float" office:value="1.89894816608089" calcext:value-type="float">
            <text:p>1.89894816608089</text:p>
          </table:table-cell>
          <table:table-cell office:value-type="float" office:value="1.89655721975782" calcext:value-type="float">
            <text:p>1.89655721975782</text:p>
          </table:table-cell>
          <table:table-cell office:value-type="float" office:value="1.89738102072092" calcext:value-type="float">
            <text:p>1.89738102072092</text:p>
          </table:table-cell>
          <table:table-cell office:value-type="float" office:value="1.9006371917747" calcext:value-type="float">
            <text:p>1.9006371917747</text:p>
          </table:table-cell>
          <table:table-cell office:value-type="float" office:value="1.90758355335495" calcext:value-type="float">
            <text:p>1.90758355335495</text:p>
          </table:table-cell>
          <table:table-cell office:value-type="float" office:value="1.90727615288765" calcext:value-type="float">
            <text:p>1.90727615288765</text:p>
          </table:table-cell>
          <table:table-cell office:value-type="float" office:value="1.90597549462981" calcext:value-type="float">
            <text:p>1.90597549462981</text:p>
          </table:table-cell>
          <table:table-cell office:value-type="float" office:value="1.90472844735896" calcext:value-type="float">
            <text:p>1.90472844735896</text:p>
          </table:table-cell>
          <table:table-cell office:value-type="float" office:value="1.90316025142502" calcext:value-type="float">
            <text:p>1.90316025142502</text:p>
          </table:table-cell>
          <table:table-cell office:value-type="float" office:value="1.90169750513174" calcext:value-type="float">
            <text:p>1.90169750513174</text:p>
          </table:table-cell>
          <table:table-cell office:value-type="float" office:value="1.90256122229349" calcext:value-type="float">
            <text:p>1.90256122229349</text:p>
          </table:table-cell>
          <table:table-cell office:value-type="float" office:value="1.90090203656625" calcext:value-type="float">
            <text:p>1.90090203656625</text:p>
          </table:table-cell>
          <table:table-cell office:value-type="float" office:value="1.89664682654882" calcext:value-type="float">
            <text:p>1.89664682654882</text:p>
          </table:table-cell>
          <table:table-cell office:value-type="float" office:value="1.89223533239075" calcext:value-type="float">
            <text:p>1.89223533239075</text:p>
          </table:table-cell>
          <table:table-cell office:value-type="float" office:value="1.89175362575996" calcext:value-type="float">
            <text:p>1.89175362575996</text:p>
          </table:table-cell>
          <table:table-cell office:value-type="float" office:value="1.89510275025665" calcext:value-type="float">
            <text:p>1.895102750256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1T14:34:01.177189335</dc:date>
    <meta:editing-duration>PT4M1S</meta:editing-duration>
    <meta:editing-cycles>2</meta:editing-cycles>
    <meta:generator>LibreOffice/6.0.3.2$Linux_X86_64 LibreOffice_project/00m0$Build-2</meta:generator>
    <meta:document-statistic meta:table-count="1" meta:cell-count="8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603cm" svg:height="13.839cm" xlink:href=".." xlink:type="simple" chart:class="chart:scatter" chart:style-name="ch1">
        <chart:title svg:x="11.913cm" svg:y="0.411cm" chart:style-name="ch2">
          <text:p>Flu</text:p>
        </chart:title>
        <chart:legend chart:legend-position="end" svg:x="21.301cm" svg:y="6.031cm" style:legend-expansion="high" chart:style-name="ch3"/>
        <chart:plot-area chart:style-name="ch4" table:cell-range-address="summary_0820.B1:summary_0820.GS4" chart:data-source-has-labels="row" svg:x="1.784cm" svg:y="1.388cm" svg:width="19.025cm" svg:height="11.246cm">
          <chartooo:coordinate-region svg:x="2.22cm" svg:y="1.549cm" svg:width="18.124cm" svg:height="10.517cm"/>
          <chart:axis chart:dimension="x" chart:name="primary-x" chart:style-name="ch5">
            <chart:title svg:x="10.577cm" svg:y="12.91cm" chart:style-name="ch6">
              <text:p>iterations</text:p>
            </chart:title>
          </chart:axis>
          <chart:axis chart:dimension="y" chart:name="primary-y" chart:style-name="ch5">
            <chart:title svg:x="0.091cm" svg:y="10.869cm" chart:style-name="ch7">
              <text:p>average sick days per person</text:p>
            </chart:title>
            <chart:grid chart:style-name="ch8" chart:class="major"/>
          </chart:axis>
          <chart:series chart:style-name="ch9" chart:values-cell-range-address="summary_0820.B1:summary_0820.GS1" loext:label-string="gpucb" chart:class="chart:scatter">
            <chart:data-point chart:repeated="200"/>
          </chart:series>
          <chart:series chart:style-name="ch10" chart:values-cell-range-address="summary_0820.B2:summary_0820.GS2" loext:label-string="decomposed" chart:class="chart:scatter">
            <chart:data-point chart:repeated="200"/>
          </chart:series>
          <chart:series chart:style-name="ch11" chart:values-cell-range-address="summary_0820.B3:summary_0820.GS3" loext:label-string="ei" chart:class="chart:scatter">
            <chart:data-point chart:repeated="200"/>
          </chart:series>
          <chart:series chart:style-name="ch12" chart:values-cell-range-address="summary_0820.B4:summary_0820.GS4" loext:label-string="poi" chart:class="chart:scatter">
            <chart:data-point chart:repeated="2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cb</text:p>
              </table:table-cell>
              <table:table-cell office:value-type="string">
                <text:p>decomposed</text:p>
              </table:table-cell>
              <table:table-cell office:value-type="string">
                <text:p>ei</text:p>
              </table:table-cell>
              <table:table-cell office:value-type="string">
                <text:p>p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0021376101124">
                <text:p>13.0021376101124</text:p>
                <draw:g>
                  <svg:desc>summary_0820.B1:summary_0820.GS1</svg:desc>
                </draw:g>
              </table:table-cell>
              <table:table-cell office:value-type="float" office:value="13.0481267981206">
                <text:p>13.0481267981206</text:p>
                <draw:g>
                  <svg:desc>summary_0820.B2:summary_0820.GS2</svg:desc>
                </draw:g>
              </table:table-cell>
              <table:table-cell office:value-type="float" office:value="12.2871562439488">
                <text:p>12.2871562439488</text:p>
                <draw:g>
                  <svg:desc>summary_0820.B3:summary_0820.GS3</svg:desc>
                </draw:g>
              </table:table-cell>
              <table:table-cell office:value-type="float" office:value="3.67451652158611">
                <text:p>3.67451652158611</text:p>
                <draw:g>
                  <svg:desc>summary_0820.B4:summary_0820.GS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71679553859567">
                <text:p>7.71679553859567</text:p>
              </table:table-cell>
              <table:table-cell office:value-type="float" office:value="8.4524420187699">
                <text:p>8.4524420187699</text:p>
              </table:table-cell>
              <table:table-cell office:value-type="float" office:value="7.39103807100114">
                <text:p>7.39103807100114</text:p>
              </table:table-cell>
              <table:table-cell office:value-type="float" office:value="3.82847974437521">
                <text:p>3.828479744375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64982701061582">
                <text:p>6.64982701061582</text:p>
              </table:table-cell>
              <table:table-cell office:value-type="float" office:value="7.86645476996787">
                <text:p>7.86645476996787</text:p>
              </table:table-cell>
              <table:table-cell office:value-type="float" office:value="5.54542601192533">
                <text:p>5.54542601192533</text:p>
              </table:table-cell>
              <table:table-cell office:value-type="float" office:value="3.62311017203163">
                <text:p>3.623110172031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62301900166123">
                <text:p>5.62301900166123</text:p>
              </table:table-cell>
              <table:table-cell office:value-type="float" office:value="7.78880033010957">
                <text:p>7.78880033010957</text:p>
              </table:table-cell>
              <table:table-cell office:value-type="float" office:value="4.56263413035247">
                <text:p>4.56263413035247</text:p>
              </table:table-cell>
              <table:table-cell office:value-type="float" office:value="3.42436369246339">
                <text:p>3.424363692463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99417774975102">
                <text:p>4.99417774975102</text:p>
              </table:table-cell>
              <table:table-cell office:value-type="float" office:value="7.61114379073997">
                <text:p>7.61114379073997</text:p>
              </table:table-cell>
              <table:table-cell office:value-type="float" office:value="3.87314599839332">
                <text:p>3.87314599839332</text:p>
              </table:table-cell>
              <table:table-cell office:value-type="float" office:value="3.21810379610143">
                <text:p>3.21810379610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76944100948205">
                <text:p>4.76944100948205</text:p>
              </table:table-cell>
              <table:table-cell office:value-type="float" office:value="7.3477646192823">
                <text:p>7.3477646192823</text:p>
              </table:table-cell>
              <table:table-cell office:value-type="float" office:value="3.50354735533186">
                <text:p>3.50354735533186</text:p>
              </table:table-cell>
              <table:table-cell office:value-type="float" office:value="3.05883178194777">
                <text:p>3.058831781947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42366621797437">
                <text:p>4.42366621797437</text:p>
              </table:table-cell>
              <table:table-cell office:value-type="float" office:value="7.12504362486512">
                <text:p>7.12504362486512</text:p>
              </table:table-cell>
              <table:table-cell office:value-type="float" office:value="3.18070062913993">
                <text:p>3.18070062913993</text:p>
              </table:table-cell>
              <table:table-cell office:value-type="float" office:value="2.94078886744962">
                <text:p>2.940788867449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15011329547219">
                <text:p>4.15011329547219</text:p>
              </table:table-cell>
              <table:table-cell office:value-type="float" office:value="7.02988862047439">
                <text:p>7.02988862047439</text:p>
              </table:table-cell>
              <table:table-cell office:value-type="float" office:value="2.96788146521671">
                <text:p>2.96788146521671</text:p>
              </table:table-cell>
              <table:table-cell office:value-type="float" office:value="2.88280816803346">
                <text:p>2.882808168033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9099779132401">
                <text:p>3.9099779132401</text:p>
              </table:table-cell>
              <table:table-cell office:value-type="float" office:value="7.00947666766044">
                <text:p>7.00947666766044</text:p>
              </table:table-cell>
              <table:table-cell office:value-type="float" office:value="2.7796135906597">
                <text:p>2.7796135906597</text:p>
              </table:table-cell>
              <table:table-cell office:value-type="float" office:value="2.86025961000558">
                <text:p>2.860259610005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86230397278975">
                <text:p>3.86230397278975</text:p>
              </table:table-cell>
              <table:table-cell office:value-type="float" office:value="6.83512516979601">
                <text:p>6.83512516979601</text:p>
              </table:table-cell>
              <table:table-cell office:value-type="float" office:value="2.59633648449992">
                <text:p>2.59633648449992</text:p>
              </table:table-cell>
              <table:table-cell office:value-type="float" office:value="2.75430924540172">
                <text:p>2.754309245401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6257739139642">
                <text:p>3.76257739139642</text:p>
              </table:table-cell>
              <table:table-cell office:value-type="float" office:value="6.68657217661352">
                <text:p>6.68657217661352</text:p>
              </table:table-cell>
              <table:table-cell office:value-type="float" office:value="2.44565120972195">
                <text:p>2.44565120972195</text:p>
              </table:table-cell>
              <table:table-cell office:value-type="float" office:value="2.6564774560392">
                <text:p>2.65647745603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144623465409">
                <text:p>3.6144623465409</text:p>
              </table:table-cell>
              <table:table-cell office:value-type="float" office:value="6.42269832816598">
                <text:p>6.42269832816598</text:p>
              </table:table-cell>
              <table:table-cell office:value-type="float" office:value="2.34733016339691">
                <text:p>2.34733016339691</text:p>
              </table:table-cell>
              <table:table-cell office:value-type="float" office:value="2.62386814566577">
                <text:p>2.62386814566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57771848855926">
                <text:p>3.57771848855926</text:p>
              </table:table-cell>
              <table:table-cell office:value-type="float" office:value="6.36346464673144">
                <text:p>6.36346464673144</text:p>
              </table:table-cell>
              <table:table-cell office:value-type="float" office:value="2.24195467511288">
                <text:p>2.24195467511288</text:p>
              </table:table-cell>
              <table:table-cell office:value-type="float" office:value="2.58782472767584">
                <text:p>2.587824727675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52421819119582">
                <text:p>3.52421819119582</text:p>
              </table:table-cell>
              <table:table-cell office:value-type="float" office:value="6.26140868997781">
                <text:p>6.26140868997781</text:p>
              </table:table-cell>
              <table:table-cell office:value-type="float" office:value="2.16183766318862">
                <text:p>2.16183766318862</text:p>
              </table:table-cell>
              <table:table-cell office:value-type="float" office:value="2.55534392089483">
                <text:p>2.555343920894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259122926374">
                <text:p>3.5259122926374</text:p>
              </table:table-cell>
              <table:table-cell office:value-type="float" office:value="6.07251393127916">
                <text:p>6.07251393127916</text:p>
              </table:table-cell>
              <table:table-cell office:value-type="float" office:value="2.10248754204253">
                <text:p>2.10248754204253</text:p>
              </table:table-cell>
              <table:table-cell office:value-type="float" office:value="2.49622115673988">
                <text:p>2.496221156739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46584809664741">
                <text:p>3.46584809664741</text:p>
              </table:table-cell>
              <table:table-cell office:value-type="float" office:value="5.98340115911981">
                <text:p>5.98340115911981</text:p>
              </table:table-cell>
              <table:table-cell office:value-type="float" office:value="2.08843609600942">
                <text:p>2.08843609600942</text:p>
              </table:table-cell>
              <table:table-cell office:value-type="float" office:value="2.47037484678212">
                <text:p>2.470374846782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9687614091759">
                <text:p>3.49687614091759</text:p>
              </table:table-cell>
              <table:table-cell office:value-type="float" office:value="5.76646992062901">
                <text:p>5.76646992062901</text:p>
              </table:table-cell>
              <table:table-cell office:value-type="float" office:value="2.08001789522974">
                <text:p>2.08001789522974</text:p>
              </table:table-cell>
              <table:table-cell office:value-type="float" office:value="2.44722058428199">
                <text:p>2.447220584281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0097919205507">
                <text:p>3.50097919205507</text:p>
              </table:table-cell>
              <table:table-cell office:value-type="float" office:value="5.57997172374142">
                <text:p>5.57997172374142</text:p>
              </table:table-cell>
              <table:table-cell office:value-type="float" office:value="2.04907166015989">
                <text:p>2.04907166015989</text:p>
              </table:table-cell>
              <table:table-cell office:value-type="float" office:value="2.41173598964625">
                <text:p>2.41173598964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3596933964876">
                <text:p>3.53596933964876</text:p>
              </table:table-cell>
              <table:table-cell office:value-type="float" office:value="5.4062241546914">
                <text:p>5.4062241546914</text:p>
              </table:table-cell>
              <table:table-cell office:value-type="float" office:value="2.05081441504855">
                <text:p>2.05081441504855</text:p>
              </table:table-cell>
              <table:table-cell office:value-type="float" office:value="2.56099272430773">
                <text:p>2.560992724307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2382846386852">
                <text:p>3.52382846386852</text:p>
              </table:table-cell>
              <table:table-cell office:value-type="float" office:value="5.36379514863802">
                <text:p>5.36379514863802</text:p>
              </table:table-cell>
              <table:table-cell office:value-type="float" office:value="2.00285728940193">
                <text:p>2.00285728940193</text:p>
              </table:table-cell>
              <table:table-cell office:value-type="float" office:value="2.55881752846852">
                <text:p>2.558817528468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9242392221721">
                <text:p>3.59242392221721</text:p>
              </table:table-cell>
              <table:table-cell office:value-type="float" office:value="5.29799020964859">
                <text:p>5.29799020964859</text:p>
              </table:table-cell>
              <table:table-cell office:value-type="float" office:value="1.99460929488653">
                <text:p>1.99460929488653</text:p>
              </table:table-cell>
              <table:table-cell office:value-type="float" office:value="2.54841501502167">
                <text:p>2.548415015021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73650537249754">
                <text:p>3.73650537249754</text:p>
              </table:table-cell>
              <table:table-cell office:value-type="float" office:value="5.1958053452367">
                <text:p>5.1958053452367</text:p>
              </table:table-cell>
              <table:table-cell office:value-type="float" office:value="1.99192844870556">
                <text:p>1.99192844870556</text:p>
              </table:table-cell>
              <table:table-cell office:value-type="float" office:value="2.49601907330597">
                <text:p>2.496019073305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73628491829124">
                <text:p>3.73628491829124</text:p>
              </table:table-cell>
              <table:table-cell office:value-type="float" office:value="5.11220529971555">
                <text:p>5.11220529971555</text:p>
              </table:table-cell>
              <table:table-cell office:value-type="float" office:value="1.96617797127902">
                <text:p>1.96617797127902</text:p>
              </table:table-cell>
              <table:table-cell office:value-type="float" office:value="2.44223640048886">
                <text:p>2.442236400488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70068749737959">
                <text:p>3.70068749737959</text:p>
              </table:table-cell>
              <table:table-cell office:value-type="float" office:value="5.00390204319152">
                <text:p>5.00390204319152</text:p>
              </table:table-cell>
              <table:table-cell office:value-type="float" office:value="1.9344276134872">
                <text:p>1.9344276134872</text:p>
              </table:table-cell>
              <table:table-cell office:value-type="float" office:value="2.37937531558657">
                <text:p>2.379375315586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746615049513">
                <text:p>3.746615049513</text:p>
              </table:table-cell>
              <table:table-cell office:value-type="float" office:value="4.89912946493677">
                <text:p>4.89912946493677</text:p>
              </table:table-cell>
              <table:table-cell office:value-type="float" office:value="2.04427827893548">
                <text:p>2.04427827893548</text:p>
              </table:table-cell>
              <table:table-cell office:value-type="float" office:value="2.3207210372586">
                <text:p>2.32072103725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74766441610305">
                <text:p>3.74766441610305</text:p>
              </table:table-cell>
              <table:table-cell office:value-type="float" office:value="4.88708550215298">
                <text:p>4.88708550215298</text:p>
              </table:table-cell>
              <table:table-cell office:value-type="float" office:value="2.0289150717963">
                <text:p>2.0289150717963</text:p>
              </table:table-cell>
              <table:table-cell office:value-type="float" office:value="2.31260899864466">
                <text:p>2.312608998644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86258650753196">
                <text:p>3.86258650753196</text:p>
              </table:table-cell>
              <table:table-cell office:value-type="float" office:value="4.83377038007733">
                <text:p>4.83377038007733</text:p>
              </table:table-cell>
              <table:table-cell office:value-type="float" office:value="1.98746898759498">
                <text:p>1.98746898759498</text:p>
              </table:table-cell>
              <table:table-cell office:value-type="float" office:value="2.25840140512009">
                <text:p>2.258401405120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86452494537554">
                <text:p>3.86452494537554</text:p>
              </table:table-cell>
              <table:table-cell office:value-type="float" office:value="4.73495027856998">
                <text:p>4.73495027856998</text:p>
              </table:table-cell>
              <table:table-cell office:value-type="float" office:value="1.99284681367182">
                <text:p>1.99284681367182</text:p>
              </table:table-cell>
              <table:table-cell office:value-type="float" office:value="2.20745200896833">
                <text:p>2.207452008968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90293607944783">
                <text:p>3.90293607944783</text:p>
              </table:table-cell>
              <table:table-cell office:value-type="float" office:value="4.62959051031638">
                <text:p>4.62959051031638</text:p>
              </table:table-cell>
              <table:table-cell office:value-type="float" office:value="2.02207491361843">
                <text:p>2.02207491361843</text:p>
              </table:table-cell>
              <table:table-cell office:value-type="float" office:value="2.18080306284889">
                <text:p>2.180803062848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95554046361337">
                <text:p>3.95554046361337</text:p>
              </table:table-cell>
              <table:table-cell office:value-type="float" office:value="4.5273392536522">
                <text:p>4.5273392536522</text:p>
              </table:table-cell>
              <table:table-cell office:value-type="float" office:value="2.0035557967462">
                <text:p>2.0035557967462</text:p>
              </table:table-cell>
              <table:table-cell office:value-type="float" office:value="2.24214777739321">
                <text:p>2.242147777393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95259670974483">
                <text:p>3.95259670974483</text:p>
              </table:table-cell>
              <table:table-cell office:value-type="float" office:value="4.41692113534021">
                <text:p>4.41692113534021</text:p>
              </table:table-cell>
              <table:table-cell office:value-type="float" office:value="1.97030707395538">
                <text:p>1.97030707395538</text:p>
              </table:table-cell>
              <table:table-cell office:value-type="float" office:value="2.19368204167501">
                <text:p>2.193682041675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97424359916339">
                <text:p>3.97424359916339</text:p>
              </table:table-cell>
              <table:table-cell office:value-type="float" office:value="4.37375795002677">
                <text:p>4.37375795002677</text:p>
              </table:table-cell>
              <table:table-cell office:value-type="float" office:value="1.9751467732463">
                <text:p>1.9751467732463</text:p>
              </table:table-cell>
              <table:table-cell office:value-type="float" office:value="2.14821737866289">
                <text:p>2.148217378662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06143892435024">
                <text:p>4.06143892435024</text:p>
              </table:table-cell>
              <table:table-cell office:value-type="float" office:value="4.33977429690169">
                <text:p>4.33977429690169</text:p>
              </table:table-cell>
              <table:table-cell office:value-type="float" office:value="2.03334769016726">
                <text:p>2.03334769016726</text:p>
              </table:table-cell>
              <table:table-cell office:value-type="float" office:value="2.10503834849144">
                <text:p>2.105038348491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06409396902303">
                <text:p>4.06409396902303</text:p>
              </table:table-cell>
              <table:table-cell office:value-type="float" office:value="4.24052945894152">
                <text:p>4.24052945894152</text:p>
              </table:table-cell>
              <table:table-cell office:value-type="float" office:value="2.01363900868">
                <text:p>2.01363900868</text:p>
              </table:table-cell>
              <table:table-cell office:value-type="float" office:value="2.08891827807951">
                <text:p>2.08891827807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11799359557618">
                <text:p>4.11799359557618</text:p>
              </table:table-cell>
              <table:table-cell office:value-type="float" office:value="4.1820651306587">
                <text:p>4.1820651306587</text:p>
              </table:table-cell>
              <table:table-cell office:value-type="float" office:value="2.01293836217347">
                <text:p>2.01293836217347</text:p>
              </table:table-cell>
              <table:table-cell office:value-type="float" office:value="2.08334017392912">
                <text:p>2.083340173929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12732215823055">
                <text:p>4.12732215823055</text:p>
              </table:table-cell>
              <table:table-cell office:value-type="float" office:value="4.13463692697085">
                <text:p>4.13463692697085</text:p>
              </table:table-cell>
              <table:table-cell office:value-type="float" office:value="2.04391405179012">
                <text:p>2.04391405179012</text:p>
              </table:table-cell>
              <table:table-cell office:value-type="float" office:value="2.07053848969073">
                <text:p>2.070538489690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17346856221109">
                <text:p>4.17346856221109</text:p>
              </table:table-cell>
              <table:table-cell office:value-type="float" office:value="4.10402158722211">
                <text:p>4.10402158722211</text:p>
              </table:table-cell>
              <table:table-cell office:value-type="float" office:value="2.03900949710439">
                <text:p>2.03900949710439</text:p>
              </table:table-cell>
              <table:table-cell office:value-type="float" office:value="2.03251425985638">
                <text:p>2.032514259856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19442114987807">
                <text:p>4.19442114987807</text:p>
              </table:table-cell>
              <table:table-cell office:value-type="float" office:value="4.05346624596204">
                <text:p>4.05346624596204</text:p>
              </table:table-cell>
              <table:table-cell office:value-type="float" office:value="2.04836604327376">
                <text:p>2.04836604327376</text:p>
              </table:table-cell>
              <table:table-cell office:value-type="float" office:value="2.10901536652721">
                <text:p>2.109015366527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25428998803043">
                <text:p>4.25428998803043</text:p>
              </table:table-cell>
              <table:table-cell office:value-type="float" office:value="3.99704868060823">
                <text:p>3.99704868060823</text:p>
              </table:table-cell>
              <table:table-cell office:value-type="float" office:value="2.03750325811059">
                <text:p>2.03750325811059</text:p>
              </table:table-cell>
              <table:table-cell office:value-type="float" office:value="2.07109941737362">
                <text:p>2.071099417373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29144034677423">
                <text:p>4.29144034677423</text:p>
              </table:table-cell>
              <table:table-cell office:value-type="float" office:value="3.96014991001732">
                <text:p>3.96014991001732</text:p>
              </table:table-cell>
              <table:table-cell office:value-type="float" office:value="2.03412906250122">
                <text:p>2.03412906250122</text:p>
              </table:table-cell>
              <table:table-cell office:value-type="float" office:value="2.06215807035538">
                <text:p>2.062158070355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320237095896">
                <text:p>4.320237095896</text:p>
              </table:table-cell>
              <table:table-cell office:value-type="float" office:value="3.94023474619633">
                <text:p>3.94023474619633</text:p>
              </table:table-cell>
              <table:table-cell office:value-type="float" office:value="2.00912755974429">
                <text:p>2.00912755974429</text:p>
              </table:table-cell>
              <table:table-cell office:value-type="float" office:value="2.07495291059715">
                <text:p>2.074952910597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38054174730227">
                <text:p>4.38054174730227</text:p>
              </table:table-cell>
              <table:table-cell office:value-type="float" office:value="3.87239772344344">
                <text:p>3.87239772344344</text:p>
              </table:table-cell>
              <table:table-cell office:value-type="float" office:value="2.00148180689703">
                <text:p>2.00148180689703</text:p>
              </table:table-cell>
              <table:table-cell office:value-type="float" office:value="2.039376175881">
                <text:p>2.0393761758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42429964896919">
                <text:p>4.42429964896919</text:p>
              </table:table-cell>
              <table:table-cell office:value-type="float" office:value="3.83612044778092">
                <text:p>3.83612044778092</text:p>
              </table:table-cell>
              <table:table-cell office:value-type="float" office:value="1.97086092712404">
                <text:p>1.97086092712404</text:p>
              </table:table-cell>
              <table:table-cell office:value-type="float" office:value="2.00600523207956">
                <text:p>2.006005232079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5755137009231">
                <text:p>4.45755137009231</text:p>
              </table:table-cell>
              <table:table-cell office:value-type="float" office:value="3.79764304784962">
                <text:p>3.79764304784962</text:p>
              </table:table-cell>
              <table:table-cell office:value-type="float" office:value="2.00271860663142">
                <text:p>2.00271860663142</text:p>
              </table:table-cell>
              <table:table-cell office:value-type="float" office:value="2.06745883782091">
                <text:p>2.067458837820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686184292993">
                <text:p>4.4686184292993</text:p>
              </table:table-cell>
              <table:table-cell office:value-type="float" office:value="3.79575797378024">
                <text:p>3.79575797378024</text:p>
              </table:table-cell>
              <table:table-cell office:value-type="float" office:value="2.03268006904633">
                <text:p>2.03268006904633</text:p>
              </table:table-cell>
              <table:table-cell office:value-type="float" office:value="2.03463596301576">
                <text:p>2.034635963015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2378168226544">
                <text:p>4.52378168226544</text:p>
              </table:table-cell>
              <table:table-cell office:value-type="float" office:value="3.72541509617211">
                <text:p>3.72541509617211</text:p>
              </table:table-cell>
              <table:table-cell office:value-type="float" office:value="2.00857005199246">
                <text:p>2.00857005199246</text:p>
              </table:table-cell>
              <table:table-cell office:value-type="float" office:value="2.00453970538227">
                <text:p>2.004539705382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52159257400871">
                <text:p>4.52159257400871</text:p>
              </table:table-cell>
              <table:table-cell office:value-type="float" office:value="3.66630237285853">
                <text:p>3.66630237285853</text:p>
              </table:table-cell>
              <table:table-cell office:value-type="float" office:value="1.98183799556338">
                <text:p>1.98183799556338</text:p>
              </table:table-cell>
              <table:table-cell office:value-type="float" office:value="1.97373833791203">
                <text:p>1.973738337912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53229644479574">
                <text:p>4.53229644479574</text:p>
              </table:table-cell>
              <table:table-cell office:value-type="float" office:value="3.6080786386844">
                <text:p>3.6080786386844</text:p>
              </table:table-cell>
              <table:table-cell office:value-type="float" office:value="1.96447286744181">
                <text:p>1.96447286744181</text:p>
              </table:table-cell>
              <table:table-cell office:value-type="float" office:value="2.02423382924224">
                <text:p>2.024233829242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53533496745315">
                <text:p>4.53533496745315</text:p>
              </table:table-cell>
              <table:table-cell office:value-type="float" office:value="3.57662006460976">
                <text:p>3.57662006460976</text:p>
              </table:table-cell>
              <table:table-cell office:value-type="float" office:value="2.02769303230793">
                <text:p>2.02769303230793</text:p>
              </table:table-cell>
              <table:table-cell office:value-type="float" office:value="1.99962728430287">
                <text:p>1.999627284302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55495140560685">
                <text:p>4.55495140560685</text:p>
              </table:table-cell>
              <table:table-cell office:value-type="float" office:value="3.5359204951168">
                <text:p>3.5359204951168</text:p>
              </table:table-cell>
              <table:table-cell office:value-type="float" office:value="2.02139691355765">
                <text:p>2.02139691355765</text:p>
              </table:table-cell>
              <table:table-cell office:value-type="float" office:value="2.00026719236184">
                <text:p>2.000267192361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61074495519771">
                <text:p>4.61074495519771</text:p>
              </table:table-cell>
              <table:table-cell office:value-type="float" office:value="3.49261917123828">
                <text:p>3.49261917123828</text:p>
              </table:table-cell>
              <table:table-cell office:value-type="float" office:value="2.0785605426356">
                <text:p>2.0785605426356</text:p>
              </table:table-cell>
              <table:table-cell office:value-type="float" office:value="1.98954065064218">
                <text:p>1.989540650642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5867212617032">
                <text:p>4.5867212617032</text:p>
              </table:table-cell>
              <table:table-cell office:value-type="float" office:value="3.46409705229086">
                <text:p>3.46409705229086</text:p>
              </table:table-cell>
              <table:table-cell office:value-type="float" office:value="2.05582062845602">
                <text:p>2.05582062845602</text:p>
              </table:table-cell>
              <table:table-cell office:value-type="float" office:value="1.98919681820716">
                <text:p>1.989196818207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59238684722054">
                <text:p>4.59238684722054</text:p>
              </table:table-cell>
              <table:table-cell office:value-type="float" office:value="3.42455553585514">
                <text:p>3.42455553585514</text:p>
              </table:table-cell>
              <table:table-cell office:value-type="float" office:value="2.06022167008814">
                <text:p>2.06022167008814</text:p>
              </table:table-cell>
              <table:table-cell office:value-type="float" office:value="1.96117157993306">
                <text:p>1.961171579933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66065954239414">
                <text:p>4.66065954239414</text:p>
              </table:table-cell>
              <table:table-cell office:value-type="float" office:value="3.37375090046642">
                <text:p>3.37375090046642</text:p>
              </table:table-cell>
              <table:table-cell office:value-type="float" office:value="2.12349871335723">
                <text:p>2.12349871335723</text:p>
              </table:table-cell>
              <table:table-cell office:value-type="float" office:value="1.95740857639474">
                <text:p>1.957408576394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70478495107837">
                <text:p>4.70478495107837</text:p>
              </table:table-cell>
              <table:table-cell office:value-type="float" office:value="3.34355703102438">
                <text:p>3.34355703102438</text:p>
              </table:table-cell>
              <table:table-cell office:value-type="float" office:value="2.15821169924457">
                <text:p>2.15821169924457</text:p>
              </table:table-cell>
              <table:table-cell office:value-type="float" office:value="1.93140796652824">
                <text:p>1.931407966528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73926646465825">
                <text:p>4.73926646465825</text:p>
              </table:table-cell>
              <table:table-cell office:value-type="float" office:value="3.32256517803279">
                <text:p>3.32256517803279</text:p>
              </table:table-cell>
              <table:table-cell office:value-type="float" office:value="2.14355887872144">
                <text:p>2.14355887872144</text:p>
              </table:table-cell>
              <table:table-cell office:value-type="float" office:value="1.95276733577344">
                <text:p>1.952767335773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78962387762777">
                <text:p>4.78962387762777</text:p>
              </table:table-cell>
              <table:table-cell office:value-type="float" office:value="3.27987193816431">
                <text:p>3.27987193816431</text:p>
              </table:table-cell>
              <table:table-cell office:value-type="float" office:value="2.14526271006174">
                <text:p>2.14526271006174</text:p>
              </table:table-cell>
              <table:table-cell office:value-type="float" office:value="1.96690544681357">
                <text:p>1.966905446813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82013515726521">
                <text:p>4.82013515726521</text:p>
              </table:table-cell>
              <table:table-cell office:value-type="float" office:value="3.25633756519519">
                <text:p>3.25633756519519</text:p>
              </table:table-cell>
              <table:table-cell office:value-type="float" office:value="2.12930488483761">
                <text:p>2.12930488483761</text:p>
              </table:table-cell>
              <table:table-cell office:value-type="float" office:value="1.95425961556275">
                <text:p>1.954259615562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84990831543905">
                <text:p>4.84990831543905</text:p>
              </table:table-cell>
              <table:table-cell office:value-type="float" office:value="3.20868625517125">
                <text:p>3.20868625517125</text:p>
              </table:table-cell>
              <table:table-cell office:value-type="float" office:value="2.14706843771486">
                <text:p>2.14706843771486</text:p>
              </table:table-cell>
              <table:table-cell office:value-type="float" office:value="1.95570739634151">
                <text:p>1.955707396341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89462666298994">
                <text:p>4.89462666298994</text:p>
              </table:table-cell>
              <table:table-cell office:value-type="float" office:value="3.16284998564768">
                <text:p>3.16284998564768</text:p>
              </table:table-cell>
              <table:table-cell office:value-type="float" office:value="2.14507686231794">
                <text:p>2.14507686231794</text:p>
              </table:table-cell>
              <table:table-cell office:value-type="float" office:value="1.95528162600817">
                <text:p>1.955281626008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89634665040405">
                <text:p>4.89634665040405</text:p>
              </table:table-cell>
              <table:table-cell office:value-type="float" office:value="3.122817516584">
                <text:p>3.122817516584</text:p>
              </table:table-cell>
              <table:table-cell office:value-type="float" office:value="2.12050151015784">
                <text:p>2.12050151015784</text:p>
              </table:table-cell>
              <table:table-cell office:value-type="float" office:value="1.93812386587735">
                <text:p>1.938123865877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88546330113762">
                <text:p>4.88546330113762</text:p>
              </table:table-cell>
              <table:table-cell office:value-type="float" office:value="3.07884382436055">
                <text:p>3.07884382436055</text:p>
              </table:table-cell>
              <table:table-cell office:value-type="float" office:value="2.09755892373822">
                <text:p>2.09755892373822</text:p>
              </table:table-cell>
              <table:table-cell office:value-type="float" office:value="1.94342354174042">
                <text:p>1.943423541740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91363075638224">
                <text:p>4.91363075638224</text:p>
              </table:table-cell>
              <table:table-cell office:value-type="float" office:value="3.07066232054269">
                <text:p>3.07066232054269</text:p>
              </table:table-cell>
              <table:table-cell office:value-type="float" office:value="2.11278525788519">
                <text:p>2.11278525788519</text:p>
              </table:table-cell>
              <table:table-cell office:value-type="float" office:value="1.94212240349529">
                <text:p>1.942122403495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92610581768528">
                <text:p>4.92610581768528</text:p>
              </table:table-cell>
              <table:table-cell office:value-type="float" office:value="3.03914856382532">
                <text:p>3.03914856382532</text:p>
              </table:table-cell>
              <table:table-cell office:value-type="float" office:value="2.12825683155132">
                <text:p>2.12825683155132</text:p>
              </table:table-cell>
              <table:table-cell office:value-type="float" office:value="1.94759859115184">
                <text:p>1.947598591151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8989478008458">
                <text:p>4.8989478008458</text:p>
              </table:table-cell>
              <table:table-cell office:value-type="float" office:value="3.01968964744555">
                <text:p>3.01968964744555</text:p>
              </table:table-cell>
              <table:table-cell office:value-type="float" office:value="2.12977466415618">
                <text:p>2.12977466415618</text:p>
              </table:table-cell>
              <table:table-cell office:value-type="float" office:value="1.9513836274754">
                <text:p>1.95138362747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89167675819683">
                <text:p>4.89167675819683</text:p>
              </table:table-cell>
              <table:table-cell office:value-type="float" office:value="3.01727164580498">
                <text:p>3.01727164580498</text:p>
              </table:table-cell>
              <table:table-cell office:value-type="float" office:value="2.14758271649826">
                <text:p>2.14758271649826</text:p>
              </table:table-cell>
              <table:table-cell office:value-type="float" office:value="1.94669675649395">
                <text:p>1.946696756493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94427653675519">
                <text:p>4.94427653675519</text:p>
              </table:table-cell>
              <table:table-cell office:value-type="float" office:value="3.02487446640711">
                <text:p>3.02487446640711</text:p>
              </table:table-cell>
              <table:table-cell office:value-type="float" office:value="2.12754433244594">
                <text:p>2.12754433244594</text:p>
              </table:table-cell>
              <table:table-cell office:value-type="float" office:value="1.95821251602857">
                <text:p>1.958212516028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94244797900233">
                <text:p>4.94244797900233</text:p>
              </table:table-cell>
              <table:table-cell office:value-type="float" office:value="2.99050160232198">
                <text:p>2.99050160232198</text:p>
              </table:table-cell>
              <table:table-cell office:value-type="float" office:value="2.12625793798937">
                <text:p>2.12625793798937</text:p>
              </table:table-cell>
              <table:table-cell office:value-type="float" office:value="1.93518062186762">
                <text:p>1.935180621867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97737397880883">
                <text:p>4.97737397880883</text:p>
              </table:table-cell>
              <table:table-cell office:value-type="float" office:value="2.95944908138867">
                <text:p>2.95944908138867</text:p>
              </table:table-cell>
              <table:table-cell office:value-type="float" office:value="2.12530281492081">
                <text:p>2.12530281492081</text:p>
              </table:table-cell>
              <table:table-cell office:value-type="float" office:value="1.93488164100142">
                <text:p>1.934881641001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97606286277592">
                <text:p>4.97606286277592</text:p>
              </table:table-cell>
              <table:table-cell office:value-type="float" office:value="2.94406369991084">
                <text:p>2.94406369991084</text:p>
              </table:table-cell>
              <table:table-cell office:value-type="float" office:value="2.14397089778075">
                <text:p>2.14397089778075</text:p>
              </table:table-cell>
              <table:table-cell office:value-type="float" office:value="1.9460193821868">
                <text:p>1.94601938218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97568732699596">
                <text:p>4.97568732699596</text:p>
              </table:table-cell>
              <table:table-cell office:value-type="float" office:value="2.92105627396367">
                <text:p>2.92105627396367</text:p>
              </table:table-cell>
              <table:table-cell office:value-type="float" office:value="2.15097341741941">
                <text:p>2.15097341741941</text:p>
              </table:table-cell>
              <table:table-cell office:value-type="float" office:value="1.93623278194678">
                <text:p>1.936232781946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99683270982929">
                <text:p>4.99683270982929</text:p>
              </table:table-cell>
              <table:table-cell office:value-type="float" office:value="2.88910576107814">
                <text:p>2.88910576107814</text:p>
              </table:table-cell>
              <table:table-cell office:value-type="float" office:value="2.14206615118011">
                <text:p>2.14206615118011</text:p>
              </table:table-cell>
              <table:table-cell office:value-type="float" office:value="1.94247032768141">
                <text:p>1.942470327681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97065606753321">
                <text:p>4.97065606753321</text:p>
              </table:table-cell>
              <table:table-cell office:value-type="float" office:value="2.8865735812237">
                <text:p>2.8865735812237</text:p>
              </table:table-cell>
              <table:table-cell office:value-type="float" office:value="2.13547661582536">
                <text:p>2.13547661582536</text:p>
              </table:table-cell>
              <table:table-cell office:value-type="float" office:value="1.94339791482753">
                <text:p>1.943397914827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96402689629774">
                <text:p>4.96402689629774</text:p>
              </table:table-cell>
              <table:table-cell office:value-type="float" office:value="2.88162549520271">
                <text:p>2.88162549520271</text:p>
              </table:table-cell>
              <table:table-cell office:value-type="float" office:value="2.13482682037815">
                <text:p>2.13482682037815</text:p>
              </table:table-cell>
              <table:table-cell office:value-type="float" office:value="1.92606920651336">
                <text:p>1.926069206513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98104510572441">
                <text:p>4.98104510572441</text:p>
              </table:table-cell>
              <table:table-cell office:value-type="float" office:value="2.84787896271401">
                <text:p>2.84787896271401</text:p>
              </table:table-cell>
              <table:table-cell office:value-type="float" office:value="2.12364537972294">
                <text:p>2.12364537972294</text:p>
              </table:table-cell>
              <table:table-cell office:value-type="float" office:value="1.91407521473561">
                <text:p>1.914075214735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99866987432644">
                <text:p>4.99866987432644</text:p>
              </table:table-cell>
              <table:table-cell office:value-type="float" office:value="2.84284409910692">
                <text:p>2.84284409910692</text:p>
              </table:table-cell>
              <table:table-cell office:value-type="float" office:value="2.13420166859569">
                <text:p>2.13420166859569</text:p>
              </table:table-cell>
              <table:table-cell office:value-type="float" office:value="1.89938380664081">
                <text:p>1.899383806640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00322310441393">
                <text:p>5.00322310441393</text:p>
              </table:table-cell>
              <table:table-cell office:value-type="float" office:value="2.81698318463144">
                <text:p>2.81698318463144</text:p>
              </table:table-cell>
              <table:table-cell office:value-type="float" office:value="2.15326063318992">
                <text:p>2.15326063318992</text:p>
              </table:table-cell>
              <table:table-cell office:value-type="float" office:value="1.89653926404034">
                <text:p>1.896539264040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02328613911515">
                <text:p>5.02328613911515</text:p>
              </table:table-cell>
              <table:table-cell office:value-type="float" office:value="2.80393919691829">
                <text:p>2.80393919691829</text:p>
              </table:table-cell>
              <table:table-cell office:value-type="float" office:value="2.16718131755771">
                <text:p>2.16718131755771</text:p>
              </table:table-cell>
              <table:table-cell office:value-type="float" office:value="1.88685758220594">
                <text:p>1.886857582205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00017987969062">
                <text:p>5.00017987969062</text:p>
              </table:table-cell>
              <table:table-cell office:value-type="float" office:value="2.78708168103001">
                <text:p>2.78708168103001</text:p>
              </table:table-cell>
              <table:table-cell office:value-type="float" office:value="2.16481532530379">
                <text:p>2.16481532530379</text:p>
              </table:table-cell>
              <table:table-cell office:value-type="float" office:value="1.88337310665371">
                <text:p>1.883373106653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99079253877085">
                <text:p>4.99079253877085</text:p>
              </table:table-cell>
              <table:table-cell office:value-type="float" office:value="2.7772570568996">
                <text:p>2.7772570568996</text:p>
              </table:table-cell>
              <table:table-cell office:value-type="float" office:value="2.17596810124354">
                <text:p>2.17596810124354</text:p>
              </table:table-cell>
              <table:table-cell office:value-type="float" office:value="1.88320785196603">
                <text:p>1.883207851966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97171037040741">
                <text:p>4.97171037040741</text:p>
              </table:table-cell>
              <table:table-cell office:value-type="float" office:value="2.75821611806829">
                <text:p>2.75821611806829</text:p>
              </table:table-cell>
              <table:table-cell office:value-type="float" office:value="2.20642012723968">
                <text:p>2.20642012723968</text:p>
              </table:table-cell>
              <table:table-cell office:value-type="float" office:value="1.86484762709565">
                <text:p>1.864847627095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95725065587145">
                <text:p>4.95725065587145</text:p>
              </table:table-cell>
              <table:table-cell office:value-type="float" office:value="2.72947118335631">
                <text:p>2.72947118335631</text:p>
              </table:table-cell>
              <table:table-cell office:value-type="float" office:value="2.19708485932222">
                <text:p>2.19708485932222</text:p>
              </table:table-cell>
              <table:table-cell office:value-type="float" office:value="1.84715432575228">
                <text:p>1.847154325752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92357472819472">
                <text:p>4.92357472819472</text:p>
              </table:table-cell>
              <table:table-cell office:value-type="float" office:value="2.70067738953672">
                <text:p>2.70067738953672</text:p>
              </table:table-cell>
              <table:table-cell office:value-type="float" office:value="2.22092882797422">
                <text:p>2.22092882797422</text:p>
              </table:table-cell>
              <table:table-cell office:value-type="float" office:value="1.84329198008309">
                <text:p>1.843291980083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9095384778126">
                <text:p>4.9095384778126</text:p>
              </table:table-cell>
              <table:table-cell office:value-type="float" office:value="2.70127135311415">
                <text:p>2.70127135311415</text:p>
              </table:table-cell>
              <table:table-cell office:value-type="float" office:value="2.23701700951051">
                <text:p>2.23701700951051</text:p>
              </table:table-cell>
              <table:table-cell office:value-type="float" office:value="1.83497852746921">
                <text:p>1.834978527469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91486662200906">
                <text:p>4.91486662200906</text:p>
              </table:table-cell>
              <table:table-cell office:value-type="float" office:value="2.67319689692617">
                <text:p>2.67319689692617</text:p>
              </table:table-cell>
              <table:table-cell office:value-type="float" office:value="2.24305376558251">
                <text:p>2.24305376558251</text:p>
              </table:table-cell>
              <table:table-cell office:value-type="float" office:value="1.83073445085209">
                <text:p>1.830734450852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87599783900227">
                <text:p>4.87599783900227</text:p>
              </table:table-cell>
              <table:table-cell office:value-type="float" office:value="2.66513810782457">
                <text:p>2.66513810782457</text:p>
              </table:table-cell>
              <table:table-cell office:value-type="float" office:value="2.23423722770355">
                <text:p>2.23423722770355</text:p>
              </table:table-cell>
              <table:table-cell office:value-type="float" office:value="1.85694285376248">
                <text:p>1.856942853762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84664384737673">
                <text:p>4.84664384737673</text:p>
              </table:table-cell>
              <table:table-cell office:value-type="float" office:value="2.65315518036665">
                <text:p>2.65315518036665</text:p>
              </table:table-cell>
              <table:table-cell office:value-type="float" office:value="2.24247432987415">
                <text:p>2.24247432987415</text:p>
              </table:table-cell>
              <table:table-cell office:value-type="float" office:value="1.83904248497706">
                <text:p>1.839042484977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8438574452733">
                <text:p>4.8438574452733</text:p>
              </table:table-cell>
              <table:table-cell office:value-type="float" office:value="2.67366807605984">
                <text:p>2.67366807605984</text:p>
              </table:table-cell>
              <table:table-cell office:value-type="float" office:value="2.2463656260707">
                <text:p>2.2463656260707</text:p>
              </table:table-cell>
              <table:table-cell office:value-type="float" office:value="1.82579226195549">
                <text:p>1.825792261955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83701717432895">
                <text:p>4.83701717432895</text:p>
              </table:table-cell>
              <table:table-cell office:value-type="float" office:value="2.67075409123071">
                <text:p>2.67075409123071</text:p>
              </table:table-cell>
              <table:table-cell office:value-type="float" office:value="2.23851724762946">
                <text:p>2.23851724762946</text:p>
              </table:table-cell>
              <table:table-cell office:value-type="float" office:value="1.81281758625008">
                <text:p>1.812817586250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82525772331876">
                <text:p>4.82525772331876</text:p>
              </table:table-cell>
              <table:table-cell office:value-type="float" office:value="2.64455885490114">
                <text:p>2.64455885490114</text:p>
              </table:table-cell>
              <table:table-cell office:value-type="float" office:value="2.23965641768084">
                <text:p>2.23965641768084</text:p>
              </table:table-cell>
              <table:table-cell office:value-type="float" office:value="1.81368103913204">
                <text:p>1.813681039132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80252145474561">
                <text:p>4.80252145474561</text:p>
              </table:table-cell>
              <table:table-cell office:value-type="float" office:value="2.65773140746309">
                <text:p>2.65773140746309</text:p>
              </table:table-cell>
              <table:table-cell office:value-type="float" office:value="2.25386403211961">
                <text:p>2.25386403211961</text:p>
              </table:table-cell>
              <table:table-cell office:value-type="float" office:value="1.81218773587991">
                <text:p>1.812187735879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80667853353308">
                <text:p>4.80667853353308</text:p>
              </table:table-cell>
              <table:table-cell office:value-type="float" office:value="2.63314229545603">
                <text:p>2.63314229545603</text:p>
              </table:table-cell>
              <table:table-cell office:value-type="float" office:value="2.25772089848722">
                <text:p>2.25772089848722</text:p>
              </table:table-cell>
              <table:table-cell office:value-type="float" office:value="1.79861798374469">
                <text:p>1.798617983744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78498160314656">
                <text:p>4.78498160314656</text:p>
              </table:table-cell>
              <table:table-cell office:value-type="float" office:value="2.6103205826355">
                <text:p>2.6103205826355</text:p>
              </table:table-cell>
              <table:table-cell office:value-type="float" office:value="2.25798634888385">
                <text:p>2.25798634888385</text:p>
              </table:table-cell>
              <table:table-cell office:value-type="float" office:value="1.80969940177113">
                <text:p>1.809699401771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7716625817175">
                <text:p>4.7716625817175</text:p>
              </table:table-cell>
              <table:table-cell office:value-type="float" office:value="2.58932568939165">
                <text:p>2.58932568939165</text:p>
              </table:table-cell>
              <table:table-cell office:value-type="float" office:value="2.25593936747247">
                <text:p>2.25593936747247</text:p>
              </table:table-cell>
              <table:table-cell office:value-type="float" office:value="1.81124252185452">
                <text:p>1.811242521854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74292175837209">
                <text:p>4.74292175837209</text:p>
              </table:table-cell>
              <table:table-cell office:value-type="float" office:value="2.56538871950339">
                <text:p>2.56538871950339</text:p>
              </table:table-cell>
              <table:table-cell office:value-type="float" office:value="2.24353312552616">
                <text:p>2.24353312552616</text:p>
              </table:table-cell>
              <table:table-cell office:value-type="float" office:value="1.82211910820604">
                <text:p>1.822119108206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183609082823">
                <text:p>4.7183609082823</text:p>
              </table:table-cell>
              <table:table-cell office:value-type="float" office:value="2.54326214453494">
                <text:p>2.54326214453494</text:p>
              </table:table-cell>
              <table:table-cell office:value-type="float" office:value="2.23928249751142">
                <text:p>2.23928249751142</text:p>
              </table:table-cell>
              <table:table-cell office:value-type="float" office:value="1.81499743322604">
                <text:p>1.814997433226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8565019271925">
                <text:p>4.68565019271925</text:p>
              </table:table-cell>
              <table:table-cell office:value-type="float" office:value="2.52019627514879">
                <text:p>2.52019627514879</text:p>
              </table:table-cell>
              <table:table-cell office:value-type="float" office:value="2.23994641169593">
                <text:p>2.23994641169593</text:p>
              </table:table-cell>
              <table:table-cell office:value-type="float" office:value="1.82061731939692">
                <text:p>1.820617319396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65319525997539">
                <text:p>4.65319525997539</text:p>
              </table:table-cell>
              <table:table-cell office:value-type="float" office:value="2.49921502101333">
                <text:p>2.49921502101333</text:p>
              </table:table-cell>
              <table:table-cell office:value-type="float" office:value="2.23672033472708">
                <text:p>2.23672033472708</text:p>
              </table:table-cell>
              <table:table-cell office:value-type="float" office:value="1.83231237683834">
                <text:p>1.832312376838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64704682307012">
                <text:p>4.64704682307012</text:p>
              </table:table-cell>
              <table:table-cell office:value-type="float" office:value="2.47704489393552">
                <text:p>2.47704489393552</text:p>
              </table:table-cell>
              <table:table-cell office:value-type="float" office:value="2.24994578511195">
                <text:p>2.24994578511195</text:p>
              </table:table-cell>
              <table:table-cell office:value-type="float" office:value="1.82261951945275">
                <text:p>1.822619519452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63750950511705">
                <text:p>4.63750950511705</text:p>
              </table:table-cell>
              <table:table-cell office:value-type="float" office:value="2.46465584688389">
                <text:p>2.46465584688389</text:p>
              </table:table-cell>
              <table:table-cell office:value-type="float" office:value="2.24588688610676">
                <text:p>2.24588688610676</text:p>
              </table:table-cell>
              <table:table-cell office:value-type="float" office:value="1.82248791350093">
                <text:p>1.822487913500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63345769570472">
                <text:p>4.63345769570472</text:p>
              </table:table-cell>
              <table:table-cell office:value-type="float" office:value="2.46064699926499">
                <text:p>2.46064699926499</text:p>
              </table:table-cell>
              <table:table-cell office:value-type="float" office:value="2.26131867789592">
                <text:p>2.26131867789592</text:p>
              </table:table-cell>
              <table:table-cell office:value-type="float" office:value="1.82001328554918">
                <text:p>1.820013285549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61779047055739">
                <text:p>4.61779047055739</text:p>
              </table:table-cell>
              <table:table-cell office:value-type="float" office:value="2.44121502875301">
                <text:p>2.44121502875301</text:p>
              </table:table-cell>
              <table:table-cell office:value-type="float" office:value="2.27935073955282">
                <text:p>2.27935073955282</text:p>
              </table:table-cell>
              <table:table-cell office:value-type="float" office:value="1.8197488419106">
                <text:p>1.81974884191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58375625269704">
                <text:p>4.58375625269704</text:p>
              </table:table-cell>
              <table:table-cell office:value-type="float" office:value="2.4315865745447">
                <text:p>2.4315865745447</text:p>
              </table:table-cell>
              <table:table-cell office:value-type="float" office:value="2.2823132583624">
                <text:p>2.2823132583624</text:p>
              </table:table-cell>
              <table:table-cell office:value-type="float" office:value="1.80534640714343">
                <text:p>1.805346407143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57262670788196">
                <text:p>4.57262670788196</text:p>
              </table:table-cell>
              <table:table-cell office:value-type="float" office:value="2.41114887324574">
                <text:p>2.41114887324574</text:p>
              </table:table-cell>
              <table:table-cell office:value-type="float" office:value="2.28348843338634">
                <text:p>2.28348843338634</text:p>
              </table:table-cell>
              <table:table-cell office:value-type="float" office:value="1.79429711959023">
                <text:p>1.794297119590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55882199143864">
                <text:p>4.55882199143864</text:p>
              </table:table-cell>
              <table:table-cell office:value-type="float" office:value="2.39126783264373">
                <text:p>2.39126783264373</text:p>
              </table:table-cell>
              <table:table-cell office:value-type="float" office:value="2.27966805627993">
                <text:p>2.27966805627993</text:p>
              </table:table-cell>
              <table:table-cell office:value-type="float" office:value="1.78743915641727">
                <text:p>1.787439156417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53454497666749">
                <text:p>4.53454497666749</text:p>
              </table:table-cell>
              <table:table-cell office:value-type="float" office:value="2.38309952152049">
                <text:p>2.38309952152049</text:p>
              </table:table-cell>
              <table:table-cell office:value-type="float" office:value="2.28025751687395">
                <text:p>2.28025751687395</text:p>
              </table:table-cell>
              <table:table-cell office:value-type="float" office:value="1.78474184224911">
                <text:p>1.784741842249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52204048683245">
                <text:p>4.52204048683245</text:p>
              </table:table-cell>
              <table:table-cell office:value-type="float" office:value="2.36417894235695">
                <text:p>2.36417894235695</text:p>
              </table:table-cell>
              <table:table-cell office:value-type="float" office:value="2.27897635431775">
                <text:p>2.27897635431775</text:p>
              </table:table-cell>
              <table:table-cell office:value-type="float" office:value="1.79290950595801">
                <text:p>1.792909505958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49836219194062">
                <text:p>4.49836219194062</text:p>
              </table:table-cell>
              <table:table-cell office:value-type="float" office:value="2.37586462430966">
                <text:p>2.37586462430966</text:p>
              </table:table-cell>
              <table:table-cell office:value-type="float" office:value="2.27721119895449">
                <text:p>2.27721119895449</text:p>
              </table:table-cell>
              <table:table-cell office:value-type="float" office:value="1.78134302119345">
                <text:p>1.781343021193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47658891738708">
                <text:p>4.47658891738708</text:p>
              </table:table-cell>
              <table:table-cell office:value-type="float" office:value="2.37096211557694">
                <text:p>2.37096211557694</text:p>
              </table:table-cell>
              <table:table-cell office:value-type="float" office:value="2.2852428378138">
                <text:p>2.2852428378138</text:p>
              </table:table-cell>
              <table:table-cell office:value-type="float" office:value="1.78201897417709">
                <text:p>1.782018974177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46342671400884">
                <text:p>4.46342671400884</text:p>
              </table:table-cell>
              <table:table-cell office:value-type="float" office:value="2.35203642976615">
                <text:p>2.35203642976615</text:p>
              </table:table-cell>
              <table:table-cell office:value-type="float" office:value="2.2895277131372">
                <text:p>2.2895277131372</text:p>
              </table:table-cell>
              <table:table-cell office:value-type="float" office:value="1.78703692230409">
                <text:p>1.787036922304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44503009415723">
                <text:p>4.44503009415723</text:p>
              </table:table-cell>
              <table:table-cell office:value-type="float" office:value="2.34336139937752">
                <text:p>2.34336139937752</text:p>
              </table:table-cell>
              <table:table-cell office:value-type="float" office:value="2.28788149431228">
                <text:p>2.28788149431228</text:p>
              </table:table-cell>
              <table:table-cell office:value-type="float" office:value="1.79218515752577">
                <text:p>1.792185157525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42531117133617">
                <text:p>4.42531117133617</text:p>
              </table:table-cell>
              <table:table-cell office:value-type="float" office:value="2.34693805402543">
                <text:p>2.34693805402543</text:p>
              </table:table-cell>
              <table:table-cell office:value-type="float" office:value="2.28952520618774">
                <text:p>2.28952520618774</text:p>
              </table:table-cell>
              <table:table-cell office:value-type="float" office:value="1.79405443172528">
                <text:p>1.794054431725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41142420585897">
                <text:p>4.41142420585897</text:p>
              </table:table-cell>
              <table:table-cell office:value-type="float" office:value="2.32872075777362">
                <text:p>2.32872075777362</text:p>
              </table:table-cell>
              <table:table-cell office:value-type="float" office:value="2.29338687856649">
                <text:p>2.29338687856649</text:p>
              </table:table-cell>
              <table:table-cell office:value-type="float" office:value="1.7903269720515">
                <text:p>1.79032697205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38074705343457">
                <text:p>4.38074705343457</text:p>
              </table:table-cell>
              <table:table-cell office:value-type="float" office:value="2.31083346005817">
                <text:p>2.31083346005817</text:p>
              </table:table-cell>
              <table:table-cell office:value-type="float" office:value="2.31174903585237">
                <text:p>2.31174903585237</text:p>
              </table:table-cell>
              <table:table-cell office:value-type="float" office:value="1.78639609579189">
                <text:p>1.786396095791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35535897321213">
                <text:p>4.35535897321213</text:p>
              </table:table-cell>
              <table:table-cell office:value-type="float" office:value="2.29334884468928">
                <text:p>2.29334884468928</text:p>
              </table:table-cell>
              <table:table-cell office:value-type="float" office:value="2.3046559347019">
                <text:p>2.3046559347019</text:p>
              </table:table-cell>
              <table:table-cell office:value-type="float" office:value="1.78139348627911">
                <text:p>1.781393486279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32543595017903">
                <text:p>4.32543595017903</text:p>
              </table:table-cell>
              <table:table-cell office:value-type="float" office:value="2.27686045305072">
                <text:p>2.27686045305072</text:p>
              </table:table-cell>
              <table:table-cell office:value-type="float" office:value="2.30482305746206">
                <text:p>2.30482305746206</text:p>
              </table:table-cell>
              <table:table-cell office:value-type="float" office:value="1.78779716656377">
                <text:p>1.787797166563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3009227348771">
                <text:p>4.3009227348771</text:p>
              </table:table-cell>
              <table:table-cell office:value-type="float" office:value="2.27516829686785">
                <text:p>2.27516829686785</text:p>
              </table:table-cell>
              <table:table-cell office:value-type="float" office:value="2.30592877394577">
                <text:p>2.30592877394577</text:p>
              </table:table-cell>
              <table:table-cell office:value-type="float" office:value="1.79282659902013">
                <text:p>1.792826599020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28037274915607">
                <text:p>4.28037274915607</text:p>
              </table:table-cell>
              <table:table-cell office:value-type="float" office:value="2.26829937835631">
                <text:p>2.26829937835631</text:p>
              </table:table-cell>
              <table:table-cell office:value-type="float" office:value="2.31264243026993">
                <text:p>2.31264243026993</text:p>
              </table:table-cell>
              <table:table-cell office:value-type="float" office:value="1.79044119453357">
                <text:p>1.790441194533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25554902859908">
                <text:p>4.25554902859908</text:p>
              </table:table-cell>
              <table:table-cell office:value-type="float" office:value="2.26616037840898">
                <text:p>2.26616037840898</text:p>
              </table:table-cell>
              <table:table-cell office:value-type="float" office:value="2.31185058844077">
                <text:p>2.31185058844077</text:p>
              </table:table-cell>
              <table:table-cell office:value-type="float" office:value="1.79806987872226">
                <text:p>1.798069878722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23215196576282">
                <text:p>4.23215196576282</text:p>
              </table:table-cell>
              <table:table-cell office:value-type="float" office:value="2.26713939978837">
                <text:p>2.26713939978837</text:p>
              </table:table-cell>
              <table:table-cell office:value-type="float" office:value="2.30982909998904">
                <text:p>2.30982909998904</text:p>
              </table:table-cell>
              <table:table-cell office:value-type="float" office:value="1.80456162216028">
                <text:p>1.804561622160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20822614928">
                <text:p>4.20822614928</text:p>
              </table:table-cell>
              <table:table-cell office:value-type="float" office:value="2.25814607263281">
                <text:p>2.25814607263281</text:p>
              </table:table-cell>
              <table:table-cell office:value-type="float" office:value="2.30855855295156">
                <text:p>2.30855855295156</text:p>
              </table:table-cell>
              <table:table-cell office:value-type="float" office:value="1.80533007762941">
                <text:p>1.805330077629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17883765596584">
                <text:p>4.17883765596584</text:p>
              </table:table-cell>
              <table:table-cell office:value-type="float" office:value="2.24943928094272">
                <text:p>2.24943928094272</text:p>
              </table:table-cell>
              <table:table-cell office:value-type="float" office:value="2.31396204536697">
                <text:p>2.31396204536697</text:p>
              </table:table-cell>
              <table:table-cell office:value-type="float" office:value="1.80773743094378">
                <text:p>1.807737430943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14866753547407">
                <text:p>4.14866753547407</text:p>
              </table:table-cell>
              <table:table-cell office:value-type="float" office:value="2.24127698931596">
                <text:p>2.24127698931596</text:p>
              </table:table-cell>
              <table:table-cell office:value-type="float" office:value="2.31751546768538">
                <text:p>2.31751546768538</text:p>
              </table:table-cell>
              <table:table-cell office:value-type="float" office:value="1.8208168550798">
                <text:p>1.82081685507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12859551433629">
                <text:p>4.12859551433629</text:p>
              </table:table-cell>
              <table:table-cell office:value-type="float" office:value="2.22639324794805">
                <text:p>2.22639324794805</text:p>
              </table:table-cell>
              <table:table-cell office:value-type="float" office:value="2.32428597248814">
                <text:p>2.32428597248814</text:p>
              </table:table-cell>
              <table:table-cell office:value-type="float" office:value="1.81432841719578">
                <text:p>1.814328417195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1003585361078">
                <text:p>4.1003585361078</text:p>
              </table:table-cell>
              <table:table-cell office:value-type="float" office:value="2.21074990664055">
                <text:p>2.21074990664055</text:p>
              </table:table-cell>
              <table:table-cell office:value-type="float" office:value="2.3254812258761">
                <text:p>2.3254812258761</text:p>
              </table:table-cell>
              <table:table-cell office:value-type="float" office:value="1.81874219602642">
                <text:p>1.818742196026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07192904150347">
                <text:p>4.07192904150347</text:p>
              </table:table-cell>
              <table:table-cell office:value-type="float" office:value="2.20057643426197">
                <text:p>2.20057643426197</text:p>
              </table:table-cell>
              <table:table-cell office:value-type="float" office:value="2.3288445365496">
                <text:p>2.3288445365496</text:p>
              </table:table-cell>
              <table:table-cell office:value-type="float" office:value="1.82991305823629">
                <text:p>1.829913058236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04348465078297">
                <text:p>4.04348465078297</text:p>
              </table:table-cell>
              <table:table-cell office:value-type="float" office:value="2.19021099931612">
                <text:p>2.19021099931612</text:p>
              </table:table-cell>
              <table:table-cell office:value-type="float" office:value="2.3291539381183">
                <text:p>2.3291539381183</text:p>
              </table:table-cell>
              <table:table-cell office:value-type="float" office:value="1.82427776332472">
                <text:p>1.824277763324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01507666159536">
                <text:p>4.01507666159536</text:p>
              </table:table-cell>
              <table:table-cell office:value-type="float" office:value="2.18718870444281">
                <text:p>2.18718870444281</text:p>
              </table:table-cell>
              <table:table-cell office:value-type="float" office:value="2.32777543047256">
                <text:p>2.32777543047256</text:p>
              </table:table-cell>
              <table:table-cell office:value-type="float" office:value="1.82347636659629">
                <text:p>1.823476366596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98793326114978">
                <text:p>3.98793326114978</text:p>
              </table:table-cell>
              <table:table-cell office:value-type="float" office:value="2.18178543185298">
                <text:p>2.18178543185298</text:p>
              </table:table-cell>
              <table:table-cell office:value-type="float" office:value="2.32543425352641">
                <text:p>2.32543425352641</text:p>
              </table:table-cell>
              <table:table-cell office:value-type="float" office:value="1.82930081347209">
                <text:p>1.829300813472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96011655434741">
                <text:p>3.96011655434741</text:p>
              </table:table-cell>
              <table:table-cell office:value-type="float" office:value="2.17580142609467">
                <text:p>2.17580142609467</text:p>
              </table:table-cell>
              <table:table-cell office:value-type="float" office:value="2.32711154054989">
                <text:p>2.32711154054989</text:p>
              </table:table-cell>
              <table:table-cell office:value-type="float" office:value="1.83365069948838">
                <text:p>1.833650699488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93382262117868">
                <text:p>3.93382262117868</text:p>
              </table:table-cell>
              <table:table-cell office:value-type="float" office:value="2.16120353902186">
                <text:p>2.16120353902186</text:p>
              </table:table-cell>
              <table:table-cell office:value-type="float" office:value="2.33312796621304">
                <text:p>2.33312796621304</text:p>
              </table:table-cell>
              <table:table-cell office:value-type="float" office:value="1.83930499570331">
                <text:p>1.839304995703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90720280843204">
                <text:p>3.90720280843204</text:p>
              </table:table-cell>
              <table:table-cell office:value-type="float" office:value="2.15462368209732">
                <text:p>2.15462368209732</text:p>
              </table:table-cell>
              <table:table-cell office:value-type="float" office:value="2.33113753329809">
                <text:p>2.33113753329809</text:p>
              </table:table-cell>
              <table:table-cell office:value-type="float" office:value="1.84117903182109">
                <text:p>1.841179031821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88094546507629">
                <text:p>3.88094546507629</text:p>
              </table:table-cell>
              <table:table-cell office:value-type="float" office:value="2.14044289132711">
                <text:p>2.14044289132711</text:p>
              </table:table-cell>
              <table:table-cell office:value-type="float" office:value="2.32976979268636">
                <text:p>2.32976979268636</text:p>
              </table:table-cell>
              <table:table-cell office:value-type="float" office:value="1.84551601826503">
                <text:p>1.845516018265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85437906945493">
                <text:p>3.85437906945493</text:p>
              </table:table-cell>
              <table:table-cell office:value-type="float" office:value="2.12673570958546">
                <text:p>2.12673570958546</text:p>
              </table:table-cell>
              <table:table-cell office:value-type="float" office:value="2.33011178073314">
                <text:p>2.33011178073314</text:p>
              </table:table-cell>
              <table:table-cell office:value-type="float" office:value="1.84250915516557">
                <text:p>1.842509155165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82913097565799">
                <text:p>3.82913097565799</text:p>
              </table:table-cell>
              <table:table-cell office:value-type="float" office:value="2.12168393278345">
                <text:p>2.12168393278345</text:p>
              </table:table-cell>
              <table:table-cell office:value-type="float" office:value="2.33410775724465">
                <text:p>2.33410775724465</text:p>
              </table:table-cell>
              <table:table-cell office:value-type="float" office:value="1.83951437927794">
                <text:p>1.839514379277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81354563043738">
                <text:p>3.81354563043738</text:p>
              </table:table-cell>
              <table:table-cell office:value-type="float" office:value="2.11737692821106">
                <text:p>2.11737692821106</text:p>
              </table:table-cell>
              <table:table-cell office:value-type="float" office:value="2.3390072196162">
                <text:p>2.3390072196162</text:p>
              </table:table-cell>
              <table:table-cell office:value-type="float" office:value="1.84242733577591">
                <text:p>1.842427335775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78944224916039">
                <text:p>3.78944224916039</text:p>
              </table:table-cell>
              <table:table-cell office:value-type="float" office:value="2.10408456473522">
                <text:p>2.10408456473522</text:p>
              </table:table-cell>
              <table:table-cell office:value-type="float" office:value="2.35034152717775">
                <text:p>2.35034152717775</text:p>
              </table:table-cell>
              <table:table-cell office:value-type="float" office:value="1.83850157572383">
                <text:p>1.8385015757238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77155450306113">
                <text:p>3.77155450306113</text:p>
              </table:table-cell>
              <table:table-cell office:value-type="float" office:value="2.0995094460002">
                <text:p>2.0995094460002</text:p>
              </table:table-cell>
              <table:table-cell office:value-type="float" office:value="2.35966929252818">
                <text:p>2.35966929252818</text:p>
              </table:table-cell>
              <table:table-cell office:value-type="float" office:value="1.83655037383287">
                <text:p>1.836550373832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74866855769756">
                <text:p>3.74866855769756</text:p>
              </table:table-cell>
              <table:table-cell office:value-type="float" office:value="2.08630980970182">
                <text:p>2.08630980970182</text:p>
              </table:table-cell>
              <table:table-cell office:value-type="float" office:value="2.36171339188764">
                <text:p>2.36171339188764</text:p>
              </table:table-cell>
              <table:table-cell office:value-type="float" office:value="1.83451334258811">
                <text:p>1.834513342588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72522804957631">
                <text:p>3.72522804957631</text:p>
              </table:table-cell>
              <table:table-cell office:value-type="float" office:value="2.07341253645723">
                <text:p>2.07341253645723</text:p>
              </table:table-cell>
              <table:table-cell office:value-type="float" office:value="2.36073433069428">
                <text:p>2.36073433069428</text:p>
              </table:table-cell>
              <table:table-cell office:value-type="float" office:value="1.83426248365091">
                <text:p>1.834262483650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70889232451103">
                <text:p>3.70889232451103</text:p>
              </table:table-cell>
              <table:table-cell office:value-type="float" office:value="2.06860616968251">
                <text:p>2.06860616968251</text:p>
              </table:table-cell>
              <table:table-cell office:value-type="float" office:value="2.36530896368654">
                <text:p>2.36530896368654</text:p>
              </table:table-cell>
              <table:table-cell office:value-type="float" office:value="1.84376086754818">
                <text:p>1.843760867548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68526421592145">
                <text:p>3.68526421592145</text:p>
              </table:table-cell>
              <table:table-cell office:value-type="float" office:value="2.07714832129376">
                <text:p>2.07714832129376</text:p>
              </table:table-cell>
              <table:table-cell office:value-type="float" office:value="2.36568246807638">
                <text:p>2.36568246807638</text:p>
              </table:table-cell>
              <table:table-cell office:value-type="float" office:value="1.84433268641901">
                <text:p>1.844332686419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66242308941569">
                <text:p>3.66242308941569</text:p>
              </table:table-cell>
              <table:table-cell office:value-type="float" office:value="2.06465860001043">
                <text:p>2.06465860001043</text:p>
              </table:table-cell>
              <table:table-cell office:value-type="float" office:value="2.36524250595135">
                <text:p>2.36524250595135</text:p>
              </table:table-cell>
              <table:table-cell office:value-type="float" office:value="1.84364186690023">
                <text:p>1.843641866900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64060953641362">
                <text:p>3.64060953641362</text:p>
              </table:table-cell>
              <table:table-cell office:value-type="float" office:value="2.05524891946797">
                <text:p>2.05524891946797</text:p>
              </table:table-cell>
              <table:table-cell office:value-type="float" office:value="2.36369074843788">
                <text:p>2.36369074843788</text:p>
              </table:table-cell>
              <table:table-cell office:value-type="float" office:value="1.84342184614903">
                <text:p>1.843421846149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62781284653938">
                <text:p>3.62781284653938</text:p>
              </table:table-cell>
              <table:table-cell office:value-type="float" office:value="2.04299998199994">
                <text:p>2.04299998199994</text:p>
              </table:table-cell>
              <table:table-cell office:value-type="float" office:value="2.36365771078264">
                <text:p>2.36365771078264</text:p>
              </table:table-cell>
              <table:table-cell office:value-type="float" office:value="1.84835004694967">
                <text:p>1.848350046949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60749141058536">
                <text:p>3.60749141058536</text:p>
              </table:table-cell>
              <table:table-cell office:value-type="float" office:value="2.03761758135155">
                <text:p>2.03761758135155</text:p>
              </table:table-cell>
              <table:table-cell office:value-type="float" office:value="2.36437218431327">
                <text:p>2.36437218431327</text:p>
              </table:table-cell>
              <table:table-cell office:value-type="float" office:value="1.85003622108788">
                <text:p>1.850036221087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58631831298351">
                <text:p>3.58631831298351</text:p>
              </table:table-cell>
              <table:table-cell office:value-type="float" office:value="2.0256135944089">
                <text:p>2.0256135944089</text:p>
              </table:table-cell>
              <table:table-cell office:value-type="float" office:value="2.36333821630004">
                <text:p>2.36333821630004</text:p>
              </table:table-cell>
              <table:table-cell office:value-type="float" office:value="1.84898031004488">
                <text:p>1.848980310044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56465168897091">
                <text:p>3.56465168897091</text:p>
              </table:table-cell>
              <table:table-cell office:value-type="float" office:value="2.02129023982027">
                <text:p>2.02129023982027</text:p>
              </table:table-cell>
              <table:table-cell office:value-type="float" office:value="2.37321881669709">
                <text:p>2.37321881669709</text:p>
              </table:table-cell>
              <table:table-cell office:value-type="float" office:value="1.85622591834136">
                <text:p>1.856225918341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54327786251159">
                <text:p>3.54327786251159</text:p>
              </table:table-cell>
              <table:table-cell office:value-type="float" office:value="2.00955718876912">
                <text:p>2.00955718876912</text:p>
              </table:table-cell>
              <table:table-cell office:value-type="float" office:value="2.37898108912168">
                <text:p>2.37898108912168</text:p>
              </table:table-cell>
              <table:table-cell office:value-type="float" office:value="1.8578592261453">
                <text:p>1.85785922614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52195512192453">
                <text:p>3.52195512192453</text:p>
              </table:table-cell>
              <table:table-cell office:value-type="float" office:value="2.00589713769321">
                <text:p>2.00589713769321</text:p>
              </table:table-cell>
              <table:table-cell office:value-type="float" office:value="2.38155879213679">
                <text:p>2.38155879213679</text:p>
              </table:table-cell>
              <table:table-cell office:value-type="float" office:value="1.85765063607543">
                <text:p>1.857650636075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50075741962301">
                <text:p>3.50075741962301</text:p>
              </table:table-cell>
              <table:table-cell office:value-type="float" office:value="1.99439660503041">
                <text:p>1.99439660503041</text:p>
              </table:table-cell>
              <table:table-cell office:value-type="float" office:value="2.38119964422948">
                <text:p>2.38119964422948</text:p>
              </table:table-cell>
              <table:table-cell office:value-type="float" office:value="1.8627361422084">
                <text:p>1.86273614220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48050335050402">
                <text:p>3.48050335050402</text:p>
              </table:table-cell>
              <table:table-cell office:value-type="float" office:value="1.99832849130869">
                <text:p>1.99832849130869</text:p>
              </table:table-cell>
              <table:table-cell office:value-type="float" office:value="2.3789684596735">
                <text:p>2.3789684596735</text:p>
              </table:table-cell>
              <table:table-cell office:value-type="float" office:value="1.86304850335204">
                <text:p>1.863048503352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47467666255234">
                <text:p>3.47467666255234</text:p>
              </table:table-cell>
              <table:table-cell office:value-type="float" office:value="1.98704739227698">
                <text:p>1.98704739227698</text:p>
              </table:table-cell>
              <table:table-cell office:value-type="float" office:value="2.38225185697933">
                <text:p>2.38225185697933</text:p>
              </table:table-cell>
              <table:table-cell office:value-type="float" office:value="1.86630464596973">
                <text:p>1.8663046459697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46148291537051">
                <text:p>3.46148291537051</text:p>
              </table:table-cell>
              <table:table-cell office:value-type="float" office:value="1.98403351356013">
                <text:p>1.98403351356013</text:p>
              </table:table-cell>
              <table:table-cell office:value-type="float" office:value="2.3838065626699">
                <text:p>2.3838065626699</text:p>
              </table:table-cell>
              <table:table-cell office:value-type="float" office:value="1.86743850779413">
                <text:p>1.867438507794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44888552316117">
                <text:p>3.44888552316117</text:p>
              </table:table-cell>
              <table:table-cell office:value-type="float" office:value="1.97301055165507">
                <text:p>1.97301055165507</text:p>
              </table:table-cell>
              <table:table-cell office:value-type="float" office:value="2.3839464859167">
                <text:p>2.3839464859167</text:p>
              </table:table-cell>
              <table:table-cell office:value-type="float" office:value="1.87061181314708">
                <text:p>1.870611813147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42941910926365">
                <text:p>3.42941910926365</text:p>
              </table:table-cell>
              <table:table-cell office:value-type="float" office:value="1.9620564984936">
                <text:p>1.9620564984936</text:p>
              </table:table-cell>
              <table:table-cell office:value-type="float" office:value="2.3827629947236">
                <text:p>2.3827629947236</text:p>
              </table:table-cell>
              <table:table-cell office:value-type="float" office:value="1.87690038592375">
                <text:p>1.876900385923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41529565518528">
                <text:p>3.41529565518528</text:p>
              </table:table-cell>
              <table:table-cell office:value-type="float" office:value="1.95128792438874">
                <text:p>1.95128792438874</text:p>
              </table:table-cell>
              <table:table-cell office:value-type="float" office:value="2.38555640600136">
                <text:p>2.38555640600136</text:p>
              </table:table-cell>
              <table:table-cell office:value-type="float" office:value="1.87195731821472">
                <text:p>1.871957318214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3959189683291">
                <text:p>3.3959189683291</text:p>
              </table:table-cell>
              <table:table-cell office:value-type="float" office:value="1.94053286166029">
                <text:p>1.94053286166029</text:p>
              </table:table-cell>
              <table:table-cell office:value-type="float" office:value="2.38723465512082">
                <text:p>2.38723465512082</text:p>
              </table:table-cell>
              <table:table-cell office:value-type="float" office:value="1.87676472304744">
                <text:p>1.876764723047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37661689777604">
                <text:p>3.37661689777604</text:p>
              </table:table-cell>
              <table:table-cell office:value-type="float" office:value="1.93149343471253">
                <text:p>1.93149343471253</text:p>
              </table:table-cell>
              <table:table-cell office:value-type="float" office:value="2.39293348050131">
                <text:p>2.39293348050131</text:p>
              </table:table-cell>
              <table:table-cell office:value-type="float" office:value="1.88367897774889">
                <text:p>1.883678977748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35790817367295">
                <text:p>3.35790817367295</text:p>
              </table:table-cell>
              <table:table-cell office:value-type="float" office:value="1.92101112214592">
                <text:p>1.92101112214592</text:p>
              </table:table-cell>
              <table:table-cell office:value-type="float" office:value="2.3967126407">
                <text:p>2.3967126407</text:p>
              </table:table-cell>
              <table:table-cell office:value-type="float" office:value="1.8812138721975">
                <text:p>1.88121387219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34013839759176">
                <text:p>3.34013839759176</text:p>
              </table:table-cell>
              <table:table-cell office:value-type="float" office:value="1.9107111312257">
                <text:p>1.9107111312257</text:p>
              </table:table-cell>
              <table:table-cell office:value-type="float" office:value="2.40301083485927">
                <text:p>2.40301083485927</text:p>
              </table:table-cell>
              <table:table-cell office:value-type="float" office:value="1.88292911382502">
                <text:p>1.882929113825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3276971873647">
                <text:p>3.3276971873647</text:p>
              </table:table-cell>
              <table:table-cell office:value-type="float" office:value="1.90270255341984">
                <text:p>1.90270255341984</text:p>
              </table:table-cell>
              <table:table-cell office:value-type="float" office:value="2.40489708445037">
                <text:p>2.40489708445037</text:p>
              </table:table-cell>
              <table:table-cell office:value-type="float" office:value="1.88372895577258">
                <text:p>1.883728955772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31013325302758">
                <text:p>3.31013325302758</text:p>
              </table:table-cell>
              <table:table-cell office:value-type="float" office:value="1.90467371809004">
                <text:p>1.90467371809004</text:p>
              </table:table-cell>
              <table:table-cell office:value-type="float" office:value="2.40536768141074">
                <text:p>2.40536768141074</text:p>
              </table:table-cell>
              <table:table-cell office:value-type="float" office:value="1.88514363008649">
                <text:p>1.8851436300864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9209092670436">
                <text:p>3.29209092670436</text:p>
              </table:table-cell>
              <table:table-cell office:value-type="float" office:value="1.90157998537476">
                <text:p>1.90157998537476</text:p>
              </table:table-cell>
              <table:table-cell office:value-type="float" office:value="2.40458313493334">
                <text:p>2.40458313493334</text:p>
              </table:table-cell>
              <table:table-cell office:value-type="float" office:value="1.8864486034889">
                <text:p>1.88644860348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7448013132946">
                <text:p>3.27448013132946</text:p>
              </table:table-cell>
              <table:table-cell office:value-type="float" office:value="1.89160743479574">
                <text:p>1.89160743479574</text:p>
              </table:table-cell>
              <table:table-cell office:value-type="float" office:value="2.40146113311659">
                <text:p>2.40146113311659</text:p>
              </table:table-cell>
              <table:table-cell office:value-type="float" office:value="1.88510053657626">
                <text:p>1.885100536576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25700987112779">
                <text:p>3.25700987112779</text:p>
              </table:table-cell>
              <table:table-cell office:value-type="float" office:value="1.88178384652457">
                <text:p>1.88178384652457</text:p>
              </table:table-cell>
              <table:table-cell office:value-type="float" office:value="2.40326595575978">
                <text:p>2.40326595575978</text:p>
              </table:table-cell>
              <table:table-cell office:value-type="float" office:value="1.88892507820698">
                <text:p>1.888925078206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24005586767984">
                <text:p>3.24005586767984</text:p>
              </table:table-cell>
              <table:table-cell office:value-type="float" office:value="1.87212820556497">
                <text:p>1.87212820556497</text:p>
              </table:table-cell>
              <table:table-cell office:value-type="float" office:value="2.40537979148197">
                <text:p>2.40537979148197</text:p>
              </table:table-cell>
              <table:table-cell office:value-type="float" office:value="1.89117099394722">
                <text:p>1.891170993947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22317823429593">
                <text:p>3.22317823429593</text:p>
              </table:table-cell>
              <table:table-cell office:value-type="float" office:value="1.87058650574135">
                <text:p>1.87058650574135</text:p>
              </table:table-cell>
              <table:table-cell office:value-type="float" office:value="2.41216070851761">
                <text:p>2.41216070851761</text:p>
              </table:table-cell>
              <table:table-cell office:value-type="float" office:value="1.88955001448225">
                <text:p>1.889550014482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20609341887049">
                <text:p>3.20609341887049</text:p>
              </table:table-cell>
              <table:table-cell office:value-type="float" office:value="1.87025848292073">
                <text:p>1.87025848292073</text:p>
              </table:table-cell>
              <table:table-cell office:value-type="float" office:value="2.41497700898505">
                <text:p>2.41497700898505</text:p>
              </table:table-cell>
              <table:table-cell office:value-type="float" office:value="1.88819022760659">
                <text:p>1.888190227606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18925372227772">
                <text:p>3.18925372227772</text:p>
              </table:table-cell>
              <table:table-cell office:value-type="float" office:value="1.87544781636403">
                <text:p>1.87544781636403</text:p>
              </table:table-cell>
              <table:table-cell office:value-type="float" office:value="2.41243564158917">
                <text:p>2.41243564158917</text:p>
              </table:table-cell>
              <table:table-cell office:value-type="float" office:value="1.88954904013799">
                <text:p>1.889549040137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17300608305035">
                <text:p>3.17300608305035</text:p>
              </table:table-cell>
              <table:table-cell office:value-type="float" office:value="1.86622543270915">
                <text:p>1.86622543270915</text:p>
              </table:table-cell>
              <table:table-cell office:value-type="float" office:value="2.41174400818699">
                <text:p>2.41174400818699</text:p>
              </table:table-cell>
              <table:table-cell office:value-type="float" office:value="1.89330360145438">
                <text:p>1.893303601454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15663532219954">
                <text:p>3.15663532219954</text:p>
              </table:table-cell>
              <table:table-cell office:value-type="float" office:value="1.85692716943005">
                <text:p>1.85692716943005</text:p>
              </table:table-cell>
              <table:table-cell office:value-type="float" office:value="2.41170270707748">
                <text:p>2.41170270707748</text:p>
              </table:table-cell>
              <table:table-cell office:value-type="float" office:value="1.89449735104327">
                <text:p>1.894497351043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14727699577117">
                <text:p>3.14727699577117</text:p>
              </table:table-cell>
              <table:table-cell office:value-type="float" office:value="1.84876250790267">
                <text:p>1.84876250790267</text:p>
              </table:table-cell>
              <table:table-cell office:value-type="float" office:value="2.42084661115375">
                <text:p>2.42084661115375</text:p>
              </table:table-cell>
              <table:table-cell office:value-type="float" office:value="1.89622422970377">
                <text:p>1.896224229703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13157283086392">
                <text:p>3.13157283086392</text:p>
              </table:table-cell>
              <table:table-cell office:value-type="float" office:value="1.83967363016071">
                <text:p>1.83967363016071</text:p>
              </table:table-cell>
              <table:table-cell office:value-type="float" office:value="2.42103093688948">
                <text:p>2.42103093688948</text:p>
              </table:table-cell>
              <table:table-cell office:value-type="float" office:value="1.89386025125865">
                <text:p>1.893860251258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11611464294683">
                <text:p>3.11611464294683</text:p>
              </table:table-cell>
              <table:table-cell office:value-type="float" office:value="1.83060308856872">
                <text:p>1.83060308856872</text:p>
              </table:table-cell>
              <table:table-cell office:value-type="float" office:value="2.42196470047955">
                <text:p>2.42196470047955</text:p>
              </table:table-cell>
              <table:table-cell office:value-type="float" office:value="1.90079509453414">
                <text:p>1.900795094534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10035166124904">
                <text:p>3.10035166124904</text:p>
              </table:table-cell>
              <table:table-cell office:value-type="float" office:value="1.82181366125371">
                <text:p>1.82181366125371</text:p>
              </table:table-cell>
              <table:table-cell office:value-type="float" office:value="2.42555699123196">
                <text:p>2.42555699123196</text:p>
              </table:table-cell>
              <table:table-cell office:value-type="float" office:value="1.8959824509021">
                <text:p>1.89598245090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08500071581871">
                <text:p>3.08500071581871</text:p>
              </table:table-cell>
              <table:table-cell office:value-type="float" office:value="1.81303038432617">
                <text:p>1.81303038432617</text:p>
              </table:table-cell>
              <table:table-cell office:value-type="float" office:value="2.43345466817864">
                <text:p>2.43345466817864</text:p>
              </table:table-cell>
              <table:table-cell office:value-type="float" office:value="1.89917596998171">
                <text:p>1.899175969981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06980372296395">
                <text:p>3.06980372296395</text:p>
              </table:table-cell>
              <table:table-cell office:value-type="float" office:value="1.82474616959918">
                <text:p>1.82474616959918</text:p>
              </table:table-cell>
              <table:table-cell office:value-type="float" office:value="2.43234986493138">
                <text:p>2.43234986493138</text:p>
              </table:table-cell>
              <table:table-cell office:value-type="float" office:value="1.90096614643843">
                <text:p>1.900966146438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05453937309575">
                <text:p>3.05453937309575</text:p>
              </table:table-cell>
              <table:table-cell office:value-type="float" office:value="1.81599952885986">
                <text:p>1.81599952885986</text:p>
              </table:table-cell>
              <table:table-cell office:value-type="float" office:value="2.43127206071131">
                <text:p>2.43127206071131</text:p>
              </table:table-cell>
              <table:table-cell office:value-type="float" office:value="1.89764901169784">
                <text:p>1.897649011697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04023989668701">
                <text:p>3.04023989668701</text:p>
              </table:table-cell>
              <table:table-cell office:value-type="float" office:value="1.80735563238803">
                <text:p>1.80735563238803</text:p>
              </table:table-cell>
              <table:table-cell office:value-type="float" office:value="2.43057889739395">
                <text:p>2.43057889739395</text:p>
              </table:table-cell>
              <table:table-cell office:value-type="float" office:value="1.9006499287629">
                <text:p>1.90064992876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0308774473876">
                <text:p>3.0308774473876</text:p>
              </table:table-cell>
              <table:table-cell office:value-type="float" office:value="1.80507014976159">
                <text:p>1.80507014976159</text:p>
              </table:table-cell>
              <table:table-cell office:value-type="float" office:value="2.4411906482332">
                <text:p>2.4411906482332</text:p>
              </table:table-cell>
              <table:table-cell office:value-type="float" office:value="1.89870380526022">
                <text:p>1.898703805260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01627521684207">
                <text:p>3.01627521684207</text:p>
              </table:table-cell>
              <table:table-cell office:value-type="float" office:value="1.79666251895095">
                <text:p>1.79666251895095</text:p>
              </table:table-cell>
              <table:table-cell office:value-type="float" office:value="2.43940550966583">
                <text:p>2.43940550966583</text:p>
              </table:table-cell>
              <table:table-cell office:value-type="float" office:value="1.90375884390035">
                <text:p>1.903758843900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00246037878119">
                <text:p>3.00246037878119</text:p>
              </table:table-cell>
              <table:table-cell office:value-type="float" office:value="1.78829101013185">
                <text:p>1.78829101013185</text:p>
              </table:table-cell>
              <table:table-cell office:value-type="float" office:value="2.43783669131125">
                <text:p>2.43783669131125</text:p>
              </table:table-cell>
              <table:table-cell office:value-type="float" office:value="1.90277601198844">
                <text:p>1.902776011988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98848116548183">
                <text:p>2.98848116548183</text:p>
              </table:table-cell>
              <table:table-cell office:value-type="float" office:value="1.7869882837473">
                <text:p>1.7869882837473</text:p>
              </table:table-cell>
              <table:table-cell office:value-type="float" office:value="2.44858897810809">
                <text:p>2.44858897810809</text:p>
              </table:table-cell>
              <table:table-cell office:value-type="float" office:value="1.89942016748018">
                <text:p>1.899420167480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97995568901495">
                <text:p>2.97995568901495</text:p>
              </table:table-cell>
              <table:table-cell office:value-type="float" office:value="1.77880798179648">
                <text:p>1.77880798179648</text:p>
              </table:table-cell>
              <table:table-cell office:value-type="float" office:value="2.45061269029863">
                <text:p>2.45061269029863</text:p>
              </table:table-cell>
              <table:table-cell office:value-type="float" office:value="1.89894816608089">
                <text:p>1.898948166080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96559109849991">
                <text:p>2.96559109849991</text:p>
              </table:table-cell>
              <table:table-cell office:value-type="float" office:value="1.77723078236958">
                <text:p>1.77723078236958</text:p>
              </table:table-cell>
              <table:table-cell office:value-type="float" office:value="2.45312243074963">
                <text:p>2.45312243074963</text:p>
              </table:table-cell>
              <table:table-cell office:value-type="float" office:value="1.89655721975782">
                <text:p>1.896557219757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95739055849172">
                <text:p>2.95739055849172</text:p>
              </table:table-cell>
              <table:table-cell office:value-type="float" office:value="1.77670946726836">
                <text:p>1.77670946726836</text:p>
              </table:table-cell>
              <table:table-cell office:value-type="float" office:value="2.4524993147124">
                <text:p>2.4524993147124</text:p>
              </table:table-cell>
              <table:table-cell office:value-type="float" office:value="1.89738102072092">
                <text:p>1.897381020720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94370046894035">
                <text:p>2.94370046894035</text:p>
              </table:table-cell>
              <table:table-cell office:value-type="float" office:value="1.76865187353292">
                <text:p>1.76865187353292</text:p>
              </table:table-cell>
              <table:table-cell office:value-type="float" office:value="2.45693541656162">
                <text:p>2.45693541656162</text:p>
              </table:table-cell>
              <table:table-cell office:value-type="float" office:value="1.9006371917747">
                <text:p>1.90063719177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9300271135694">
                <text:p>2.9300271135694</text:p>
              </table:table-cell>
              <table:table-cell office:value-type="float" office:value="1.76573842350801">
                <text:p>1.76573842350801</text:p>
              </table:table-cell>
              <table:table-cell office:value-type="float" office:value="2.45591058497822">
                <text:p>2.45591058497822</text:p>
              </table:table-cell>
              <table:table-cell office:value-type="float" office:value="1.90758355335495">
                <text:p>1.907583553354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91637835796895">
                <text:p>2.91637835796895</text:p>
              </table:table-cell>
              <table:table-cell office:value-type="float" office:value="1.76900204648766">
                <text:p>1.76900204648766</text:p>
              </table:table-cell>
              <table:table-cell office:value-type="float" office:value="2.4575582841706">
                <text:p>2.4575582841706</text:p>
              </table:table-cell>
              <table:table-cell office:value-type="float" office:value="1.90727615288765">
                <text:p>1.907276152887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90303792550581">
                <text:p>2.90303792550581</text:p>
              </table:table-cell>
              <table:table-cell office:value-type="float" office:value="1.76451520656264">
                <text:p>1.76451520656264</text:p>
              </table:table-cell>
              <table:table-cell office:value-type="float" office:value="2.46304620072425">
                <text:p>2.46304620072425</text:p>
              </table:table-cell>
              <table:table-cell office:value-type="float" office:value="1.90597549462981">
                <text:p>1.9059754946298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88974369632193">
                <text:p>2.88974369632193</text:p>
              </table:table-cell>
              <table:table-cell office:value-type="float" office:value="1.75664555834737">
                <text:p>1.75664555834737</text:p>
              </table:table-cell>
              <table:table-cell office:value-type="float" office:value="2.4643219408889">
                <text:p>2.4643219408889</text:p>
              </table:table-cell>
              <table:table-cell office:value-type="float" office:value="1.90472844735896">
                <text:p>1.904728447358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87662033239465">
                <text:p>2.87662033239465</text:p>
              </table:table-cell>
              <table:table-cell office:value-type="float" office:value="1.75205553244068">
                <text:p>1.75205553244068</text:p>
              </table:table-cell>
              <table:table-cell office:value-type="float" office:value="2.46520948497549">
                <text:p>2.46520948497549</text:p>
              </table:table-cell>
              <table:table-cell office:value-type="float" office:value="1.90316025142502">
                <text:p>1.903160251425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86381103327124">
                <text:p>2.86381103327124</text:p>
              </table:table-cell>
              <table:table-cell office:value-type="float" office:value="1.74957257405234">
                <text:p>1.74957257405234</text:p>
              </table:table-cell>
              <table:table-cell office:value-type="float" office:value="2.46982091212009">
                <text:p>2.46982091212009</text:p>
              </table:table-cell>
              <table:table-cell office:value-type="float" office:value="1.90169750513174">
                <text:p>1.901697505131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85078666109312">
                <text:p>2.85078666109312</text:p>
              </table:table-cell>
              <table:table-cell office:value-type="float" office:value="1.75817511803941">
                <text:p>1.75817511803941</text:p>
              </table:table-cell>
              <table:table-cell office:value-type="float" office:value="2.46954101974405">
                <text:p>2.46954101974405</text:p>
              </table:table-cell>
              <table:table-cell office:value-type="float" office:value="1.90256122229349">
                <text:p>1.902561222293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83818293401725">
                <text:p>2.83818293401725</text:p>
              </table:table-cell>
              <table:table-cell office:value-type="float" office:value="1.75106866519631">
                <text:p>1.75106866519631</text:p>
              </table:table-cell>
              <table:table-cell office:value-type="float" office:value="2.46880586899544">
                <text:p>2.46880586899544</text:p>
              </table:table-cell>
              <table:table-cell office:value-type="float" office:value="1.90090203656625">
                <text:p>1.900902036566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82595728906361">
                <text:p>2.82595728906361</text:p>
              </table:table-cell>
              <table:table-cell office:value-type="float" office:value="1.75142630302098">
                <text:p>1.75142630302098</text:p>
              </table:table-cell>
              <table:table-cell office:value-type="float" office:value="2.47221127219476">
                <text:p>2.47221127219476</text:p>
              </table:table-cell>
              <table:table-cell office:value-type="float" office:value="1.89664682654882">
                <text:p>1.896646826548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81362480428476">
                <text:p>2.81362480428476</text:p>
              </table:table-cell>
              <table:table-cell office:value-type="float" office:value="1.75084350999955">
                <text:p>1.75084350999955</text:p>
              </table:table-cell>
              <table:table-cell office:value-type="float" office:value="2.46868242135673">
                <text:p>2.46868242135673</text:p>
              </table:table-cell>
              <table:table-cell office:value-type="float" office:value="1.89223533239075">
                <text:p>1.892235332390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80142818139326">
                <text:p>2.80142818139326</text:p>
              </table:table-cell>
              <table:table-cell office:value-type="float" office:value="1.7434728014556">
                <text:p>1.7434728014556</text:p>
              </table:table-cell>
              <table:table-cell office:value-type="float" office:value="2.46748173918484">
                <text:p>2.46748173918484</text:p>
              </table:table-cell>
              <table:table-cell office:value-type="float" office:value="1.89175362575996">
                <text:p>1.891753625759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78954041804979">
                <text:p>2.78954041804979</text:p>
              </table:table-cell>
              <table:table-cell office:value-type="float" office:value="1.7360420546823">
                <text:p>1.7360420546823</text:p>
              </table:table-cell>
              <table:table-cell office:value-type="float" office:value="2.46793920146844">
                <text:p>2.46793920146844</text:p>
              </table:table-cell>
              <table:table-cell office:value-type="float" office:value="1.89510275025665">
                <text:p>1.895102750256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